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33c1" officeooo:paragraph-rsid="001733c1"/>
    </style:style>
    <style:style style:name="P2" style:family="paragraph" style:parent-style-name="Standard">
      <style:paragraph-properties fo:text-align="justify" style:justify-single-word="false"/>
      <style:text-properties officeooo:rsid="001733c1" officeooo:paragraph-rsid="001733c1"/>
    </style:style>
    <style:style style:name="P3" style:family="paragraph" style:parent-style-name="Standard">
      <style:text-properties officeooo:rsid="001733c1" officeooo:paragraph-rsid="001722ce"/>
    </style:style>
    <style:style style:name="P4" style:family="paragraph" style:parent-style-name="Standard">
      <style:text-properties officeooo:rsid="0018c5cb" officeooo:paragraph-rsid="0018c5cb"/>
    </style:style>
    <style:style style:name="P5" style:family="paragraph" style:parent-style-name="Standard">
      <style:paragraph-properties fo:text-align="justify" style:justify-single-word="false"/>
      <style:text-properties officeooo:rsid="0018c5cb" officeooo:paragraph-rsid="001733c1"/>
    </style:style>
    <style:style style:name="P6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7" style:family="paragraph" style:parent-style-name="Standard">
      <style:paragraph-properties fo:text-align="justify" style:justify-single-word="false"/>
      <style:text-properties officeooo:rsid="0018c5cb" officeooo:paragraph-rsid="00368c07"/>
    </style:style>
    <style:style style:name="P8" style:family="paragraph" style:parent-style-name="Standard">
      <style:text-properties officeooo:rsid="001a2456" officeooo:paragraph-rsid="001a2456"/>
    </style:style>
    <style:style style:name="P9" style:family="paragraph" style:parent-style-name="Standard">
      <style:paragraph-properties fo:text-align="justify" style:justify-single-word="false"/>
      <style:text-properties officeooo:rsid="001a2456" officeooo:paragraph-rsid="001a2456"/>
    </style:style>
    <style:style style:name="P10" style:family="paragraph" style:parent-style-name="Standard">
      <style:text-properties officeooo:rsid="001d7663" officeooo:paragraph-rsid="001d7663"/>
    </style:style>
    <style:style style:name="P11" style:family="paragraph" style:parent-style-name="Standard">
      <style:paragraph-properties fo:text-align="justify" style:justify-single-word="false"/>
      <style:text-properties officeooo:rsid="001d7663" officeooo:paragraph-rsid="001d7663"/>
    </style:style>
    <style:style style:name="P12" style:family="paragraph" style:parent-style-name="Standard">
      <style:text-properties officeooo:rsid="001f21a2" officeooo:paragraph-rsid="001f21a2"/>
    </style:style>
    <style:style style:name="P13" style:family="paragraph" style:parent-style-name="Standard">
      <style:paragraph-properties fo:text-align="justify" style:justify-single-word="false"/>
      <style:text-properties officeooo:rsid="001f21a2" officeooo:paragraph-rsid="001f21a2"/>
    </style:style>
    <style:style style:name="P14" style:family="paragraph" style:parent-style-name="Standard">
      <style:text-properties officeooo:rsid="00220f46" officeooo:paragraph-rsid="00220f46"/>
    </style:style>
    <style:style style:name="P15" style:family="paragraph" style:parent-style-name="Standard">
      <style:paragraph-properties fo:text-align="justify" style:justify-single-word="false"/>
      <style:text-properties officeooo:rsid="00220f46" officeooo:paragraph-rsid="00220f46"/>
    </style:style>
    <style:style style:name="P16" style:family="paragraph" style:parent-style-name="Standard">
      <style:text-properties officeooo:rsid="00220f46" officeooo:paragraph-rsid="004e366f"/>
    </style:style>
    <style:style style:name="P17" style:family="paragraph" style:parent-style-name="Standard">
      <style:text-properties officeooo:rsid="0023b47a" officeooo:paragraph-rsid="0023b47a"/>
    </style:style>
    <style:style style:name="P18" style:family="paragraph" style:parent-style-name="Standard">
      <style:paragraph-properties fo:text-align="justify" style:justify-single-word="false"/>
      <style:text-properties officeooo:rsid="0023b47a" officeooo:paragraph-rsid="0023b47a"/>
    </style:style>
    <style:style style:name="P19" style:family="paragraph" style:parent-style-name="Standard">
      <style:text-properties officeooo:rsid="0026bf67" officeooo:paragraph-rsid="0026bf67"/>
    </style:style>
    <style:style style:name="P20" style:family="paragraph" style:parent-style-name="Standard">
      <style:text-properties officeooo:rsid="0026bf67" officeooo:paragraph-rsid="002ddda3"/>
    </style:style>
    <style:style style:name="P21" style:family="paragraph" style:parent-style-name="Standard">
      <style:paragraph-properties fo:text-align="justify" style:justify-single-word="false"/>
      <style:text-properties officeooo:rsid="0026bf67" officeooo:paragraph-rsid="0026bf67"/>
    </style:style>
    <style:style style:name="P22" style:family="paragraph" style:parent-style-name="Standard">
      <style:paragraph-properties fo:text-align="justify" style:justify-single-word="false"/>
      <style:text-properties officeooo:rsid="0026bf67" officeooo:paragraph-rsid="002ddda3"/>
    </style:style>
    <style:style style:name="P23" style:family="paragraph" style:parent-style-name="Standard">
      <style:paragraph-properties fo:text-align="start" style:justify-single-word="false"/>
      <style:text-properties officeooo:rsid="0026bf67" officeooo:paragraph-rsid="0026bf67"/>
    </style:style>
    <style:style style:name="P24" style:family="paragraph" style:parent-style-name="Standard">
      <style:text-properties officeooo:rsid="0026d358" officeooo:paragraph-rsid="002ddda3"/>
    </style:style>
    <style:style style:name="P25" style:family="paragraph" style:parent-style-name="Standard">
      <style:paragraph-properties fo:text-align="justify" style:justify-single-word="false"/>
      <style:text-properties officeooo:rsid="0026d358" officeooo:paragraph-rsid="002ddda3"/>
    </style:style>
    <style:style style:name="P26" style:family="paragraph" style:parent-style-name="Standard">
      <style:text-properties officeooo:rsid="0028b40a" officeooo:paragraph-rsid="002ddda3"/>
    </style:style>
    <style:style style:name="P27" style:family="paragraph" style:parent-style-name="Standard">
      <style:paragraph-properties fo:text-align="justify" style:justify-single-word="false"/>
      <style:text-properties officeooo:rsid="0028b40a" officeooo:paragraph-rsid="002ddda3"/>
    </style:style>
    <style:style style:name="P28" style:family="paragraph" style:parent-style-name="Standard">
      <style:text-properties officeooo:rsid="0029a9e1" officeooo:paragraph-rsid="002ddda3"/>
    </style:style>
    <style:style style:name="P29" style:family="paragraph" style:parent-style-name="Standard">
      <style:paragraph-properties fo:text-align="justify" style:justify-single-word="false"/>
      <style:text-properties officeooo:rsid="0029a9e1" officeooo:paragraph-rsid="002ddda3"/>
    </style:style>
    <style:style style:name="P30" style:family="paragraph" style:parent-style-name="Standard">
      <style:text-properties fo:font-size="18pt" fo:font-weight="bold" officeooo:rsid="002b1cda" officeooo:paragraph-rsid="002ddda3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8pt" fo:font-weight="bold" officeooo:rsid="002b1cda" officeooo:paragraph-rsid="002b1cda" style:font-size-asian="18pt" style:font-weight-asian="bold" style:font-size-complex="18pt" style:font-weight-complex="bold"/>
    </style:style>
    <style:style style:name="P32" style:family="paragraph" style:parent-style-name="Standard">
      <style:text-properties fo:font-size="18pt" fo:font-weight="bold" officeooo:rsid="002c09af" officeooo:paragraph-rsid="002c09af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8pt" officeooo:rsid="002a52a6" officeooo:paragraph-rsid="002a52a6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officeooo:rsid="00211253" officeooo:paragraph-rsid="00211253"/>
    </style:style>
    <style:style style:name="P35" style:family="paragraph" style:parent-style-name="Standard">
      <style:text-properties officeooo:rsid="0033549e" officeooo:paragraph-rsid="0033549e"/>
    </style:style>
    <style:style style:name="P36" style:family="paragraph" style:parent-style-name="Standard">
      <style:paragraph-properties fo:text-align="justify" style:justify-single-word="false"/>
      <style:text-properties officeooo:rsid="0033549e" officeooo:paragraph-rsid="0033549e"/>
    </style:style>
    <style:style style:name="P37" style:family="paragraph" style:parent-style-name="Standard">
      <style:text-properties officeooo:rsid="00337ed6" officeooo:paragraph-rsid="00337ed6"/>
    </style:style>
    <style:style style:name="P38" style:family="paragraph" style:parent-style-name="Standard">
      <style:paragraph-properties fo:text-align="justify" style:justify-single-word="false"/>
      <style:text-properties officeooo:rsid="00337ed6" officeooo:paragraph-rsid="00337ed6"/>
    </style:style>
    <style:style style:name="P39" style:family="paragraph" style:parent-style-name="Standard">
      <style:text-properties officeooo:rsid="0033f838" officeooo:paragraph-rsid="0033f838"/>
    </style:style>
    <style:style style:name="P40" style:family="paragraph" style:parent-style-name="Standard">
      <style:text-properties officeooo:rsid="003496e8" officeooo:paragraph-rsid="003496e8"/>
    </style:style>
    <style:style style:name="P41" style:family="paragraph" style:parent-style-name="Standard">
      <style:paragraph-properties fo:text-align="justify" style:justify-single-word="false"/>
      <style:text-properties officeooo:rsid="002b1cda" officeooo:paragraph-rsid="002ddda3"/>
    </style:style>
    <style:style style:name="P42" style:family="paragraph" style:parent-style-name="Standard">
      <style:paragraph-properties fo:text-align="justify" style:justify-single-word="false"/>
      <style:text-properties fo:font-size="15pt" fo:font-style="italic" style:text-underline-style="none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5pt" fo:font-style="italic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5pt" fo:font-style="italic" fo:font-weight="bold" officeooo:rsid="001a2456" officeooo:paragraph-rsid="001a2456" style:font-size-asian="15pt" style:font-style-asian="italic" style:font-weight-asian="bold" style:font-size-complex="15pt" style:font-style-complex="italic" style:font-weight-complex="bold"/>
    </style:style>
    <style:style style:name="P45" style:family="paragraph" style:parent-style-name="Standard">
      <style:text-properties fo:font-size="15pt" fo:font-style="italic" fo:font-weight="bold" officeooo:rsid="001d7663" officeooo:paragraph-rsid="001d7663" style:font-size-asian="15pt" style:font-style-asian="italic" style:font-weight-asian="bold" style:font-size-complex="15pt" style:font-style-complex="italic" style:font-weight-complex="bold"/>
    </style:style>
    <style:style style:name="P46" style:family="paragraph" style:parent-style-name="Standard">
      <style:text-properties fo:font-size="15pt" fo:font-style="italic" fo:font-weight="bold" officeooo:rsid="001f21a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47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5pt" fo:font-style="italic" fo:font-weight="bold" officeooo:rsid="0023b47a" officeooo:paragraph-rsid="0023b47a" style:font-size-asian="15pt" style:font-style-asian="italic" style:font-weight-asian="bold" style:font-size-complex="15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tyle="italic" fo:font-weight="bold" officeooo:rsid="0029a9e1" officeooo:paragraph-rsid="002ddda3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bold" officeooo:rsid="0026bf67" officeooo:paragraph-rsid="002ddda3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color="#cc7832" style:font-name="Bitstream Vera Sans Mono" fo:font-size="9pt" fo:font-style="normal" fo:font-weight="normal" officeooo:rsid="0033f838" officeooo:paragraph-rsid="0033f838" style:font-size-asian="9pt" style:font-style-asian="normal" style:font-weight-asian="normal"/>
    </style:style>
    <style:style style:name="P54" style:family="paragraph" style:parent-style-name="Standard">
      <style:paragraph-properties fo:text-align="justify" style:justify-single-word="false"/>
      <style:text-properties officeooo:rsid="003b09b9" officeooo:paragraph-rsid="003b09b9"/>
    </style:style>
    <style:style style:name="P55" style:family="paragraph" style:parent-style-name="Standard">
      <style:text-properties officeooo:rsid="001722ce" officeooo:paragraph-rsid="001722ce"/>
    </style:style>
    <style:style style:name="P56" style:family="paragraph" style:parent-style-name="Standard">
      <style:text-properties fo:font-size="10pt" officeooo:rsid="001722ce" officeooo:paragraph-rsid="001722ce" style:font-size-asian="10pt" style:font-size-complex="10pt"/>
    </style:style>
    <style:style style:name="P57" style:family="paragraph" style:parent-style-name="Standard">
      <style:paragraph-properties fo:margin-top="0in" fo:margin-bottom="0in" loext:contextual-spacing="false"/>
      <style:text-properties officeooo:rsid="001722ce" officeooo:paragraph-rsid="001722ce"/>
    </style:style>
    <style:style style:name="P58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26bf67" officeooo:paragraph-rsid="0026bf67" style:font-size-asian="9pt" style:font-style-asian="normal" style:font-weight-asian="normal"/>
    </style:style>
    <style:style style:name="P59" style:family="paragraph" style:parent-style-name="Standard">
      <style:text-properties fo:color="#cc7832" style:font-name="Bitstream Vera Sans Mono" fo:font-size="9pt" fo:font-style="normal" fo:font-weight="normal" officeooo:rsid="0018c5cb" officeooo:paragraph-rsid="0018c5cb" style:font-size-asian="9pt" style:font-style-asian="normal" style:font-weight-asian="normal"/>
    </style:style>
    <style:style style:name="P60" style:family="paragraph" style:parent-style-name="Standard">
      <style:text-properties fo:color="#cc7832" style:font-name="Bitstream Vera Sans Mono" fo:font-size="9pt" fo:font-style="normal" fo:font-weight="normal" officeooo:rsid="001d7663" officeooo:paragraph-rsid="0031ad7c" style:font-size-asian="9pt" style:font-style-asian="normal" style:font-weight-asian="normal"/>
    </style:style>
    <style:style style:name="P61" style:family="paragraph" style:parent-style-name="Standard">
      <style:text-properties fo:color="#cc7832" style:font-name="Bitstream Vera Sans Mono" fo:font-size="9pt" fo:font-style="normal" fo:font-weight="normal" officeooo:rsid="001f21a2" officeooo:paragraph-rsid="001f21a2" style:font-size-asian="9pt" style:font-style-asian="normal" style:font-weight-asian="normal"/>
    </style:style>
    <style:style style:name="P62" style:family="paragraph" style:parent-style-name="Standard">
      <style:text-properties fo:color="#cc7832" style:font-name="Bitstream Vera Sans Mono" fo:font-size="9pt" fo:font-style="normal" fo:font-weight="normal" officeooo:rsid="001f21a2" officeooo:paragraph-rsid="0031ad7c" style:font-size-asian="9pt" style:font-style-asian="normal" style:font-weight-asian="normal"/>
    </style:style>
    <style:style style:name="P63" style:family="paragraph" style:parent-style-name="Standard">
      <style:text-properties fo:color="#cc7832" style:font-name="Bitstream Vera Sans Mono" fo:font-size="9pt" fo:font-style="normal" fo:font-weight="normal" officeooo:rsid="0033f838" officeooo:paragraph-rsid="0033f838" style:font-size-asian="9pt" style:font-style-asian="normal" style:font-weight-asian="normal"/>
    </style:style>
    <style:style style:name="P64" style:family="paragraph" style:parent-style-name="Standard">
      <style:text-properties fo:color="#cc7832" style:font-name="Bitstream Vera Sans Mono" fo:font-size="9pt" fo:font-style="normal" fo:font-weight="normal" officeooo:rsid="00220f46" officeooo:paragraph-rsid="00220f46" style:font-size-asian="9pt" style:font-style-asian="normal" style:font-weight-asian="normal"/>
    </style:style>
    <style:style style:name="P65" style:family="paragraph" style:parent-style-name="Standard">
      <style:text-properties fo:color="#cc7832" style:font-name="Bitstream Vera Sans Mono" fo:font-size="9pt" fo:font-style="normal" fo:font-weight="normal" officeooo:rsid="00220f46" officeooo:paragraph-rsid="0031ad7c" style:font-size-asian="9pt" style:font-style-asian="normal" style:font-weight-asian="normal"/>
    </style:style>
    <style:style style:name="P66" style:family="paragraph" style:parent-style-name="Standard">
      <style:text-properties fo:color="#cc7832" style:font-name="Bitstream Vera Sans Mono" fo:font-size="9pt" fo:font-style="normal" fo:font-weight="normal" officeooo:rsid="00220f46" officeooo:paragraph-rsid="00569a64" style:font-size-asian="9pt" style:font-style-asian="normal" style:font-weight-asian="normal"/>
    </style:style>
    <style:style style:name="P67" style:family="paragraph" style:parent-style-name="Standard">
      <style:text-properties fo:color="#cc7832" style:font-name="Bitstream Vera Sans Mono" fo:font-size="9pt" fo:font-style="normal" fo:font-weight="normal" officeooo:rsid="0033549e" officeooo:paragraph-rsid="0033549e" style:font-size-asian="9pt" style:font-style-asian="normal" style:font-weight-asian="normal"/>
    </style:style>
    <style:style style:name="P68" style:family="paragraph" style:parent-style-name="Standard" style:list-style-name="L1">
      <style:paragraph-properties fo:text-align="justify" style:justify-single-word="false"/>
      <style:text-properties officeooo:rsid="0018c5cb" officeooo:paragraph-rsid="0018c5cb"/>
    </style:style>
    <style:style style:name="P69" style:family="paragraph" style:parent-style-name="Standard" style:list-style-name="L1">
      <style:paragraph-properties fo:text-align="justify" style:justify-single-word="false"/>
      <style:text-properties officeooo:rsid="0018c5cb" officeooo:paragraph-rsid="006222c1"/>
    </style:style>
    <style:style style:name="P70" style:family="paragraph" style:parent-style-name="Standard" style:list-style-name="L2">
      <style:paragraph-properties fo:text-align="justify" style:justify-single-word="false"/>
      <style:text-properties officeooo:rsid="0018c5cb" officeooo:paragraph-rsid="0018c5cb"/>
    </style:style>
    <style:style style:name="P71" style:family="paragraph" style:parent-style-name="Standard" style:list-style-name="L2">
      <style:paragraph-properties fo:text-align="justify" style:justify-single-word="false"/>
      <style:text-properties officeooo:rsid="001a2456" officeooo:paragraph-rsid="001a2456"/>
    </style:style>
    <style:style style:name="P72" style:family="paragraph" style:parent-style-name="Standard" style:list-style-name="L3">
      <style:paragraph-properties fo:text-align="justify" style:justify-single-word="false"/>
      <style:text-properties officeooo:rsid="001a2456" officeooo:paragraph-rsid="0054a1c2"/>
    </style:style>
    <style:style style:name="P73" style:family="paragraph" style:parent-style-name="Standard">
      <style:paragraph-properties fo:text-align="justify" style:justify-single-word="false"/>
      <style:text-properties officeooo:rsid="001a2456" officeooo:paragraph-rsid="001a2456"/>
    </style:style>
    <style:style style:name="P74" style:family="paragraph" style:parent-style-name="Standard">
      <style:paragraph-properties fo:text-align="justify" style:justify-single-word="false"/>
      <style:text-properties officeooo:rsid="001a2456" officeooo:paragraph-rsid="0054a1c2"/>
    </style:style>
    <style:style style:name="P75" style:family="paragraph" style:parent-style-name="Standard">
      <style:text-properties officeooo:rsid="001a2456" officeooo:paragraph-rsid="001a2456"/>
    </style:style>
    <style:style style:name="P76" style:family="paragraph" style:parent-style-name="Standard">
      <style:text-properties officeooo:rsid="001a2456" officeooo:paragraph-rsid="0054a1c2"/>
    </style:style>
    <style:style style:name="P77" style:family="paragraph" style:parent-style-name="Standard" style:list-style-name="L4">
      <style:paragraph-properties fo:text-align="justify" style:justify-single-word="false"/>
      <style:text-properties officeooo:rsid="001d7663" officeooo:paragraph-rsid="001d7663"/>
    </style:style>
    <style:style style:name="P78" style:family="paragraph" style:parent-style-name="Standard">
      <style:text-properties officeooo:rsid="001d7663" officeooo:paragraph-rsid="004abedc"/>
    </style:style>
    <style:style style:name="P79" style:family="paragraph" style:parent-style-name="Standard" style:list-style-name="L4">
      <style:paragraph-properties fo:text-align="justify" style:justify-single-word="false"/>
      <style:text-properties fo:font-weight="bold" officeooo:rsid="004abedc" officeooo:paragraph-rsid="004abedc" style:font-weight-asian="bold" style:font-weight-complex="bold"/>
    </style:style>
    <style:style style:name="P80" style:family="paragraph" style:parent-style-name="Standard" style:list-style-name="L5">
      <style:paragraph-properties fo:text-align="justify" style:justify-single-word="false"/>
      <style:text-properties officeooo:rsid="001f21a2" officeooo:paragraph-rsid="001f21a2"/>
    </style:style>
    <style:style style:name="P81" style:family="paragraph" style:parent-style-name="Standard" style:list-style-name="L6">
      <style:paragraph-properties fo:text-align="justify" style:justify-single-word="false"/>
      <style:text-properties officeooo:rsid="001f21a2" officeooo:paragraph-rsid="001f21a2"/>
    </style:style>
    <style:style style:name="P82" style:family="paragraph" style:parent-style-name="Standard" style:list-style-name="L6">
      <style:paragraph-properties fo:text-align="justify" style:justify-single-word="false"/>
      <style:text-properties officeooo:rsid="001f21a2" officeooo:paragraph-rsid="00211253"/>
    </style:style>
    <style:style style:name="P83" style:family="paragraph" style:parent-style-name="Standard">
      <style:text-properties officeooo:rsid="001f21a2" officeooo:paragraph-rsid="0052f8d1"/>
    </style:style>
    <style:style style:name="P84" style:family="paragraph" style:parent-style-name="Standard">
      <style:text-properties officeooo:rsid="001f21a2" officeooo:paragraph-rsid="001f21a2"/>
    </style:style>
    <style:style style:name="P85" style:family="paragraph" style:parent-style-name="Standard" style:list-style-name="L6">
      <style:paragraph-properties fo:text-align="justify" style:justify-single-word="false"/>
      <style:text-properties officeooo:rsid="00211253" officeooo:paragraph-rsid="00211253"/>
    </style:style>
    <style:style style:name="P86" style:family="paragraph" style:parent-style-name="Standard" style:list-style-name="L7">
      <style:text-properties officeooo:rsid="0033f838" officeooo:paragraph-rsid="0033f838"/>
    </style:style>
    <style:style style:name="P87" style:family="paragraph" style:parent-style-name="Standard" style:list-style-name="L7">
      <style:text-properties officeooo:rsid="004d1aaa" officeooo:paragraph-rsid="004d1aaa"/>
    </style:style>
    <style:style style:name="P88" style:family="paragraph" style:parent-style-name="Standard" style:list-style-name="L8">
      <style:text-properties officeooo:rsid="00220f46" officeooo:paragraph-rsid="00220f46"/>
    </style:style>
    <style:style style:name="P89" style:family="paragraph" style:parent-style-name="Standard" style:list-style-name="L8">
      <style:text-properties officeooo:rsid="00220f46" officeooo:paragraph-rsid="00569a64"/>
    </style:style>
    <style:style style:name="P90" style:family="paragraph" style:parent-style-name="Standard" style:list-style-name="L9">
      <style:paragraph-properties fo:text-align="justify" style:justify-single-word="false"/>
      <style:text-properties officeooo:rsid="00220f46" officeooo:paragraph-rsid="00220f46"/>
    </style:style>
    <style:style style:name="P91" style:family="paragraph" style:parent-style-name="Standard">
      <style:text-properties officeooo:rsid="00220f46" officeooo:paragraph-rsid="00220f46"/>
    </style:style>
    <style:style style:name="P92" style:family="paragraph" style:parent-style-name="Standard">
      <style:text-properties officeooo:rsid="00220f46" officeooo:paragraph-rsid="00569a64"/>
    </style:style>
    <style:style style:name="P93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23b47a" style:font-size-asian="15pt" style:font-style-asian="italic" style:font-weight-asian="bold" style:font-size-complex="15pt" style:font-style-complex="italic" style:font-weight-complex="bold"/>
    </style:style>
    <style:style style:name="P94" style:family="paragraph" style:parent-style-name="Standard">
      <style:text-properties fo:font-size="15pt" fo:font-style="italic" fo:font-weight="bold" officeooo:rsid="001d7663" officeooo:paragraph-rsid="001d7663" style:font-size-asian="15pt" style:font-style-asian="italic" style:font-weight-asian="bold" style:font-size-complex="15pt" style:font-style-complex="italic" style:font-weight-complex="bold"/>
    </style:style>
    <style:style style:name="P95" style:family="paragraph" style:parent-style-name="Standard">
      <style:text-properties fo:font-size="15pt" fo:font-style="italic" fo:font-weight="bold" officeooo:rsid="00220f46" officeooo:paragraph-rsid="00569a64" style:font-size-asian="15pt" style:font-style-asian="italic" style:font-weight-asian="bold" style:font-size-complex="15pt" style:font-style-complex="italic" style:font-weight-complex="bold"/>
    </style:style>
    <style:style style:name="P96" style:family="paragraph" style:parent-style-name="Standard" style:list-style-name="L10">
      <style:paragraph-properties fo:text-align="justify" style:justify-single-word="false"/>
      <style:text-properties officeooo:rsid="0033549e" officeooo:paragraph-rsid="0033549e"/>
    </style:style>
    <style:style style:name="P97" style:family="paragraph" style:parent-style-name="Standard">
      <style:text-properties officeooo:rsid="0033549e" officeooo:paragraph-rsid="0052cbfa"/>
    </style:style>
    <style:style style:name="P98" style:family="paragraph" style:parent-style-name="Standard" style:list-style-name="L13">
      <style:paragraph-properties fo:text-align="justify" style:justify-single-word="false"/>
      <style:text-properties officeooo:rsid="00337ed6" officeooo:paragraph-rsid="00337ed6"/>
    </style:style>
    <style:style style:name="P99" style:family="paragraph" style:parent-style-name="Standard">
      <style:paragraph-properties fo:text-align="justify" style:justify-single-word="false"/>
      <style:text-properties officeooo:rsid="00337ed6" officeooo:paragraph-rsid="0023b47a"/>
    </style:style>
    <style:style style:name="P100" style:family="paragraph" style:parent-style-name="Standard"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101" style:family="paragraph" style:parent-style-name="Standard" style:list-style-name="L8">
      <style:text-properties officeooo:rsid="0056cb6b" officeooo:paragraph-rsid="0056cb6b"/>
    </style:style>
    <style:style style:name="P102" style:family="paragraph" style:parent-style-name="Standard">
      <style:text-properties fo:font-size="18pt" fo:font-weight="bold" officeooo:rsid="002b1cda" officeooo:paragraph-rsid="002ddda3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size="18pt" fo:font-weight="bold" officeooo:rsid="003df55a" officeooo:paragraph-rsid="003df55a" style:font-size-asian="18pt" style:font-weight-asian="bold" style:font-size-complex="18pt" style:font-weight-complex="bold"/>
    </style:style>
    <style:style style:name="P104" style:family="paragraph" style:parent-style-name="Standard">
      <style:text-properties officeooo:rsid="0026bf67" officeooo:paragraph-rsid="002ddda3"/>
    </style:style>
    <style:style style:name="P105" style:family="paragraph" style:parent-style-name="Standard">
      <style:paragraph-properties fo:text-align="justify" style:justify-single-word="false"/>
      <style:text-properties officeooo:rsid="0026bf67" officeooo:paragraph-rsid="0026bf67"/>
    </style:style>
    <style:style style:name="P106" style:family="paragraph" style:parent-style-name="Standard">
      <style:text-properties officeooo:rsid="0028b40a" officeooo:paragraph-rsid="00330baf"/>
    </style:style>
    <style:style style:name="P107" style:family="paragraph" style:parent-style-name="Standard">
      <style:text-properties officeooo:rsid="0028b40a" officeooo:paragraph-rsid="002ddda3"/>
    </style:style>
    <style:style style:name="P108" style:family="paragraph" style:parent-style-name="Standard">
      <style:text-properties officeooo:rsid="0029a9e1" officeooo:paragraph-rsid="002ddda3"/>
    </style:style>
    <style:style style:name="P109" style:family="paragraph" style:parent-style-name="Standard">
      <style:paragraph-properties fo:text-align="justify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bd5a1" officeooo:paragraph-rsid="005bd5a1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5a249d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5bd5a1" officeooo:paragraph-rsid="005bd5a1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a9b7c6" style:font-name="Bitstream Vera Sans Mono1" fo:font-size="9pt" officeooo:paragraph-rsid="00588a30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officeooo:rsid="005f44fb" officeooo:paragraph-rsid="005f44fb"/>
    </style:style>
    <style:style style:name="T1" style:family="text">
      <style:text-properties fo:color="#cc7832"/>
    </style:style>
    <style:style style:name="T2" style:family="text">
      <style:text-properties fo:color="#cc7832" style:font-name="Bitstream Vera Sans Mono" fo:font-size="9pt" fo:font-style="normal" fo:font-weight="bold" style:font-size-asian="9pt" style:font-style-asian="normal" style:font-weight-asian="bold"/>
    </style:style>
    <style:style style:name="T3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cc7832" style:font-name="Bitstream Vera Sans Mono" fo:font-size="9pt" fo:font-style="normal" style:font-size-asian="9pt" style:font-style-asian="normal"/>
    </style:style>
    <style:style style:name="T6" style:family="text">
      <style:text-properties fo:color="#cc7832" style:font-name="Bitstream Vera Sans Mono" fo:font-style="normal" fo:font-weight="normal" style:font-size-asian="9pt" style:font-style-asian="normal" style:font-weight-asian="normal"/>
    </style:style>
    <style:style style:name="T7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a9b7c6" style:font-name="Bitstream Vera Sans Mono" fo:font-size="9pt" fo:font-style="normal" style:font-size-asian="9pt" style:font-style-asian="normal"/>
    </style:style>
    <style:style style:name="T10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9876aa" style:font-name="Bitstream Vera Sans Mono" fo:font-size="9pt" fo:font-style="normal" fo:font-weight="normal" officeooo:rsid="0056fb13" style:font-size-asian="9pt" style:font-style-asian="normal" style:font-weight-asian="normal"/>
    </style:style>
    <style:style style:name="T13" style:family="text">
      <style:text-properties fo:color="#9876aa" style:font-name="Bitstream Vera Sans Mono" fo:font-size="9pt" fo:font-style="normal" fo:font-weight="bold" style:font-size-asian="9pt" style:font-style-asian="normal" style:font-weight-asian="bold"/>
    </style:style>
    <style:style style:name="T14" style:family="text">
      <style:text-properties fo:color="#9876aa" style:font-name="Bitstream Vera Sans Mono" fo:font-size="9pt" fo:font-style="normal" style:font-size-asian="9pt" style:font-style-asian="normal"/>
    </style:style>
    <style:style style:name="T15" style:family="text">
      <style:text-properties fo:color="#9876aa" style:font-name="Bitstream Vera Sans Mono" fo:font-style="normal" fo:font-weight="normal" style:font-size-asian="9pt" style:font-style-asian="normal" style:font-weight-asian="normal"/>
    </style:style>
    <style:style style:name="T16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abedc" style:font-weight-asian="bold" style:font-weight-complex="bold"/>
    </style:style>
    <style:style style:name="T20" style:family="text">
      <style:text-properties fo:font-weight="bold" officeooo:rsid="004d1aaa" style:font-weight-asian="bold" style:font-weight-complex="bold"/>
    </style:style>
    <style:style style:name="T21" style:family="text">
      <style:text-properties fo:font-weight="bold" officeooo:rsid="0050fd94" style:font-weight-asian="bold" style:font-weight-complex="bold"/>
    </style:style>
    <style:style style:name="T22" style:family="text">
      <style:text-properties fo:font-weight="bold" officeooo:rsid="0054a1c2" style:font-weight-asian="bold" style:font-weight-complex="bold"/>
    </style:style>
    <style:style style:name="T23" style:family="text">
      <style:text-properties fo:font-weight="bold" officeooo:rsid="00569a64" style:font-weight-asian="bold" style:font-weight-complex="bold"/>
    </style:style>
    <style:style style:name="T24" style:family="text">
      <style:text-properties fo:font-weight="bold" officeooo:rsid="0056cb6b" style:font-weight-asian="bold" style:font-weight-complex="bold"/>
    </style:style>
    <style:style style:name="T25" style:family="text">
      <style:text-properties officeooo:rsid="001a2456"/>
    </style:style>
    <style:style style:name="T26" style:family="text">
      <style:text-properties officeooo:rsid="001be19b"/>
    </style:style>
    <style:style style:name="T27" style:family="text">
      <style:text-properties officeooo:rsid="00211253"/>
    </style:style>
    <style:style style:name="T28" style:family="text">
      <style:text-properties officeooo:rsid="00220f46"/>
    </style:style>
    <style:style style:name="T29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30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6a8759" style:font-name="Bitstream Vera Sans Mono" fo:font-size="9pt" fo:font-style="normal" style:font-size-asian="9pt" style:font-style-asian="normal"/>
    </style:style>
    <style:style style:name="T32" style:family="text">
      <style:text-properties fo:color="#6a8759" style:font-name="Bitstream Vera Sans Mono" fo:font-style="normal" fo:font-weight="normal" style:font-size-asian="9pt" style:font-style-asian="normal" style:font-weight-asian="normal"/>
    </style:style>
    <style:style style:name="T33" style:family="text">
      <style:text-properties officeooo:rsid="0023b47a"/>
    </style:style>
    <style:style style:name="T34" style:family="text">
      <style:text-properties officeooo:rsid="0026bf67"/>
    </style:style>
    <style:style style:name="T35" style:family="text">
      <style:text-properties officeooo:rsid="0029a9e1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4916fe" style:font-style-asian="italic" style:font-style-complex="italic"/>
    </style:style>
    <style:style style:name="T38" style:family="text">
      <style:text-properties fo:font-style="italic" officeooo:rsid="0050fd94" style:font-style-asian="italic" style:font-style-complex="italic"/>
    </style:style>
    <style:style style:name="T39" style:family="text">
      <style:text-properties fo:font-style="italic" officeooo:rsid="0054a1c2" style:font-style-asian="italic" style:font-style-complex="italic"/>
    </style:style>
    <style:style style:name="T40" style:family="text">
      <style:text-properties officeooo:rsid="002ddda3"/>
    </style:style>
    <style:style style:name="T41" style:family="text">
      <style:text-properties officeooo:rsid="0030c1b2"/>
    </style:style>
    <style:style style:name="T42" style:family="text">
      <style:text-properties officeooo:rsid="00330baf"/>
    </style:style>
    <style:style style:name="T43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44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45" style:family="text">
      <style:text-properties fo:color="#ffc66d" style:font-name="Bitstream Vera Sans Mono" fo:font-size="9pt" fo:font-style="italic" style:font-size-asian="9pt" style:font-style-asian="italic"/>
    </style:style>
    <style:style style:name="T46" style:family="text">
      <style:text-properties fo:color="#ffc66d" style:font-name="Bitstream Vera Sans Mono" fo:font-size="9pt" fo:font-style="normal" fo:font-weight="normal" style:font-size-asian="9pt" style:font-style-asian="normal" style:font-weight-asian="normal"/>
    </style:style>
    <style:style style:name="T47" style:family="text">
      <style:text-properties fo:color="#ffc66d" style:font-name="Bitstream Vera Sans Mono" fo:font-size="9pt" fo:font-style="normal" style:font-size-asian="9pt" style:font-style-asian="normal"/>
    </style:style>
    <style:style style:name="T48" style:family="text">
      <style:text-properties fo:color="#ffc66d" style:font-name="Bitstream Vera Sans Mono" fo:font-style="italic" fo:font-weight="normal" style:font-size-asian="9pt" style:font-style-asian="italic" style:font-weight-asian="normal"/>
    </style:style>
    <style:style style:name="T49" style:family="text">
      <style:text-properties fo:color="#ffc66d" style:font-name="Bitstream Vera Sans Mono" fo:font-style="normal" fo:font-weight="normal" style:font-size-asian="9pt" style:font-style-asian="normal" style:font-weight-asian="normal"/>
    </style:style>
    <style:style style:name="T50" style:family="text">
      <style:text-properties officeooo:rsid="00337ed6"/>
    </style:style>
    <style:style style:name="T51" style:family="text">
      <style:text-properties officeooo:rsid="0033f838"/>
    </style:style>
    <style:style style:name="T52" style:family="text">
      <style:text-properties officeooo:rsid="0034fa23"/>
    </style:style>
    <style:style style:name="T53" style:family="text">
      <style:text-properties officeooo:rsid="00368c07"/>
    </style:style>
    <style:style style:name="T54" style:family="text">
      <style:text-properties officeooo:rsid="00376a65"/>
    </style:style>
    <style:style style:name="T55" style:family="text">
      <style:text-properties officeooo:rsid="003a428f"/>
    </style:style>
    <style:style style:name="T56" style:family="text">
      <style:text-properties officeooo:rsid="003b09b9"/>
    </style:style>
    <style:style style:name="T57" style:family="text">
      <style:text-properties officeooo:rsid="003bafe4"/>
    </style:style>
    <style:style style:name="T58" style:family="text">
      <style:text-properties officeooo:rsid="003cbe58"/>
    </style:style>
    <style:style style:name="T59" style:family="text">
      <style:text-properties officeooo:rsid="0044418a"/>
    </style:style>
    <style:style style:name="T60" style:family="text">
      <style:text-properties officeooo:rsid="004916fe"/>
    </style:style>
    <style:style style:name="T61" style:family="text">
      <style:text-properties officeooo:rsid="004abed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4bf153" style:font-weight-asian="normal" style:font-weight-complex="normal"/>
    </style:style>
    <style:style style:name="T64" style:family="text">
      <style:text-properties fo:font-weight="normal" officeooo:rsid="00569a64" style:font-weight-asian="normal" style:font-weight-complex="normal"/>
    </style:style>
    <style:style style:name="T65" style:family="text">
      <style:text-properties officeooo:rsid="004bf153"/>
    </style:style>
    <style:style style:name="T66" style:family="text">
      <style:text-properties officeooo:rsid="004d1aaa"/>
    </style:style>
    <style:style style:name="T67" style:family="text">
      <style:text-properties officeooo:rsid="004e366f"/>
    </style:style>
    <style:style style:name="T68" style:family="text">
      <style:text-properties officeooo:rsid="0050fd94"/>
    </style:style>
    <style:style style:name="T69" style:family="text">
      <style:text-properties officeooo:rsid="0052cbfa"/>
    </style:style>
    <style:style style:name="T70" style:family="text">
      <style:text-properties officeooo:rsid="0054a1c2"/>
    </style:style>
    <style:style style:name="T71" style:family="text">
      <style:text-properties officeooo:rsid="0055a3e1"/>
    </style:style>
    <style:style style:name="T72" style:family="text">
      <style:text-properties officeooo:rsid="00569a64"/>
    </style:style>
    <style:style style:name="T73" style:family="text">
      <style:text-properties officeooo:rsid="0056cb6b"/>
    </style:style>
    <style:style style:name="T74" style:family="text">
      <style:text-properties officeooo:rsid="0056fb13"/>
    </style:style>
    <style:style style:name="T75" style:family="text">
      <style:text-properties style:font-name="Bitstream Vera Sans Mono" fo:font-style="normal" fo:font-weight="normal" style:font-size-asian="9pt" style:font-style-asian="normal" style:font-weight-asian="normal"/>
    </style:style>
    <style:style style:name="T76" style:family="text">
      <style:text-properties fo:font-style="normal" style:font-style-asian="normal"/>
    </style:style>
    <style:style style:name="T77" style:family="text">
      <style:text-properties officeooo:rsid="0058c2b0"/>
    </style:style>
    <style:style style:name="T78" style:family="text">
      <style:text-properties officeooo:rsid="005949d7"/>
    </style:style>
    <style:style style:name="T79" style:family="text">
      <style:text-properties officeooo:rsid="005a249d"/>
    </style:style>
    <style:style style:name="T80" style:family="text">
      <style:text-properties officeooo:rsid="00612269"/>
    </style:style>
    <style:style style:name="T81" style:family="text">
      <style:text-properties officeooo:rsid="006222c1"/>
    </style:style>
    <style:style style:name="T8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3" style:family="text">
      <style:text-properties fo:font-size="15pt" fo:font-style="italic" fo:font-weight="bold" officeooo:rsid="0030c1b2" style:font-size-asian="15pt" style:font-style-asian="italic" style:font-weight-asian="bold" style:font-size-complex="15pt" style:font-style-complex="italic" style:font-weight-complex="bold"/>
    </style:style>
    <style:style style:name="T84" style:family="text">
      <style:text-properties officeooo:rsid="006223e8"/>
    </style:style>
    <style:style style:name="T85" style:family="text">
      <style:text-properties officeooo:rsid="0064b4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Andrea Ranalli<text:tab/><text:tab/> <text:s text:c="88"/>Matricola 916693</text:p>
      <text:p text:style-name="P56"/>
      <text:p text:style-name="P55"/>
      <text:p text:style-name="P33">Documentazione tecnica</text:p>
      <text:p text:style-name="P3"/>
      <text:p text:style-name="P3"/>
      <text:p text:style-name="P2">L’obbiettivo di questo progetto è la realizzazione di un’applicazione web che gestisc<text:span text:style-name="T26">a </text:span>una base di dati relativi a match sportivi di squadre di calcio.</text:p>
      <text:p text:style-name="P2"/>
      <text:p text:style-name="P54">Ho scelto <text:span text:style-name="T57">P</text:span>ostgre<text:span text:style-name="T57">SQL</text:span> come database, perché consente la creazione di domini (tipi di variabili) che semplificano sensibilmente il processo di creazione delle tabelle. <text:span text:style-name="T58">Ho utilizzato Lappstack, un bundle di applicazioni offerto gratuitamente da Bitnami, che comprende appunto PostgreSQL e Apache Web Server, che viene utilizzato per lo hosting delle pagine web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oft-page-break/>Domini</text:p>
      <text:p text:style-name="P19"/>
      <text:p text:style-name="P21">Prima <text:span text:style-name="T59">dell</text:span>e tabelle, <text:span text:style-name="T60">è opportuno</text:span> creare i domini.</text:p>
      <text:p text:style-name="P118">Un dominio è essenzialmente un tipo di dato sul quale possiamo applicare ulteriori restrizioni.</text:p>
      <text:p text:style-name="P21"/>
      <text:p text:style-name="P21">Codice per la creazione d<text:span text:style-name="T60">el dominio</text:span> <text:span text:style-name="T37">bet_domain</text:span>:</text:p>
      <text:p text:style-name="P23"/>
      <text:p text:style-name="P23"><text:span text:style-name="T3">create domain </text:span><text:span text:style-name="T7">bet_domain </text:span><text:span text:style-name="T3">as</text:span><text:line-break/><text:span text:style-name="T3"> <text:s text:c="3"/>char</text:span><text:span text:style-name="T7">(</text:span><text:span text:style-name="T16">1</text:span><text:span text:style-name="T7">) </text:span><text:span text:style-name="T3">not null check </text:span><text:span text:style-name="T7">( </text:span><text:span text:style-name="T3">value in</text:span><text:span text:style-name="T7">(</text:span><text:span text:style-name="T29">'a'</text:span><text:span text:style-name="T3">,</text:span><text:span text:style-name="T29">'h'</text:span><text:span text:style-name="T3">,</text:span><text:span text:style-name="T29">'d'</text:span><text:span text:style-name="T7">) )</text:span><text:span text:style-name="T3">;</text:span></text:p>
      <text:p text:style-name="P58"/>
      <text:p text:style-name="P23"/>
      <text:p text:style-name="P21"><text:span text:style-name="T37">bet_domain</text:span> è u<text:span text:style-name="T54">n carattere</text:span> non null<text:span text:style-name="T54">o</text:span> il cui valore può essere solo ‘<text:span text:style-name="T60">a’ (away)</text:span>, ‘<text:span text:style-name="T60">h’ (home) oppure</text:span> ‘<text:span text:style-name="T61">d’ (draw)</text:span>. In questo modo <text:span text:style-name="T54">risparmiamo spazio ed</text:span> impediamo errori di inserimento nel database.</text:p>
      <text:p text:style-name="P118">Questo dominio viene utilizzato <text:span text:style-name="T80">nel</text:span>la tabella <text:span text:style-name="T36">bets</text:span>, per indicare la scommessa <text:span text:style-name="T80">sul</text:span> risultato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Tabelle</text:p>
      <text:p text:style-name="P1"/>
      <text:p text:style-name="P2">Il database <text:span text:style-name="T34">è</text:span> costituito dalle seguenti tabelle:</text:p>
      <text:p text:style-name="P5"/>
      <text:p text:style-name="P42">- country</text:p>
      <text:p text:style-name="P6"/>
      <text:p text:style-name="P9">Contiene dati re<text:span text:style-name="T40">la</text:span>tivi ad una nazione</text:p>
      <text:p text:style-name="P6"/>
      <text:p text:style-name="P6">Codice sql per la realizzazione:</text:p>
      <text:p text:style-name="P6"/>
      <text:p text:style-name="P4"><text:span text:style-name="T3">create table </text:span><text:span text:style-name="T7">country(</text:span><text:line-break/><text:span text:style-name="T7"> <text:s/></text:span><text:span text:style-name="T10">id </text:span><text:span text:style-name="T3">serial primary key not null ,</text:span><text:line-break/><text:span text:style-name="T3"> <text:s/></text:span><text:span text:style-name="T10">name </text:span><text:span text:style-name="T3">varchar</text:span><text:span text:style-name="T7">(</text:span><text:span text:style-name="T16">100</text:span><text:span text:style-name="T7">) </text:span><text:span text:style-name="T3">not null unique</text:span><text:line-break/><text:span text:style-name="T7">)</text:span><text:span text:style-name="T3">;</text:span></text:p>
      <text:p text:style-name="P59"/>
      <text:p text:style-name="P4"/>
      <text:p text:style-name="P7"><text:span text:style-name="T53">Contiene i seguenti campi</text:span>:</text:p>
      <text:list xml:id="list4087880170" text:style-name="L1">
        <text:list-item>
          <text:p text:style-name="P69"><text:span text:style-name="T19">id</text:span><text:span text:style-name="T18">:</text:span> <text:span text:style-name="T61">variabile di tipo serial</text:span> usato come chiave primaria. <text:span text:style-name="T25">Il tipo serial consente di generare automaticamente numeri interi unici per ogni record della tabella</text:span></text:p>
        </text:list-item>
        <text:list-item>
          <text:p text:style-name="P68"><text:span text:style-name="T18">name:</text:span> una stringa di lunghezza variabile (massimo 100 caratteri) che contiene il nome dello stato</text:p>
        </text:list-item>
      </text:list>
      <text:p text:style-name="P6"/>
      <text:p text:style-name="P43"><text:span text:style-name="T41">- l</text:span>eague</text:p>
      <text:p text:style-name="P6"/>
      <text:p text:style-name="P9">Contiene dati relativi ad una lega</text:p>
      <text:p text:style-name="P6"/>
      <text:p text:style-name="P6">Codice sql per la realizzazione:</text:p>
      <text:p text:style-name="P6"/>
      <text:p text:style-name="P4"><text:span text:style-name="T2">create table </text:span><text:span text:style-name="T7">league(</text:span><text:line-break/><text:span text:style-name="T7"><text:tab/></text:span><text:span text:style-name="T10">id </text:span><text:span text:style-name="T2">serial primary key not null </text:span><text:span text:style-name="T3">,</text:span><text:line-break/><text:span text:style-name="T3"> <text:s text:c="6"/></text:span><text:span text:style-name="T13">name </text:span><text:span text:style-name="T2">varchar</text:span><text:span text:style-name="T7">(</text:span><text:span text:style-name="T16">100</text:span><text:span text:style-name="T7">) </text:span><text:span text:style-name="T2">not null unique</text:span><text:line-break/><text:span text:style-name="T7">)</text:span><text:span text:style-name="T3">;</text:span></text:p>
      <text:p text:style-name="P4"/>
      <text:p text:style-name="P4"/>
      <text:p text:style-name="P6"><text:span text:style-name="T53">Contiene i seguenti campi</text:span>:</text:p>
      <text:list xml:id="list3774900481" text:style-name="L2">
        <text:list-item>
          <text:p text:style-name="P70"><text:span text:style-name="T18">id</text:span>: una variabile di tipo serial <text:span text:style-name="T25">utilizzato come chiave primaria</text:span></text:p>
        </text:list-item>
        <text:list-item>
          <text:p text:style-name="P71"><text:span text:style-name="T18">name</text:span>: una stringa di lunghezza variabile (massimo 100 caratteri) che contiene il nome della lega</text:p>
        </text:list-item>
      </text:list>
      <text:p text:style-name="P9"/>
      <text:p text:style-name="P9"/>
      <text:p text:style-name="P9"/>
      <text:p text:style-name="P44"/>
      <text:p text:style-name="P44"/>
      <text:p text:style-name="P44"/>
      <text:p text:style-name="P44"/>
      <text:p text:style-name="P44"/>
      <text:p text:style-name="P44"/>
      <text:p text:style-name="P9"/>
      <text:p text:style-name="P74"><text:soft-page-break/><text:span text:style-name="T83">- t</text:span><text:span text:style-name="T82">eam</text:span></text:p>
      <text:p text:style-name="P74"/>
      <text:p text:style-name="P74">Contiene dati relativi ad una squadra di calcio</text:p>
      <text:p text:style-name="P74"/>
      <text:p text:style-name="P74">Codice sql per la realizzazione:</text:p>
      <text:p text:style-name="P76"/>
      <text:p text:style-name="P76"><text:span text:style-name="T2">create table </text:span><text:span text:style-name="T7">team(</text:span><text:line-break/><text:span text:style-name="T7"><text:tab/></text:span><text:span text:style-name="T10">id </text:span><text:span text:style-name="T2">serial primary key not null </text:span><text:span text:style-name="T3">,</text:span><text:line-break/><text:span text:style-name="T3"> <text:s text:c="6"/></text:span><text:span text:style-name="T10">short_name </text:span><text:span text:style-name="T2">char</text:span><text:span text:style-name="T7">(</text:span><text:span text:style-name="T16">3</text:span><text:span text:style-name="T7">) </text:span><text:span text:style-name="T2">not null </text:span><text:span text:style-name="T3">,</text:span><text:line-break/><text:span text:style-name="T3"> <text:s text:c="6"/></text:span><text:span text:style-name="T10">long_name </text:span><text:span text:style-name="T2">varchar</text:span><text:span text:style-name="T7">(</text:span><text:span text:style-name="T16">100</text:span><text:span text:style-name="T7">) </text:span><text:span text:style-name="T2">not null</text:span><text:line-break/><text:span text:style-name="T7">)</text:span><text:span text:style-name="T3">;</text:span></text:p>
      <text:p text:style-name="P76"/>
      <text:p text:style-name="P76"/>
      <text:p text:style-name="P74">Questa tabella contiene 3 attributi:</text:p>
      <text:list xml:id="list2960627439" text:style-name="L3">
        <text:list-item>
          <text:p text:style-name="P72"><text:span text:style-name="T18">id</text:span>: variabile di tipo serial utilizzata come chiave primaria</text:p>
        </text:list-item>
        <text:list-item>
          <text:p text:style-name="P72"><text:span text:style-name="T18">short_name</text:span>: stringa di lunghezza fissa di 3 caratteri che contiene il nome <text:span text:style-name="T81">abbreviato</text:span> della squadra</text:p>
        </text:list-item>
        <text:list-item>
          <text:p text:style-name="P72"><text:span text:style-name="T18">long_name</text:span>: stringa di lunghezza variabile (massimo 100 carateri) che contiene il nome esteso della squadra</text:p>
        </text:list-item>
      </text:list>
      <text:p text:style-name="P8"/>
      <text:p text:style-name="P8"/>
      <text:p text:style-name="P8"/>
      <text:p text:style-name="P45"/>
      <text:p text:style-name="P45"/>
      <text:p text:style-name="P45"><text:span text:style-name="T41">- player</text:span></text:p>
      <text:p text:style-name="P10"/>
      <text:p text:style-name="P10">Contiene dati relativi a<text:span text:style-name="T72">i giocatori delle varie squadre.</text:span></text:p>
      <text:p text:style-name="P10"/>
      <text:p text:style-name="P10">Codice per la realizzazione:</text:p>
      <text:p text:style-name="P10"/>
      <text:p text:style-name="P78"><text:span text:style-name="T3">create table </text:span><text:span text:style-name="T7">player(</text:span><text:line-break/><text:span text:style-name="T7"> <text:s/></text:span><text:span text:style-name="T10">id </text:span><text:span text:style-name="T3">serial primary key not null ,</text:span><text:line-break/><text:span text:style-name="T3"> <text:s/></text:span><text:span text:style-name="T10">name </text:span><text:span text:style-name="T3">varchar</text:span><text:span text:style-name="T7">(</text:span><text:span text:style-name="T16">100</text:span><text:span text:style-name="T7">) </text:span><text:span text:style-name="T3">not null ,</text:span><text:line-break/><text:span text:style-name="T3"> <text:s/></text:span><text:span text:style-name="T10">birthday </text:span><text:span text:style-name="T3">date not null ,</text:span><text:line-break/><text:span text:style-name="T3"> <text:s/></text:span><text:span text:style-name="T10">height </text:span><text:span text:style-name="T3">float4 not null ,</text:span><text:line-break/><text:span text:style-name="T3"> <text:s/></text:span><text:span text:style-name="T10">weight </text:span><text:span text:style-name="T3">int not null,</text:span><text:line-break/><text:span text:style-name="T3"> <text:s/></text:span><text:span text:style-name="T10">team_id </text:span><text:span text:style-name="T3">int references </text:span><text:span text:style-name="T7">team(</text:span><text:span text:style-name="T10">id</text:span><text:span text:style-name="T7">) </text:span><text:span text:style-name="T3">on update cascade on delete set null</text:span><text:line-break/><text:span text:style-name="T7">)</text:span><text:span text:style-name="T3">;</text:span></text:p>
      <text:p text:style-name="P78"><text:span text:style-name="T3"/></text:p>
      <text:p text:style-name="P60"/>
      <text:p text:style-name="P10"/>
      <text:p text:style-name="P10"/>
      <text:p text:style-name="P11"><text:span text:style-name="T55">C</text:span>ontiene i seguenti campi:</text:p>
      <text:p text:style-name="P11"/>
      <text:list xml:id="list718787480" text:style-name="L4">
        <text:list-item>
          <text:p text:style-name="P77"><text:span text:style-name="T18">id</text:span>: dato di tipo serial utilizzato come chiave primaria</text:p>
        </text:list-item>
        <text:list-item>
          <text:p text:style-name="P77"><text:span text:style-name="T22">name</text:span>: stringa di lunghezza variabile (massimo 100 caratteri) contenente il nome del <text:span text:style-name="T70">giocatore</text:span></text:p>
        </text:list-item>
        <text:list-item>
          <text:p text:style-name="P77"><text:span text:style-name="T22">birthday</text:span>: <text:span text:style-name="T70">data di nascita del giocatore</text:span></text:p>
        </text:list-item>
        <text:list-item>
          <text:p text:style-name="P77"><text:span text:style-name="T22">height</text:span>: <text:span text:style-name="T70">dato in virgola mobile per rappresentare l’altezza (in centimetri). </text:span><text:span text:style-name="T39">float4</text:span><text:span text:style-name="T70"> rappresenta <text:s text:c="3"/>numeri in virgola mobile a precisione singola, in modo da occupare meno spazio nel database</text:span></text:p>
        </text:list-item>
        <text:list-item>
          <text:p text:style-name="P77"><text:span text:style-name="T22">weight</text:span>: <text:span text:style-name="T71">campo di tipo intero che indica il peso del giocatore</text:span></text:p>
        </text:list-item>
        <text:list-item>
          <text:p text:style-name="P79"><text:span text:style-name="T70">team</text:span>_id<text:span text:style-name="T62">: </text:span><text:span text:style-name="T63">referenzia </text:span><text:span text:style-name="T64">il team a cui appartiene il giocatore</text:span></text:p>
        </text:list-item>
      </text:list>
      <text:p text:style-name="P12"><text:soft-page-break/><text:span text:style-name="T83">- c</text:span><text:span text:style-name="T82">urrency</text:span></text:p>
      <text:p text:style-name="P12"/>
      <text:p text:style-name="P12">Contiene dati relativi alla valuta delle scommesse.</text:p>
      <text:p text:style-name="P12"/>
      <text:p text:style-name="P12">Codice per la realizzazione:</text:p>
      <text:p text:style-name="P12"/>
      <text:p text:style-name="P12"><text:span text:style-name="T3">create table </text:span><text:span text:style-name="T7">currency(</text:span><text:line-break/><text:span text:style-name="T7"> <text:s/></text:span><text:span text:style-name="T10">code </text:span><text:span text:style-name="T3">char</text:span><text:span text:style-name="T7">(</text:span><text:span text:style-name="T16">3</text:span><text:span text:style-name="T7">) </text:span><text:span text:style-name="T3">not null primary key</text:span><text:line-break/><text:span text:style-name="T7">)</text:span><text:span text:style-name="T3">;</text:span></text:p>
      <text:p text:style-name="P61"/>
      <text:p text:style-name="P12"/>
      <text:p text:style-name="P13">Contiene <text:span text:style-name="T73">un solo</text:span> camp<text:span text:style-name="T73">o</text:span>:</text:p>
      <text:list xml:id="list689740965" text:style-name="L5">
        <text:list-item>
          <text:p text:style-name="P80"><text:span text:style-name="T18">code</text:span>: stringa di lunghezza fissa (3 caratteri) <text:s/>che contiene il codice univoco per ogni valuta, <text:s text:c="4"/><text:span text:style-name="T65">utilizzata come chiave primaria</text:span>.</text:p>
        </text:list-item>
      </text:list>
      <text:p text:style-name="P12"/>
      <text:p text:style-name="P12"/>
      <text:p text:style-name="P12"/>
      <text:p text:style-name="P46"><text:span text:style-name="T41">- m</text:span>atch</text:p>
      <text:p text:style-name="P12"/>
      <text:p text:style-name="P12">Contiene dati relativi ai match svolti.</text:p>
      <text:p text:style-name="P12"/>
      <text:p text:style-name="P12">Codice per la realizzazione:</text:p>
      <text:p text:style-name="P12"/>
      <text:p text:style-name="P83"><text:span text:style-name="T3">create table match</text:span><text:span text:style-name="T7">(</text:span><text:line-break/><text:span text:style-name="T7"> <text:s/></text:span><text:span text:style-name="T10">id </text:span><text:span text:style-name="T3">serial primary key not null ,</text:span><text:line-break/><text:span text:style-name="T3"> <text:s/></text:span><text:span text:style-name="T10">home_team_id </text:span><text:span text:style-name="T3">int references </text:span><text:span text:style-name="T7">team(</text:span><text:span text:style-name="T10">id</text:span><text:span text:style-name="T7">) </text:span><text:span text:style-name="T3">on update cascade on delete no action ,</text:span><text:line-break/><text:span text:style-name="T3"> <text:s/></text:span><text:span text:style-name="T10">away_team_id </text:span><text:span text:style-name="T3">int references </text:span><text:span text:style-name="T7">team(</text:span><text:span text:style-name="T10">id</text:span><text:span text:style-name="T7">) </text:span><text:span text:style-name="T3">on update cascade on delete no action ,</text:span><text:line-break/><text:span text:style-name="T3"> <text:s/></text:span><text:span text:style-name="T10">season </text:span><text:span text:style-name="T3">int not null default </text:span><text:span text:style-name="T43">extract</text:span><text:span text:style-name="T7">(</text:span><text:span text:style-name="T3">year from </text:span><text:span text:style-name="T43">now</text:span><text:span text:style-name="T7">())</text:span><text:span text:style-name="T3">,</text:span><text:line-break/><text:span text:style-name="T3"> <text:s/></text:span><text:span text:style-name="T10">stage </text:span><text:span text:style-name="T3">int not null ,</text:span><text:line-break/><text:span text:style-name="T3"> <text:s/></text:span><text:span text:style-name="T10">date </text:span><text:span text:style-name="T3">timestamp not null ,</text:span><text:line-break/><text:span text:style-name="T3"> <text:s/></text:span><text:span text:style-name="T10">a_team_goal </text:span><text:span text:style-name="T3">int not null default </text:span><text:span text:style-name="T16">0</text:span><text:span text:style-name="T3">,</text:span><text:line-break/><text:span text:style-name="T3"> <text:s/></text:span><text:span text:style-name="T10">h_team_goal </text:span><text:span text:style-name="T3">int not null default </text:span><text:span text:style-name="T16">0</text:span><text:span text:style-name="T3">,</text:span><text:line-break/><text:span text:style-name="T3"> <text:s/></text:span><text:span text:style-name="T10">league_id </text:span><text:span text:style-name="T3">int references </text:span><text:span text:style-name="T7">league(</text:span><text:span text:style-name="T10">id</text:span><text:span text:style-name="T7">) </text:span><text:span text:style-name="T3">on update cascade on delete set null ,</text:span><text:line-break/><text:span text:style-name="T3"> <text:s/></text:span><text:span text:style-name="T10">country_id </text:span><text:span text:style-name="T3">int not null references </text:span><text:span text:style-name="T7">country(</text:span><text:span text:style-name="T10">id</text:span><text:span text:style-name="T7">) </text:span><text:span text:style-name="T3">on update cascade on delete set null ,</text:span><text:line-break/><text:span text:style-name="T3"> <text:s/></text:span><text:span text:style-name="T10">operator_id </text:span><text:span text:style-name="T3">int not null references </text:span><text:span text:style-name="T7">users(</text:span><text:span text:style-name="T10">id</text:span><text:span text:style-name="T7">) </text:span><text:span text:style-name="T3">on update cascade on delete no action ,</text:span></text:p>
      <text:p text:style-name="P83"><text:line-break/><text:span text:style-name="T3"> <text:s/>unique </text:span><text:span text:style-name="T7">(</text:span><text:span text:style-name="T10">date</text:span><text:span text:style-name="T3">,</text:span><text:span text:style-name="T10">league_id</text:span><text:span text:style-name="T3">,</text:span><text:span text:style-name="T10">country_id</text:span><text:span text:style-name="T3">,</text:span><text:span text:style-name="T10">home_team_id</text:span><text:span text:style-name="T3">,</text:span><text:span text:style-name="T10">away_team_id</text:span><text:span text:style-name="T3">,</text:span><text:span text:style-name="T10">stage</text:span><text:span text:style-name="T7">)</text:span><text:span text:style-name="T3">,</text:span></text:p>
      <text:p text:style-name="P83"><text:line-break/><text:span text:style-name="T3"> <text:s/>check </text:span><text:span text:style-name="T7">( </text:span><text:span text:style-name="T10">home_team_id </text:span><text:span text:style-name="T7">&lt;&gt; </text:span><text:span text:style-name="T10">away_team_id </text:span><text:span text:style-name="T7">)</text:span><text:span text:style-name="T3">,</text:span><text:line-break/><text:span text:style-name="T3"> <text:s/>check </text:span><text:span text:style-name="T7">( </text:span><text:span text:style-name="T10">a_team_goal </text:span><text:span text:style-name="T7">&gt;= </text:span><text:span text:style-name="T16">0 </text:span><text:span text:style-name="T7">)</text:span><text:span text:style-name="T3">,</text:span><text:line-break/><text:span text:style-name="T3"> <text:s/>check </text:span><text:span text:style-name="T7">( </text:span><text:span text:style-name="T10">h_team_goal </text:span><text:span text:style-name="T7">&gt;= </text:span><text:span text:style-name="T16">0 </text:span><text:span text:style-name="T7">)</text:span><text:line-break/><text:span text:style-name="T7">)</text:span><text:span text:style-name="T3">;</text:span></text:p>
      <text:p text:style-name="P62"/>
      <text:p text:style-name="P12"/>
      <text:p text:style-name="P13">Contiene i seguenti campi:</text:p>
      <text:list xml:id="list399224498" text:style-name="L6">
        <text:list-item>
          <text:p text:style-name="P81"><text:span text:style-name="T18">id</text:span>: dato di tipo serial utilizzato come chiave primaria</text:p>
        </text:list-item>
        <text:list-item>
          <text:p text:style-name="P81"><text:span text:style-name="T18">home_team_id</text:span>: chiave esterna che referenzia una tupla della tabella team. <text:span text:style-name="T84">Nel caso di eliminazione dell’id del team, non viene eseguita alcuna azione: è stata fatta questa scelta in quanto si possono effettuare scommesse sulle partite, ed eliminando il record dovremmo o eliminare le scommesse a loro volta, oppure farle referenziare ad un match nullo</text:span></text:p>
        </text:list-item>
        <text:list-item>
          <text:p text:style-name="P81"><text:span text:style-name="T18">away_team_id</text:span>: chiave esterna che referenzia una tupla della tabella team</text:p>
        </text:list-item>
        <text:list-item>
          <text:p text:style-name="P81"><text:span text:style-name="T18">season</text:span>: intero che indica l’anno della stagione in cui si è svolto il match</text:p>
        </text:list-item>
        <text:list-item>
          <text:p text:style-name="P81"><text:span text:style-name="T18">stage</text:span>: intero che indica il numero dello stage in cui si è svolto il match</text:p>
        </text:list-item>
        <text:list-item>
          <text:p text:style-name="P81"><text:soft-page-break/><text:span text:style-name="T18">date</text:span>: variabile di tipo time<text:span text:style-name="T85">stamp</text:span> che contiene la data e l’ora in cui si è svolto il match</text:p>
        </text:list-item>
        <text:list-item>
          <text:p text:style-name="P81"><text:span text:style-name="T18">a_team_goal</text:span>: intero che contiene il numero di goals effettuati dalla squadra <text:span text:style-name="T27">fuori casa</text:span></text:p>
        </text:list-item>
        <text:list-item>
          <text:p text:style-name="P82"><text:span text:style-name="T18">h_team_goal</text:span>: intero che contiene il numero di goals effettuati dalla squadra <text:span text:style-name="T27">in casa</text:span></text:p>
        </text:list-item>
        <text:list-item>
          <text:p text:style-name="P85"><text:span text:style-name="T18">league_id</text:span>: chiave esterna che referenzia una tupla della tabella league</text:p>
        </text:list-item>
        <text:list-item>
          <text:p text:style-name="P85"><text:span text:style-name="T18">country_id</text:span>: chiave esterna che referenzia una tupla della tabella country</text:p>
        </text:list-item>
        <text:list-item>
          <text:p text:style-name="P85"><text:span text:style-name="T18">operator_id</text:span>: chiave esterna che referenzia una tupla della tabella users</text:p>
        </text:list-item>
      </text:list>
      <text:p text:style-name="P34"/>
      <text:p text:style-name="P34">Notare che viene controllato che la combinazione dei valori date, league_id,country_id siano uniche <text:span text:style-name="T28">in modo da impedire l’inserimento dei dati di uno stesso match più volte.</text:span></text:p>
      <text:p text:style-name="P15">Viene inoltre controllato che l’id della squadra in casa sia diverso da quello della squadra fuori casa.</text:p>
      <text:p text:style-name="P14"/>
      <text:p text:style-name="P14"/>
      <text:p text:style-name="P14"/>
      <text:p text:style-name="P47">- <text:span text:style-name="T51">player_attribute</text:span></text:p>
      <text:p text:style-name="P14"/>
      <text:p text:style-name="P39">Contiene dati relativi alle caratteristiche dei giocatori della tabella player nel tempo.</text:p>
      <text:p text:style-name="P39"/>
      <text:p text:style-name="P39">Codice per la creazione:</text:p>
      <text:p text:style-name="P39"/>
      <text:p text:style-name="P39"><text:span text:style-name="T3">create table </text:span><text:span text:style-name="T7">player_attribute(</text:span><text:line-break/><text:span text:style-name="T7"> <text:s text:c="3"/></text:span><text:span text:style-name="T10">player_id </text:span><text:span text:style-name="T3">int not null references </text:span><text:span text:style-name="T7">player(</text:span><text:span text:style-name="T10">id</text:span><text:span text:style-name="T7">) </text:span><text:span text:style-name="T3">on update cascade on delete cascade ,</text:span><text:line-break/><text:span text:style-name="T3"> <text:s text:c="3"/></text:span><text:span text:style-name="T10">date </text:span><text:span text:style-name="T3">timestamp not null,</text:span><text:line-break/><text:span text:style-name="T3"> <text:s text:c="3"/></text:span><text:span text:style-name="T10">name </text:span><text:span text:style-name="T3">varchar</text:span><text:span text:style-name="T7">(</text:span><text:span text:style-name="T16">50</text:span><text:span text:style-name="T7">) </text:span><text:span text:style-name="T3">not null,</text:span><text:line-break/><text:span text:style-name="T3"> <text:s text:c="3"/></text:span><text:span text:style-name="T10">val </text:span><text:span text:style-name="T3">int not null,</text:span><text:line-break/><text:span text:style-name="T3"> <text:s text:c="3"/>unique </text:span><text:span text:style-name="T7">(</text:span><text:span text:style-name="T10">player_id</text:span><text:span text:style-name="T3">,</text:span><text:span text:style-name="T10">date</text:span><text:span text:style-name="T3">,</text:span><text:span text:style-name="T10">name</text:span><text:span text:style-name="T7">)</text:span><text:line-break/><text:span text:style-name="T7">)</text:span><text:span text:style-name="T3">;</text:span></text:p>
      <text:p text:style-name="P53"/>
      <text:p text:style-name="P53"/>
      <text:p text:style-name="P39"><text:span text:style-name="T66">Contiene i seguenti campi</text:span>:</text:p>
      <text:list xml:id="list2742633418" text:style-name="L7">
        <text:list-item>
          <text:p text:style-name="P86"><text:span text:style-name="T18">player_id</text:span>: chiave esterna che referenzia una tupla della tabella player</text:p>
        </text:list-item>
        <text:list-item>
          <text:p text:style-name="P86"><text:span text:style-name="T18">date</text:span>: campo ti tipo timestamp che contiene la data e l’ora della registrazione dei dati.</text:p>
        </text:list-item>
        <text:list-item>
          <text:p text:style-name="P86"><text:span text:style-name="T20">name</text:span>: <text:span text:style-name="T66">stringa di lunghezza variabile (massimo 50 caratteri) che contiene il nome dell’attributo.</text:span></text:p>
        </text:list-item>
        <text:list-item>
          <text:p text:style-name="P87"><text:span text:style-name="T18">val</text:span>: intero che contiene il valore dell’attributo. <text:span text:style-name="T67">Alcuni attributi presenti nel file csv non sono <text:s text:c="5"/>numerici, ma contengono stringhe. La conversione a valori interi è affidata alla pagina PHP che si occupa dell’importazione del file.</text:span></text:p>
        </text:list-item>
      </text:list>
      <text:p text:style-name="P39"/>
      <text:p text:style-name="P40">Come chiave primaria sono utilizzati i campi <text:span text:style-name="T36">player_id</text:span> e <text:span text:style-name="T36">date</text:span>, in quanto non possono esistere 2 o più <text:span text:style-name="T52">tuple riferite allo</text:span> stesso giocatore nello stesso esatto momento.</text:p>
      <text:p text:style-name="P39"/>
      <text:p text:style-name="P14"/>
      <text:p text:style-name="P14"/>
      <text:p text:style-name="P47"/>
      <text:p text:style-name="P47"/>
      <text:p text:style-name="P47"><text:span text:style-name="T41">- b</text:span>et_society</text:p>
      <text:p text:style-name="P14"/>
      <text:p text:style-name="P14">Contiene dati relativi alle aziende di scommesse.</text:p>
      <text:p text:style-name="P14"/>
      <text:p text:style-name="P14">Codice per la realizzazione:</text:p>
      <text:p text:style-name="P14"/>
      <text:p text:style-name="P14"><text:soft-page-break/><text:span text:style-name="T3">create table </text:span><text:span text:style-name="T7">bet_society(</text:span><text:line-break/><text:span text:style-name="T7"> <text:s text:c="3"/></text:span><text:span text:style-name="T10">id </text:span><text:span text:style-name="T3">serial primary key not null ,</text:span><text:line-break/><text:span text:style-name="T3"> <text:s text:c="3"/></text:span><text:span text:style-name="T10">short_name </text:span><text:span text:style-name="T3">varchar</text:span><text:span text:style-name="T7">(</text:span><text:span text:style-name="T16">10</text:span><text:span text:style-name="T7">) </text:span><text:span text:style-name="T3">not null ,</text:span><text:line-break/><text:span text:style-name="T3"> <text:s text:c="3"/></text:span><text:span text:style-name="T10">long_name </text:span><text:span text:style-name="T3">varchar</text:span><text:span text:style-name="T7">(</text:span><text:span text:style-name="T16">100</text:span><text:span text:style-name="T7">) </text:span><text:span text:style-name="T3">not null</text:span><text:line-break/><text:span text:style-name="T7">)</text:span><text:span text:style-name="T3">;</text:span></text:p>
      <text:p text:style-name="P64"/>
      <text:p text:style-name="P14"/>
      <text:p text:style-name="P14">Contiene 3 campi:</text:p>
      <text:list xml:id="list3467218604" text:style-name="L8">
        <text:list-item>
          <text:p text:style-name="P88"><text:span text:style-name="T18">id</text:span>: dato di tipo serial utilizzato come chiave primaria</text:p>
        </text:list-item>
        <text:list-item>
          <text:p text:style-name="P88"><text:span text:style-name="T18">short_name</text:span>: stringa di lunghezza variabile (massimo 10 caratteri) che contiene l’abbreviazione del nome dell’azienda</text:p>
        </text:list-item>
        <text:list-item>
          <text:p text:style-name="P88"><text:span text:style-name="T18">long_name</text:span>: stringa di lunghezza variabile (massimo 100 caratteri) che contiene il nome completo dell’azienda</text:p>
        </text:list-item>
      </text:list>
      <text:p text:style-name="P14"/>
      <text:p text:style-name="P14"/>
      <text:p text:style-name="P95"><text:span text:style-name="T41">- users</text:span></text:p>
      <text:p text:style-name="P92"/>
      <text:p text:style-name="P92">Contiene dati relativi <text:span text:style-name="T72">ai vari utenti che operano sul database</text:span>.</text:p>
      <text:p text:style-name="P92"/>
      <text:p text:style-name="P92">Codice per la realizzazione:</text:p>
      <text:p text:style-name="P92"/>
      <text:p text:style-name="P92"><text:span text:style-name="T3">reate table </text:span><text:span text:style-name="T7">users(</text:span><text:line-break/><text:span text:style-name="T7"> <text:s/></text:span><text:span text:style-name="T10">id </text:span><text:span text:style-name="T3">serial not null primary key ,</text:span><text:line-break/><text:span text:style-name="T3"> <text:s/></text:span><text:span text:style-name="T10">username </text:span><text:span text:style-name="T3">varchar</text:span><text:span text:style-name="T7">(</text:span><text:span text:style-name="T16">100</text:span><text:span text:style-name="T7">) </text:span><text:span text:style-name="T3">not null unique ,</text:span><text:line-break/><text:span text:style-name="T3"> <text:s/></text:span><text:span text:style-name="T10">password </text:span><text:span text:style-name="T3">char</text:span><text:span text:style-name="T7">(</text:span><text:span text:style-name="T16">128</text:span><text:span text:style-name="T7">) </text:span><text:span text:style-name="T3">not null,</text:span><text:line-break/><text:span text:style-name="T3"> <text:s/></text:span><text:span text:style-name="T10">salt </text:span><text:span text:style-name="T3">char</text:span><text:span text:style-name="T7">(</text:span><text:span text:style-name="T16">128</text:span><text:span text:style-name="T7">) </text:span><text:span text:style-name="T3">not null,</text:span><text:line-break/><text:span text:style-name="T3"> <text:s/></text:span><text:span text:style-name="T10">level </text:span><text:span text:style-name="T3">smallint not null default </text:span><text:span text:style-name="T16">2</text:span><text:span text:style-name="T3">,</text:span><text:line-break/><text:span text:style-name="T3"> <text:s/></text:span><text:span text:style-name="T10">bet_society_id </text:span><text:span text:style-name="T3">int references </text:span><text:span text:style-name="T7">bet_society(</text:span><text:span text:style-name="T10">id</text:span><text:span text:style-name="T7">) </text:span><text:span text:style-name="T3">on update cascade on delete no action <text:tab/><text:tab/><text:tab/>default null,</text:span><text:line-break/><text:span text:style-name="T3"> <text:s/>check </text:span><text:span text:style-name="T7">( </text:span><text:span text:style-name="T10">level </text:span><text:span text:style-name="T3">between </text:span><text:span text:style-name="T16">0 </text:span><text:span text:style-name="T3">and </text:span><text:span text:style-name="T16">2</text:span><text:span text:style-name="T7">)</text:span><text:line-break/><text:span text:style-name="T7">)</text:span><text:span text:style-name="T3">;</text:span></text:p>
      <text:p text:style-name="P92"><text:span text:style-name="T3"/></text:p>
      <text:p text:style-name="P66"/>
      <text:p text:style-name="P92"/>
      <text:p text:style-name="P92">Contiene 3 campi:</text:p>
      <text:list xml:id="list221020132339370" text:continue-numbering="true" text:style-name="L8">
        <text:list-item>
          <text:p text:style-name="P89"><text:span text:style-name="T18">id</text:span>: dato di tipo serial utilizzato come chiave primaria</text:p>
        </text:list-item>
        <text:list-item>
          <text:p text:style-name="P89"><text:span text:style-name="T23">user</text:span><text:span text:style-name="T18">name</text:span>: stringa di lunghezza variabile (massimo 10 caratteri) che contiene <text:span text:style-name="T73">il nome dell’utente</text:span></text:p>
        </text:list-item>
        <text:list-item>
          <text:p text:style-name="P89"><text:span text:style-name="T24">password</text:span>: stringa di lunghezza <text:span text:style-name="T73">fissa</text:span> (<text:span text:style-name="T73">128</text:span> caratteri) che contiene <text:span text:style-name="T73">la password di login nell’account, cifrata con algoritmo sha512</text:span></text:p>
        </text:list-item>
        <text:list-item>
          <text:p text:style-name="P101"><text:span text:style-name="T18">salt</text:span>: numero generato casualmente alla creazione dell’account, criptato con sha512 (dunque salvato come la password con una stringa di 128 caratteri)</text:p>
        </text:list-item>
        <text:list-item>
          <text:p text:style-name="P101"><text:span text:style-name="T18">level</text:span>: intero che ha la funzione di specificare il tipo di utente: 0 per gli admin, 1 per gli operatori, 2 per i partner (<text:span text:style-name="T36">smallint</text:span> è un intero che usa solo 2 bytes)</text:p>
        </text:list-item>
        <text:list-item>
          <text:p text:style-name="P101"><text:span text:style-name="T18">bet_society_id</text:span>: referenzia la società di scommesse per cui lavora l’utente, ammesso che sia di tipo partner (livello 2), altrimenti questo campo viene lasciato con il valore di <text:span text:style-name="T36">null</text:span></text:p>
        </text:list-item>
      </text:list>
      <text:p text:style-name="P14"/>
      <text:p text:style-name="P14"/>
      <text:p text:style-name="P47"><text:span text:style-name="T41">- b</text:span>ets</text:p>
      <text:p text:style-name="P14"/>
      <text:p text:style-name="P14">Contiene dati relativi alle scommesse effettuate</text:p>
      <text:p text:style-name="P14"/>
      <text:p text:style-name="P14"><text:soft-page-break/>Codice per la creazione:</text:p>
      <text:p text:style-name="P14"/>
      <text:p text:style-name="P16"><text:span text:style-name="T3">create table </text:span><text:span text:style-name="T7">bets(</text:span><text:line-break/><text:span text:style-name="T7"> <text:s/></text:span><text:span text:style-name="T10">match_id </text:span><text:span text:style-name="T3">int references match</text:span><text:span text:style-name="T7">(</text:span><text:span text:style-name="T10">id</text:span><text:span text:style-name="T7">) </text:span><text:span text:style-name="T3">on update cascade on delete set null ,</text:span><text:line-break/><text:span text:style-name="T3"> <text:s/></text:span><text:span text:style-name="T10">partner_id </text:span><text:span text:style-name="T3">int not null references </text:span><text:span text:style-name="T7">users(</text:span><text:span text:style-name="T10">id</text:span><text:span text:style-name="T7">) </text:span><text:span text:style-name="T3">on update cascade on delete no action ,</text:span><text:line-break/><text:span text:style-name="T3"> <text:s/></text:span><text:span text:style-name="T10">bet </text:span><text:span text:style-name="T3">bet_domain ,</text:span><text:line-break/><text:span text:style-name="T3"> <text:s/></text:span><text:span text:style-name="T10">value </text:span><text:span text:style-name="T3">numeric not null default </text:span><text:span text:style-name="T16">0</text:span><text:span text:style-name="T3">,</text:span><text:line-break/><text:span text:style-name="T3"> <text:s/></text:span><text:span text:style-name="T10">currency_id </text:span><text:span text:style-name="T3">char</text:span><text:span text:style-name="T7">(</text:span><text:span text:style-name="T16">3</text:span><text:span text:style-name="T7">) </text:span><text:span text:style-name="T3">not null references </text:span><text:span text:style-name="T7">currency(</text:span><text:span text:style-name="T10">code</text:span><text:span text:style-name="T7">)</text:span><text:span text:style-name="T3">,</text:span></text:p>
      <text:p text:style-name="P16"><text:line-break/><text:span text:style-name="T3"> <text:s/>primary key </text:span><text:span text:style-name="T7">(</text:span><text:span text:style-name="T10">match_id</text:span><text:span text:style-name="T3">,</text:span><text:span text:style-name="T10">partner_id</text:span><text:span text:style-name="T3">,</text:span><text:span text:style-name="T10">bet</text:span><text:span text:style-name="T3">,</text:span><text:span text:style-name="T10">currency_id</text:span><text:span text:style-name="T7">)</text:span><text:line-break/><text:span text:style-name="T7">)</text:span><text:span text:style-name="T3">;</text:span></text:p>
      <text:p text:style-name="P65"/>
      <text:p text:style-name="P14"/>
      <text:p text:style-name="P14"/>
      <text:p text:style-name="P15">Contiene i seguenti campi:</text:p>
      <text:list xml:id="list295265" text:style-name="L9">
        <text:list-item>
          <text:p text:style-name="P90"><text:span text:style-name="T18">match_id</text:span>: chiave esterna che referenzia una tupla della tabella match</text:p>
        </text:list-item>
        <text:list-item>
          <text:p text:style-name="P90"><text:span text:style-name="T18">society_id</text:span>: chiave esterna che referenzia una tupla della tabella bet_society</text:p>
        </text:list-item>
        <text:list-item>
          <text:p text:style-name="P90"><text:span text:style-name="T18">partner_id</text:span>: chiave esterna che referenzia una tupla della tabella users</text:p>
        </text:list-item>
        <text:list-item>
          <text:p text:style-name="P90"><text:span text:style-name="T18">bet</text:span>: stringa di 1 carattere che indica su quale risultato della partita la scommessa è valida. Può <text:s text:c="23"/>essere ‘a’ nel caso valga per la vincita della squadra fuori casa, ‘h’ nel caso valga per la vincita della squadra in casa e ‘d’ nel caso valga per il pareggio</text:p>
        </text:list-item>
        <text:list-item>
          <text:p text:style-name="P90"><text:span text:style-name="T18">value</text:span>: variabile di tipo numeric che indica la quantità di denaro puntata</text:p>
        </text:list-item>
        <text:list-item>
          <text:p text:style-name="P90"><text:span text:style-name="T18">currency_id</text:span>: chiave esterna che referenzia una tupla della tabella currency</text:p>
        </text:list-item>
      </text:list>
      <text:p text:style-name="P14"/>
      <text:p text:style-name="P15">Notare che i <text:span text:style-name="T55">campi</text:span> <text:span text:style-name="T36">match_id</text:span>, <text:span text:style-name="T68">partner</text:span><text:span text:style-name="T36">_id, bet </text:span><text:span text:style-name="T38">e currency_id</text:span> sono utilizzati come chiave primaria, in quanto non possono esistere più combinazioni uguali di tali <text:span text:style-name="T33">dati (altrimenti la stessa società, per esempio, potrebbe puntare più volte per il pareggio di uno stesso match).</text:span></text:p>
      <text:p text:style-name="P14"/>
      <text:p text:style-name="P14"/>
      <text:p text:style-name="P14"/>
      <text:p text:style-name="P93">- initial_formation</text:p>
      <text:p text:style-name="P18"/>
      <text:p text:style-name="P18">Contiene dati relativi alla <text:span text:style-name="T68">formazione iniziale</text:span> di un team.</text:p>
      <text:p text:style-name="P18"/>
      <text:p text:style-name="P36">Codice per la creazione:</text:p>
      <text:p text:style-name="P35"/>
      <text:p text:style-name="P97"><text:span text:style-name="T3">create table </text:span><text:span text:style-name="T7">initial_formation(</text:span><text:line-break/><text:span text:style-name="T7"> <text:s/></text:span><text:span text:style-name="T10">match_id </text:span><text:span text:style-name="T3">int not null references match</text:span><text:span text:style-name="T7">(</text:span><text:span text:style-name="T10">id</text:span><text:span text:style-name="T7">) </text:span><text:span text:style-name="T3">on update cascade on delete cascade ,</text:span><text:line-break/><text:span text:style-name="T3"> <text:s/></text:span><text:span text:style-name="T10">player_id </text:span><text:span text:style-name="T3">int references </text:span><text:span text:style-name="T7">player(</text:span><text:span text:style-name="T10">id</text:span><text:span text:style-name="T7">) </text:span><text:span text:style-name="T3">on update cascade on delete set null,</text:span></text:p>
      <text:p text:style-name="P97"><text:line-break/><text:span text:style-name="T3"> <text:s/>unique </text:span><text:span text:style-name="T7">(</text:span><text:span text:style-name="T10">match_id</text:span><text:span text:style-name="T3">,</text:span><text:span text:style-name="T10">player_id</text:span><text:span text:style-name="T7">)</text:span><text:line-break/><text:span text:style-name="T7">)</text:span><text:span text:style-name="T3">;</text:span></text:p>
      <text:p text:style-name="P67"/>
      <text:p text:style-name="P35"/>
      <text:p text:style-name="P35"/>
      <text:p text:style-name="P36">Contiene i seguenti campi:</text:p>
      <text:list xml:id="list1895237584" text:style-name="L10">
        <text:list-item>
          <text:p text:style-name="P96"><text:span text:style-name="T21">match_id</text:span>: <text:span text:style-name="T68">l’id che referenzia il match</text:span>.</text:p>
        </text:list-item>
        <text:list-item>
          <text:p text:style-name="P96"><text:span text:style-name="T21">player</text:span><text:span text:style-name="T18">_id</text:span>: chiave esterna che referenzia un <text:span text:style-name="T69">record</text:span> della tabella <text:span text:style-name="T68">player</text:span>.</text:p>
        </text:list-item>
      </text:list>
      <text:p text:style-name="P18"/>
      <text:p text:style-name="P18"/>
      <text:p text:style-name="P99"/>
      <text:p text:style-name="P18"/>
      <text:p text:style-name="P18"><text:soft-page-break/></text:p>
      <text:p text:style-name="P18"/>
      <text:p text:style-name="P48">- <text:span text:style-name="T50">login_attempt</text:span></text:p>
      <text:p text:style-name="P18"/>
      <text:p text:style-name="P38">Contiene dati relativi ai tentativi falliti di login da parte degli utenti della tabella users.</text:p>
      <text:p text:style-name="P38"/>
      <text:p text:style-name="P38">Codice per la creazione:</text:p>
      <text:p text:style-name="P37"/>
      <text:p text:style-name="P37"><text:span text:style-name="T2">create table </text:span><text:span text:style-name="T7">login_attempt(</text:span><text:line-break/><text:span text:style-name="T7"> <text:s/></text:span><text:span text:style-name="T10">user_id </text:span><text:span text:style-name="T2">int not null references </text:span><text:span text:style-name="T7">users(</text:span><text:span text:style-name="T10">id</text:span><text:span text:style-name="T7">) </text:span><text:span text:style-name="T2">on update cascade on delete cascade </text:span><text:span text:style-name="T3">,</text:span><text:line-break/><text:span text:style-name="T3"> <text:s/></text:span><text:span text:style-name="T13">time </text:span><text:span text:style-name="T2">varchar</text:span><text:span text:style-name="T7">(</text:span><text:span text:style-name="T16">30</text:span><text:span text:style-name="T7">) </text:span><text:span text:style-name="T2">not null</text:span><text:line-break/><text:span text:style-name="T7">)</text:span><text:span text:style-name="T3">;</text:span></text:p>
      <text:p text:style-name="P37"/>
      <text:p text:style-name="P17"/>
      <text:p text:style-name="P38">Contiene i seguenti campi:</text:p>
      <text:p text:style-name="P38"/>
      <text:list xml:id="list3409786804" text:style-name="L13">
        <text:list-item>
          <text:p text:style-name="P98"><text:span text:style-name="T18">user_id</text:span>: chiave esterna che referenzia una tupla della tabella users</text:p>
        </text:list-item>
        <text:list-item>
          <text:p text:style-name="P98"><text:span text:style-name="T18">time</text:span>: stringa di lunghezza variabile (massimo 30 caratteri) che contiene il timestamp generato da PHP durante il login fallito.</text:p>
        </text:list-item>
      </text:list>
      <text:p text:style-name="P17"/>
      <text:p text:style-name="P17"/>
      <text:p text:style-name="P17"/>
      <text:p text:style-name="P1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Utenti</text:p>
      <text:p text:style-name="P41"/>
      <text:p text:style-name="P22">Per questo database sono stati creati 4 utenti, <text:span text:style-name="T40">ognuno con diversi scopi e permessi su differenti tabelle. Le password sono state scelte appositamente lunghe e complesse, in modo da risultare più difficile un eventuale tentativo di intrusione. </text:span></text:p>
      <text:p text:style-name="P22"/>
      <text:p text:style-name="P22"/>
      <text:p text:style-name="P52">- login_user</text:p>
      <text:p text:style-name="P22"><text:soft-page-break/></text:p>
      <text:p text:style-name="P25">Questo utente serve unicamente per il login o la registrazione degli utenti.</text:p>
      <text:p text:style-name="P22"/>
      <text:p text:style-name="P22">Codice per la creazione:</text:p>
      <text:p text:style-name="P22"/>
      <text:p text:style-name="P20"><text:span text:style-name="T3">create user </text:span><text:span text:style-name="T7">login_user </text:span><text:span text:style-name="T3">with encrypted password </text:span><text:span text:style-name="T29">'rH4KJz5Es2ex7QUqvVntMjSM'</text:span><text:span text:style-name="T3">;</text:span><text:line-break/><text:span text:style-name="T3">grant select,insert on </text:span><text:span text:style-name="T7">users</text:span><text:span text:style-name="T3">,</text:span><text:span text:style-name="T7">login_attempt </text:span><text:span text:style-name="T3">to </text:span><text:span text:style-name="T7">login_user</text:span><text:span text:style-name="T3">;</text:span><text:line-break/><text:span text:style-name="T3">grant select on </text:span><text:span text:style-name="T7">team</text:span><text:span text:style-name="T3">,</text:span><text:span text:style-name="T7">bets</text:span><text:span text:style-name="T3">,</text:span><text:span text:style-name="T7">currency</text:span><text:span text:style-name="T3">,</text:span><text:span text:style-name="T7">player</text:span><text:span text:style-name="T3">,</text:span><text:span text:style-name="T7">country</text:span><text:span text:style-name="T3">,match,</text:span><text:span text:style-name="T7">player_attribute</text:span><text:span text:style-name="T3">,</text:span><text:line-break/><text:span text:style-name="T3"> <text:s text:c="3"/><text:tab/><text:tab/></text:span><text:span text:style-name="T7">league</text:span><text:span text:style-name="T3">,</text:span><text:span text:style-name="T7">bet_society</text:span><text:span text:style-name="T3">,public</text:span><text:span text:style-name="T7">.classifica </text:span><text:span text:style-name="T3">to </text:span><text:span text:style-name="T7">login_user</text:span><text:span text:style-name="T3">;</text:span><text:line-break/><text:span text:style-name="T3">grant select,usage on sequence </text:span><text:span text:style-name="T7">users_id_seq </text:span><text:span text:style-name="T3">to </text:span><text:span text:style-name="T7">login_user</text:span><text:span text:style-name="T3">;</text:span><text:line-break/><text:span text:style-name="T3">grant execute on function </text:span><text:span text:style-name="T43">get_best_players</text:span><text:span text:style-name="T7">() </text:span><text:span text:style-name="T3">to </text:span><text:span text:style-name="T7">login_user</text:span><text:span text:style-name="T3">;</text:span></text:p>
      <text:p text:style-name="P20"><text:span text:style-name="T3"/></text:p>
      <text:p text:style-name="P20"/>
      <text:p text:style-name="P24"/>
      <text:p text:style-name="P25">ha permessi di select e insert sulle tabelle users (per la registrazione) e login_attempt. Quest’u<text:span text:style-name="T58">ltima</text:span> serve come difesa contro attacchi di bruteforce: ogni tentativo di login fallito viene salvato qui, e se ce ne sono più di 5 in meno di un’ora, l’utente viene bloccato.</text:p>
      <text:p text:style-name="P25"/>
      <text:p text:style-name="P27">Ha inoltre permessi di select sulla tabella bet_society, in modo che se un nuovo utente di tipo partner viene registrato, può essere associato ad una società di scommesse.</text:p>
      <text:p text:style-name="P27"/>
      <text:p text:style-name="P27">In particolare va osservato l’ultimo comando: esso permette di usufruire della sequenza id della tabella users.</text:p>
      <text:p text:style-name="P26"/>
      <text:p text:style-name="P26"/>
      <text:p text:style-name="P26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- <text:span text:style-name="T42">a</text:span>mministratore</text:p>
      <text:p text:style-name="P26"/>
      <text:p text:style-name="P26">Codice per la creazione:</text:p>
      <text:p text:style-name="P26"/>
      <text:p text:style-name="P106"><text:span text:style-name="T3">create user </text:span><text:span text:style-name="T7">amministratore </text:span><text:span text:style-name="T3">with encrypted password </text:span><text:span text:style-name="T29">'V4Nb3Vy4QJHmgGL9bj7Npds9'</text:span><text:span text:style-name="T3">;</text:span><text:line-break/><text:span text:style-name="T3">grant select,insert,update,delete on </text:span><text:span text:style-name="T7">player_attribute</text:span><text:span text:style-name="T3">,</text:span><text:span text:style-name="T7">team</text:span><text:span text:style-name="T3">,</text:span><text:span text:style-name="T7">player</text:span><text:span text:style-name="T3">,</text:span><text:span text:style-name="T7">league</text:span><text:span text:style-name="T3">,public</text:span><text:span text:style-name="T7">.match</text:span><text:span text:style-name="T3">,</text:span><text:span text:style-name="T7">country</text:span><text:span text:style-name="T3">,</text:span><text:span text:style-name="T7">initial_formation </text:span><text:span text:style-name="T3">to </text:span><text:span text:style-name="T7">amministratore</text:span><text:span text:style-name="T3">;</text:span><text:line-break/><text:span text:style-name="T3">grant select,usage on sequence </text:span><text:span text:style-name="T7">league_id_seq</text:span><text:span text:style-name="T3">,</text:span><text:span text:style-name="T7">team_id_seq</text:span><text:span text:style-name="T3">,</text:span><text:span text:style-name="T7">country_id_seq </text:span><text:span text:style-name="T3">to </text:span><text:span text:style-name="T7">amministratore</text:span><text:span text:style-name="T3">;</text:span><text:line-break/><text:span text:style-name="T3">grant select on </text:span><text:span text:style-name="T7">country </text:span><text:span text:style-name="T3">to </text:span><text:span text:style-name="T7">amministratore</text:span><text:span text:style-name="T3">;</text:span><text:line-break/><text:soft-page-break/><text:span text:style-name="T3">grant trigger on </text:span><text:span text:style-name="T7">classifica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player_formation_assoc</text:span><text:span text:style-name="T7">(initial_formation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insert_team</text:span><text:span text:style-name="T7">(team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delete_team</text:span><text:span text:style-name="T7">(team.</text:span><text:span text:style-name="T10">id</text:span><text:span text:style-name="T7">%</text:span><text:span text:style-name="T3">TYPE</text:span><text:span text:style-name="T7">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update_team</text:span><text:span text:style-name="T7">(team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insert_match</text:span><text:span text:style-name="T7">(</text:span><text:span text:style-name="T3">match</text:span><text:span text:style-name="T7">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insert_country</text:span><text:span text:style-name="T7">(country.</text:span><text:span text:style-name="T10">name</text:span><text:span text:style-name="T7">%</text:span><text:span text:style-name="T3">TYPE</text:span><text:span text:style-name="T7">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delete_country</text:span><text:span text:style-name="T7">(country.</text:span><text:span text:style-name="T10">id</text:span><text:span text:style-name="T7">%</text:span><text:span text:style-name="T3">TYPE</text:span><text:span text:style-name="T7">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update_country</text:span><text:span text:style-name="T7">(country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insert_player</text:span><text:span text:style-name="T7">(player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insert_player_attribute</text:span><text:span text:style-name="T7">(player_attribute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insert_league</text:span><text:span text:style-name="T7">(league.</text:span><text:span text:style-name="T10">name</text:span><text:span text:style-name="T7">%</text:span><text:span text:style-name="T3">TYPE</text:span><text:span text:style-name="T7">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delete_league</text:span><text:span text:style-name="T7">(league.</text:span><text:span text:style-name="T10">id</text:span><text:span text:style-name="T7">%</text:span><text:span text:style-name="T3">TYPE</text:span><text:span text:style-name="T7">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update_league</text:span><text:span text:style-name="T7">(league) </text:span><text:span text:style-name="T3">to </text:span><text:span text:style-name="T7">amministratore</text:span><text:span text:style-name="T3">;</text:span><text:line-break/><text:span text:style-name="T3">grant execute on function </text:span><text:span text:style-name="T43">func_refresh_classifica</text:span><text:span text:style-name="T7">() </text:span><text:span text:style-name="T3">to </text:span><text:span text:style-name="T7">amministratore</text:span><text:span text:style-name="T3">;</text:span></text:p>
      <text:p text:style-name="P106"><text:span text:style-name="T3"/></text:p>
      <text:p text:style-name="P26"/>
      <text:p text:style-name="P27">Questo utente può gestire gli attributi dei giocatori e i giocatori stessi, le squadre, le league <text:span text:style-name="T74">e i paesi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0">- <text:span text:style-name="T42">o</text:span>peratore</text:p>
      <text:p text:style-name="P27"/>
      <text:p text:style-name="P27">Codice per la creazione:</text:p>
      <text:p text:style-name="P26"/>
      <text:p text:style-name="P26"><text:span text:style-name="T3">create user </text:span><text:span text:style-name="T7">operatore </text:span><text:span text:style-name="T3">with encrypted password </text:span><text:span text:style-name="T29">'P4pj92v5Gk7sDk8NaWaNTK2h'</text:span><text:span text:style-name="T3">;</text:span><text:line-break/><text:span text:style-name="T3">grant select on </text:span><text:span text:style-name="T7">team </text:span><text:span text:style-name="T3">to </text:span><text:span text:style-name="T7">operatore</text:span><text:span text:style-name="T3">;</text:span><text:line-break/><text:span text:style-name="T3">grant all privileges on match to </text:span><text:span text:style-name="T7">operatore</text:span><text:span text:style-name="T3">;</text:span><text:line-break/><text:span text:style-name="T3">grant select,usage on </text:span><text:span text:style-name="T7">match_id_seq </text:span><text:span text:style-name="T3">to </text:span><text:span text:style-name="T7">operatore</text:span><text:span text:style-name="T3">;</text:span><text:line-break/><text:span text:style-name="T3">grant trigger on </text:span><text:span text:style-name="T7">classifica </text:span><text:span text:style-name="T3">to </text:span><text:span text:style-name="T7">operatore</text:span><text:span text:style-name="T3">;</text:span><text:line-break/><text:span text:style-name="T3">grant execute on function </text:span><text:span text:style-name="T43">func_refresh_classifica</text:span><text:span text:style-name="T7">() </text:span><text:span text:style-name="T3">to </text:span><text:span text:style-name="T7">operatore</text:span><text:span text:style-name="T3">;</text:span><text:line-break/><text:span text:style-name="T3">grant execute on function </text:span><text:span text:style-name="T43">func_insert_match</text:span><text:span text:style-name="T7">(</text:span><text:span text:style-name="T3">match</text:span><text:span text:style-name="T7">) </text:span><text:span text:style-name="T3">to </text:span><text:span text:style-name="T7">operatore</text:span><text:span text:style-name="T3">;</text:span><text:line-break/><text:span text:style-name="T3">grant execute on function </text:span><text:span text:style-name="T43">func_delete_match</text:span><text:span text:style-name="T7">(</text:span><text:span text:style-name="T3">public</text:span><text:span text:style-name="T7">.match.</text:span><text:span text:style-name="T10">id</text:span><text:span text:style-name="T7">%</text:span><text:span text:style-name="T3">TYPE,public</text:span><text:span text:style-name="T7">.match.</text:span><text:span text:style-name="T10">operator_i</text:span><text:span text:style-name="T12">d<text:tab/><text:tab/><text:tab/><text:tab/><text:tab/><text:tab/><text:tab/><text:tab/><text:tab/><text:tab/></text:span><text:span text:style-name="T7">%</text:span><text:span text:style-name="T3">TYPE</text:span><text:span text:style-name="T7">) </text:span><text:span text:style-name="T3">to </text:span><text:span text:style-name="T7">operatore</text:span><text:span text:style-name="T3">;</text:span><text:line-break/><text:span text:style-name="T3">grant execute on function </text:span><text:span text:style-name="T43">func_update_match</text:span><text:span text:style-name="T7">(</text:span><text:span text:style-name="T3">match</text:span><text:span text:style-name="T7">) </text:span><text:span text:style-name="T3">to </text:span><text:span text:style-name="T7">operatore</text:span><text:span text:style-name="T3">;</text:span></text:p>
      <text:p text:style-name="P26"><text:span text:style-name="T3"/></text:p>
      <text:p text:style-name="P26"/>
      <text:p text:style-name="P27">Questo utente <text:span text:style-name="T35">ha privilegi di insert, update e delete sulla tabella match.</text:span></text:p>
      <text:p text:style-name="P27"/>
      <text:p text:style-name="P29"/>
      <text:p text:style-name="P29"/>
      <text:p text:style-name="P49">- <text:span text:style-name="T42">p</text:span>artner</text:p>
      <text:p text:style-name="P29"/>
      <text:p text:style-name="P29">Codice per la creazione:</text:p>
      <text:p text:style-name="P28"/>
      <text:p text:style-name="P28"><text:span text:style-name="T3">create user </text:span><text:span text:style-name="T7">partner </text:span><text:span text:style-name="T3">with encrypted password </text:span><text:span text:style-name="T29">'sL3FBmAxjFYnjsgBBN4HV8UF'</text:span><text:span text:style-name="T3">;</text:span><text:line-break/><text:span text:style-name="T3">grant select on </text:span><text:span text:style-name="T7">users </text:span><text:span text:style-name="T3">to </text:span><text:span text:style-name="T7">partner</text:span><text:span text:style-name="T3">;</text:span><text:line-break/><text:span text:style-name="T3">grant execute on function </text:span><text:span text:style-name="T43">func_insert_bet</text:span><text:span text:style-name="T7">(bets) </text:span><text:span text:style-name="T3">to </text:span><text:span text:style-name="T7">partner</text:span><text:span text:style-name="T3">;</text:span><text:line-break/><text:span text:style-name="T3">grant execute on function </text:span><text:span text:style-name="T43">func_delete_bet</text:span><text:span text:style-name="T7">(m_id </text:span><text:span text:style-name="T3">int,</text:span><text:span text:style-name="T7">p_id </text:span><text:span text:style-name="T3">int, </text:span><text:span text:style-name="T7">b </text:span><text:span text:style-name="T3">char, </text:span><text:span text:style-name="T7">curr </text:span><text:span text:style-name="T3">char</text:span><text:span text:style-name="T7">(</text:span><text:span text:style-name="T16">3</text:span><text:span text:style-name="T7">)) </text:span><text:span text:style-name="T3">to <text:tab/><text:tab/><text:tab/><text:tab/><text:tab/><text:tab/><text:tab/><text:tab/><text:tab/><text:tab/><text:tab/><text:tab/><text:tab/></text:span><text:span text:style-name="T7">partner</text:span><text:span text:style-name="T3">;</text:span><text:line-break/><text:span text:style-name="T3">grant execute on function </text:span><text:span text:style-name="T43">func_update_bet</text:span><text:span text:style-name="T7">(m_id </text:span><text:span text:style-name="T3">int,</text:span><text:span text:style-name="T7">p_id </text:span><text:span text:style-name="T3">int, </text:span><text:span text:style-name="T7">b </text:span><text:span text:style-name="T3">char, </text:span><text:span text:style-name="T7">curr </text:span><text:span text:style-name="T3">char</text:span><text:span text:style-name="T7">(</text:span><text:span text:style-name="T16">3</text:span><text:span text:style-name="T7">)</text:span><text:span text:style-name="T3">, </text:span><text:span text:style-name="T7">new_m_id </text:span><text:soft-page-break/><text:span text:style-name="T7"><text:tab/><text:tab/><text:tab/></text:span><text:span text:style-name="T3">int, </text:span><text:span text:style-name="T7">new_b </text:span><text:span text:style-name="T3">char, </text:span><text:span text:style-name="T7">new_curr </text:span><text:span text:style-name="T3">char</text:span><text:span text:style-name="T7">(</text:span><text:span text:style-name="T16">3</text:span><text:span text:style-name="T7">)</text:span><text:span text:style-name="T3">, </text:span><text:span text:style-name="T7">new_val </text:span><text:span text:style-name="T3">numeric</text:span><text:span text:style-name="T7">) </text:span><text:span text:style-name="T3">to </text:span><text:span text:style-name="T7">partner</text:span><text:span text:style-name="T3">;</text:span><text:line-break/><text:span text:style-name="T3">grant all privileges on table </text:span><text:span text:style-name="T7">bets </text:span><text:span text:style-name="T3">to </text:span><text:span text:style-name="T7">partner</text:span><text:span text:style-name="T3">;</text:span></text:p>
      <text:p text:style-name="P28"><text:span text:style-name="T3"/></text:p>
      <text:p text:style-name="P28"/>
      <text:p text:style-name="P29">Questo utente ha privilegi <text:span text:style-name="T56">d</text:span>i insert, update e delete sulla tabella bet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03"/>
      <text:p text:style-name="P103"/>
      <text:p text:style-name="P103"/>
      <text:p text:style-name="P103">Funzioni</text:p>
      <text:p text:style-name="P103"/>
      <text:p text:style-name="P109">Il database è dotato di varie funzioni che permettono azioni di inserimento, aggiornamento, cancellazione sulle varie tabelle.</text:p>
      <text:p text:style-name="P109"/>
      <text:p text:style-name="P109"/>
      <text:p text:style-name="P112">- func_insert_match</text:p>
      <text:p text:style-name="P112"/>
      <text:p text:style-name="P116"><text:soft-page-break/><text:span text:style-name="T6">create or replace function </text:span><text:span text:style-name="T48">func_insert_match</text:span><text:span text:style-name="T75">(</text:span><text:span text:style-name="T6">m match</text:span><text:span text:style-name="T75">)</text:span><text:line-break/><text:span text:style-name="T6">returns char as </text:span><text:span text:style-name="T32">$result$</text:span><text:line-break/><text:span text:style-name="T6">begin</text:span><text:line-break/><text:span text:style-name="T6"> <text:s text:c="3"/>insert into public</text:span><text:span text:style-name="T75">.match (</text:span><text:span text:style-name="T15">id</text:span><text:span text:style-name="T6">, </text:span><text:span text:style-name="T15">home_team_id</text:span><text:span text:style-name="T6">, </text:span><text:span text:style-name="T15">away_team_id</text:span><text:span text:style-name="T6">, </text:span><text:span text:style-name="T15">season</text:span><text:span text:style-name="T6">, </text:span><text:span text:style-name="T15">stage</text:span><text:span text:style-name="T6">, </text:span><text:span text:style-name="T15">date</text:span><text:span text:style-name="T6">, </text:span><text:span text:style-name="T15">a_team_goal</text:span><text:span text:style-name="T6">, </text:span><text:span text:style-name="T15">h_team_goal</text:span><text:span text:style-name="T6">, </text:span><text:span text:style-name="T15">league_id</text:span><text:span text:style-name="T6">, </text:span><text:span text:style-name="T15">country_id</text:span><text:span text:style-name="T6">, </text:span><text:span text:style-name="T15">operator_id</text:span><text:span text:style-name="T75">)</text:span><text:line-break/><text:span text:style-name="T75"> <text:s text:c="3"/></text:span><text:span text:style-name="T6">values </text:span><text:span text:style-name="T75">(</text:span><text:span text:style-name="T6">m</text:span><text:span text:style-name="T75">.</text:span><text:span text:style-name="T15">id</text:span><text:span text:style-name="T6">,m</text:span><text:span text:style-name="T75">.</text:span><text:span text:style-name="T15">home_team_id</text:span><text:span text:style-name="T6">,m</text:span><text:span text:style-name="T75">.</text:span><text:span text:style-name="T15">away_team_id</text:span><text:span text:style-name="T6">,m</text:span><text:span text:style-name="T75">.</text:span><text:span text:style-name="T15">season</text:span><text:span text:style-name="T6">,m</text:span><text:span text:style-name="T75">.</text:span><text:span text:style-name="T15">stage</text:span><text:span text:style-name="T6">,m</text:span><text:span text:style-name="T75">.</text:span><text:span text:style-name="T15">date</text:span><text:span text:style-name="T6">,m</text:span><text:span text:style-name="T75">.</text:span><text:span text:style-name="T15">a_team_goal</text:span><text:span text:style-name="T6">,m</text:span><text:span text:style-name="T75">.</text:span><text:span text:style-name="T15">h_team_goal</text:span><text:span text:style-name="T6">,m</text:span><text:span text:style-name="T75">.</text:span><text:span text:style-name="T15">league_id</text:span><text:span text:style-name="T6">,m</text:span><text:span text:style-name="T75">.</text:span><text:span text:style-name="T15">country_id</text:span><text:span text:style-name="T6">,m</text:span><text:span text:style-name="T75">.</text:span><text:span text:style-name="T15">operator_id</text:span><text:span text:style-name="T75">)</text:span><text:span text:style-name="T6">;</text:span><text:line-break/><text:line-break/><text:span text:style-name="T6"> <text:s text:c="3"/>if </text:span><text:span text:style-name="T49">FOUND </text:span><text:span text:style-name="T6">then</text:span><text:line-break/><text:span text:style-name="T6"> <text:s text:c="5"/>return </text:span><text:span text:style-name="T32">'0'</text:span><text:span text:style-name="T6">;</text:span><text:line-break/><text:span text:style-name="T6"> <text:s text:c="3"/>else</text:span><text:line-break/><text:span text:style-name="T6"> <text:s text:c="5"/>return </text:span><text:span text:style-name="T32">'1'</text:span><text:span text:style-name="T6">;</text:span><text:line-break/><text:span text:style-name="T6"> <text:s text:c="3"/>end if ;</text:span><text:line-break/><text:line-break/><text:span text:style-name="T6"> <text:s text:c="3"/>exception</text:span><text:line-break/><text:span text:style-name="T6"> <text:s text:c="7"/>when </text:span><text:span text:style-name="T75">not_null_violation </text:span><text:span text:style-name="T6">then</text:span><text:line-break/><text:span text:style-name="T6"> <text:s text:c="9"/>raise info </text:span><text:span text:style-name="T32">'Errore: vincolo di not null violato'</text:span><text:span text:style-name="T6">;</text:span><text:line-break/><text:span text:style-name="T6"> <text:s text:c="9"/>return </text:span><text:span text:style-name="T32">'2'</text:span><text:span text:style-name="T6">;</text:span><text:line-break/><text:span text:style-name="T6"> <text:s text:c="7"/>when </text:span><text:span text:style-name="T75">unique_violation </text:span><text:span text:style-name="T6">then</text:span><text:line-break/><text:span text:style-name="T6"> <text:s text:c="9"/>raise info </text:span><text:span text:style-name="T32">'Errore: stai inserendo dati relativi ad un match già presente'</text:span><text:span text:style-name="T6">;</text:span><text:line-break/><text:span text:style-name="T6"> <text:s text:c="9"/>return </text:span><text:span text:style-name="T32">'3'</text:span><text:span text:style-name="T6">;</text:span><text:line-break/><text:span text:style-name="T6"> <text:s text:c="7"/>when </text:span><text:span text:style-name="T75">foreign_key_violation </text:span><text:span text:style-name="T6">then</text:span><text:line-break/><text:span text:style-name="T6"> <text:s text:c="9"/>raise info </text:span><text:span text:style-name="T32">'Errore: chiave esterna non presente'</text:span><text:span text:style-name="T6">;</text:span><text:line-break/><text:span text:style-name="T6"> <text:s text:c="9"/>return </text:span><text:span text:style-name="T32">'4'</text:span><text:span text:style-name="T6">;</text:span><text:line-break/><text:span text:style-name="T6"> <text:s text:c="7"/>when </text:span><text:span text:style-name="T75">check_violation </text:span><text:span text:style-name="T6">then</text:span><text:line-break/><text:span text:style-name="T6"> <text:s text:c="11"/>raise info </text:span><text:span text:style-name="T32">'Errore: check violation'</text:span><text:span text:style-name="T6">;</text:span><text:line-break/><text:span text:style-name="T6"> <text:s text:c="11"/>return </text:span><text:span text:style-name="T32">'5'</text:span><text:span text:style-name="T6">;</text:span><text:line-break/><text:span text:style-name="T6">end;</text:span><text:line-break/><text:span text:style-name="T32">$result$ </text:span><text:span text:style-name="T6">language </text:span><text:span text:style-name="T75">plpgsql</text:span><text:span text:style-name="T6">;</text:span></text:p>
      <text:p text:style-name="P116"><text:span text:style-name="T1"/></text:p>
      <text:p text:style-name="P110"/>
      <text:p text:style-name="P113">- func_delete_match</text:p>
      <text:p text:style-name="P110"/>
      <text:p text:style-name="P110"><text:span text:style-name="T5">create or replace function </text:span><text:span text:style-name="T45">func_delete_match</text:span><text:span text:style-name="T9">(m_id </text:span><text:span text:style-name="T5">match</text:span><text:span text:style-name="T9">.</text:span><text:span text:style-name="T14">id</text:span><text:span text:style-name="T9">%</text:span><text:span text:style-name="T5">TYPE,</text:span><text:span text:style-name="T9">op_id </text:span><text:span text:style-name="T5">match</text:span><text:span text:style-name="T9">.</text:span><text:span text:style-name="T14">operator_id</text:span><text:span text:style-name="T9">%</text:span><text:span text:style-name="T5">TYPE</text:span><text:span text:style-name="T9">)</text:span><text:line-break/><text:span text:style-name="T5">returns char as </text:span><text:span text:style-name="T31">$result$</text:span><text:line-break/><text:span text:style-name="T31"> <text:s text:c="3"/></text:span><text:span text:style-name="T5">begin</text:span><text:line-break/><text:line-break/><text:span text:style-name="T5"> <text:s text:c="7"/>delete from public</text:span><text:span text:style-name="T9">.match </text:span><text:span text:style-name="T5">where </text:span><text:span text:style-name="T14">id </text:span><text:span text:style-name="T9">= m_id </text:span><text:span text:style-name="T5">and </text:span><text:span text:style-name="T14">operator_id </text:span><text:span text:style-name="T9">= op_id</text:span><text:span text:style-name="T5">;</text:span><text:line-break/><text:line-break/><text:line-break/><text:span text:style-name="T5"> <text:s text:c="7"/>if </text:span><text:span text:style-name="T47">FOUND </text:span><text:span text:style-name="T5">then</text:span><text:line-break/><text:span text:style-name="T5"> <text:s text:c="11"/>return </text:span><text:span text:style-name="T31">'0'</text:span><text:span text:style-name="T5">;</text:span><text:line-break/><text:span text:style-name="T5"> <text:s text:c="7"/>else</text:span><text:line-break/><text:span text:style-name="T5"> <text:s text:c="11"/>return </text:span><text:span text:style-name="T31">'1'</text:span><text:span text:style-name="T5">;</text:span><text:line-break/><text:span text:style-name="T5"> <text:s text:c="7"/>end if;</text:span><text:line-break/><text:span text:style-name="T5"> <text:s text:c="3"/>end;</text:span><text:line-break/><text:span text:style-name="T31">$result$ </text:span><text:span text:style-name="T5">language </text:span><text:span text:style-name="T9">plpgsql</text:span><text:span text:style-name="T5">;</text:span></text:p>
      <text:p text:style-name="P110"/>
      <text:p text:style-name="P117"><text:span text:style-name="T76">- func_update_match</text:span></text:p>
      <text:p text:style-name="P110"><text:span text:style-name="T5"/></text:p>
      <text:p text:style-name="P110"><text:span text:style-name="T5">create or replace function </text:span><text:span text:style-name="T45">func_update_match</text:span><text:span text:style-name="T9">(</text:span><text:span text:style-name="T5">m match</text:span><text:span text:style-name="T9">)</text:span><text:line-break/><text:span text:style-name="T5">returns char as </text:span><text:span text:style-name="T31">$result$</text:span><text:line-break/><text:span text:style-name="T31"> <text:s text:c="3"/></text:span><text:span text:style-name="T5">begin</text:span><text:line-break/><text:line-break/><text:span text:style-name="T5"> <text:s text:c="7"/>update public</text:span><text:span text:style-name="T9">.match</text:span><text:line-break/><text:span text:style-name="T9"> <text:s text:c="7"/></text:span><text:span text:style-name="T5">set </text:span><text:span text:style-name="T14">home_team_id </text:span><text:span text:style-name="T9">= </text:span><text:span text:style-name="T5">m</text:span><text:span text:style-name="T9">.</text:span><text:span text:style-name="T14">home_team_id</text:span><text:span text:style-name="T5">, </text:span><text:span text:style-name="T14">away_team_id </text:span><text:span text:style-name="T9">= </text:span><text:span text:style-name="T5">m</text:span><text:span text:style-name="T9">.</text:span><text:span text:style-name="T14">away_team_id</text:span><text:span text:style-name="T5">, </text:span><text:span text:style-name="T14">season </text:span><text:span text:style-name="T9">= </text:span><text:span text:style-name="T5">m</text:span><text:span text:style-name="T9">.</text:span><text:span text:style-name="T14">season</text:span><text:span text:style-name="T5">, </text:span><text:span text:style-name="T14">stage </text:span><text:span text:style-name="T9">= </text:span><text:span text:style-name="T5">m</text:span><text:span text:style-name="T9">.</text:span><text:span text:style-name="T14">stage</text:span><text:span text:style-name="T5">, </text:span><text:span text:style-name="T14">date</text:span><text:span text:style-name="T9">= </text:span><text:span text:style-name="T5">m</text:span><text:span text:style-name="T9">.</text:span><text:span text:style-name="T14">date</text:span><text:span text:style-name="T5">, </text:span><text:span text:style-name="T14">a_team_goal </text:span><text:span text:style-name="T9">= </text:span><text:span text:style-name="T5">m</text:span><text:span text:style-name="T9">.</text:span><text:span text:style-name="T14">a_team_goal</text:span><text:span text:style-name="T5">, </text:span><text:span text:style-name="T14">h_team_goal </text:span><text:span text:style-name="T9">= </text:span><text:span text:style-name="T5">m</text:span><text:span text:style-name="T9">.</text:span><text:span text:style-name="T14">h_team_goal</text:span><text:span text:style-name="T5">, </text:span><text:span text:style-name="T14">league_id </text:span><text:span text:style-name="T9">= </text:span><text:span text:style-name="T5">m</text:span><text:span text:style-name="T9">.</text:span><text:span text:style-name="T14">league_id</text:span><text:span text:style-name="T5">, </text:span><text:span text:style-name="T14">country_id </text:span><text:span text:style-name="T9">= </text:span><text:span text:style-name="T5">m</text:span><text:span text:style-name="T9">.</text:span><text:span text:style-name="T14">country_id</text:span><text:line-break/><text:span text:style-name="T14"> <text:s text:c="7"/></text:span><text:span text:style-name="T5">where </text:span><text:span text:style-name="T14">id </text:span><text:span text:style-name="T9">= </text:span><text:span text:style-name="T5">m</text:span><text:span text:style-name="T9">.</text:span><text:span text:style-name="T14">id </text:span><text:span text:style-name="T5">and </text:span><text:span text:style-name="T14">operator_id </text:span><text:span text:style-name="T9">= </text:span><text:span text:style-name="T5">m</text:span><text:span text:style-name="T9">.</text:span><text:span text:style-name="T14">operator_id</text:span><text:span text:style-name="T5">;</text:span><text:line-break/><text:soft-page-break/><text:line-break/><text:line-break/><text:line-break/><text:span text:style-name="T5"> <text:s text:c="7"/>if </text:span><text:span text:style-name="T47">FOUND </text:span><text:span text:style-name="T5">then</text:span><text:line-break/><text:span text:style-name="T5"> <text:s text:c="11"/>return </text:span><text:span text:style-name="T31">'0'</text:span><text:span text:style-name="T5">;</text:span><text:line-break/><text:span text:style-name="T5"> <text:s text:c="7"/>else</text:span><text:line-break/><text:span text:style-name="T5"> <text:s text:c="11"/>return </text:span><text:span text:style-name="T31">'1'</text:span><text:span text:style-name="T5">;</text:span><text:line-break/><text:span text:style-name="T5"> <text:s text:c="7"/>end if;</text:span><text:line-break/><text:line-break/><text:span text:style-name="T5"> <text:s text:c="3"/>exception</text:span><text:line-break/><text:span text:style-name="T5"> <text:s text:c="7"/>when </text:span><text:span text:style-name="T9">not_null_violation </text:span><text:span text:style-name="T5">then</text:span><text:line-break/><text:span text:style-name="T5"> <text:s text:c="11"/>raise info </text:span><text:span text:style-name="T31">'Errore: vincolo di not null violato'</text:span><text:span text:style-name="T5">;</text:span><text:line-break/><text:span text:style-name="T5"> <text:s text:c="11"/>return </text:span><text:span text:style-name="T31">'2'</text:span><text:span text:style-name="T5">;</text:span><text:line-break/><text:span text:style-name="T5"> <text:s text:c="7"/>when </text:span><text:span text:style-name="T9">unique_violation </text:span><text:span text:style-name="T5">then</text:span><text:line-break/><text:span text:style-name="T5"> <text:s text:c="11"/>raise info </text:span><text:span text:style-name="T31">'Errore: stai inserendo dati relativi ad un match già presente'</text:span><text:span text:style-name="T5">;</text:span><text:line-break/><text:span text:style-name="T5"> <text:s text:c="11"/>return </text:span><text:span text:style-name="T31">'3'</text:span><text:span text:style-name="T5">;</text:span><text:line-break/><text:span text:style-name="T5"> <text:s text:c="7"/>when </text:span><text:span text:style-name="T9">foreign_key_violation </text:span><text:span text:style-name="T5">then</text:span><text:line-break/><text:span text:style-name="T5"> <text:s text:c="11"/>raise info </text:span><text:span text:style-name="T31">'Errore: chiave etserna non presente'</text:span><text:span text:style-name="T5">;</text:span><text:line-break/><text:span text:style-name="T5"> <text:s text:c="11"/>return </text:span><text:span text:style-name="T31">'4'</text:span><text:span text:style-name="T5">;</text:span><text:line-break/><text:span text:style-name="T5"> <text:s text:c="3"/>end;</text:span><text:line-break/><text:span text:style-name="T31">$result$ </text:span><text:span text:style-name="T5">language </text:span><text:span text:style-name="T9">plpgsql</text:span><text:span text:style-name="T5">;</text:span></text:p>
      <text:p text:style-name="P113"/>
      <text:p text:style-name="P113"/>
      <text:p text:style-name="P113">- <text:span text:style-name="T77">func_insert_country</text:span></text:p>
      <text:p text:style-name="P113"/>
      <text:p text:style-name="P113"><text:span text:style-name="T3">create or replace function </text:span><text:span text:style-name="T43">func_insert_country</text:span><text:span text:style-name="T7">(country_name country.</text:span><text:span text:style-name="T10">name</text:span><text:span text:style-name="T7">%</text:span><text:span text:style-name="T3">TYPE</text:span><text:span text:style-name="T7">)</text:span><text:line-break/><text:span text:style-name="T3">returns int as </text:span><text:span text:style-name="T29">$result$</text:span><text:line-break/><text:span text:style-name="T29"> <text:s text:c="3"/></text:span><text:span text:style-name="T3">declare</text:span><text:line-break/><text:span text:style-name="T3"> <text:s text:c="7"/></text:span><text:span text:style-name="T7">ret_id country.</text:span><text:span text:style-name="T10">id</text:span><text:span text:style-name="T7">%</text:span><text:span text:style-name="T3">TYPE;</text:span><text:line-break/><text:span text:style-name="T3"> <text:s text:c="3"/>begin</text:span><text:line-break/><text:span text:style-name="T3"> <text:s text:c="7"/>insert into </text:span><text:span text:style-name="T7">country(</text:span><text:span text:style-name="T10">name</text:span><text:span text:style-name="T7">) </text:span><text:span text:style-name="T3">values </text:span><text:span text:style-name="T7">(country_name) </text:span><text:span text:style-name="T3">returning </text:span><text:span text:style-name="T10">id </text:span><text:span text:style-name="T3">into </text:span><text:span text:style-name="T7">ret_id</text:span><text:span text:style-name="T3">;</text:span><text:line-break/><text:line-break/><text:span text:style-name="T3"> <text:s text:c="7"/>if </text:span><text:span text:style-name="T46">FOUND </text:span><text:span text:style-name="T3">then</text:span><text:line-break/><text:span text:style-name="T3"> <text:s text:c="11"/>return </text:span><text:span text:style-name="T7">ret_id</text:span><text:span text:style-name="T3">;</text:span><text:line-break/><text:span text:style-name="T3"> <text:s text:c="7"/>else</text:span><text:line-break/><text:span text:style-name="T3"> <text:s text:c="11"/>return </text:span><text:span text:style-name="T7">-</text:span><text:span text:style-name="T16">1</text:span><text:span text:style-name="T3">;</text:span><text:line-break/><text:span text:style-name="T3"> <text:s text:c="7"/>end if;</text:span><text:line-break/><text:line-break/><text:span text:style-name="T3"> <text:s text:c="3"/>exception</text:span><text:line-break/><text:span text:style-name="T3"> <text:s text:c="7"/>when </text:span><text:span text:style-name="T7">not_null_violation </text:span><text:span text:style-name="T3">then</text:span><text:line-break/><text:span text:style-name="T3"> <text:s text:c="11"/>raise info </text:span><text:span text:style-name="T29">'Errore: vincolo di not null violato'</text:span><text:span text:style-name="T3">;</text:span><text:line-break/><text:span text:style-name="T3"> <text:s text:c="11"/>return </text:span><text:span text:style-name="T7">-</text:span><text:span text:style-name="T16">2</text:span><text:span text:style-name="T3">;</text:span><text:line-break/><text:span text:style-name="T3"> <text:s text:c="7"/>when </text:span><text:span text:style-name="T7">unique_violation </text:span><text:span text:style-name="T3">then</text:span><text:line-break/><text:span text:style-name="T3"> <text:s text:c="11"/>raise info </text:span><text:span text:style-name="T29">'Errore: stai inserendo dati relativi ad un paese già presente'</text:span><text:span text:style-name="T3">;</text:span><text:line-break/><text:span text:style-name="T3"> <text:s text:c="11"/>select </text:span><text:span text:style-name="T10">id </text:span><text:span text:style-name="T3">into </text:span><text:span text:style-name="T7">ret_id </text:span><text:span text:style-name="T3">from </text:span><text:span text:style-name="T7">country </text:span><text:span text:style-name="T3">where </text:span><text:span text:style-name="T10">name </text:span><text:span text:style-name="T3">like </text:span><text:span text:style-name="T7">country_name </text:span><text:span text:style-name="T3">limit </text:span><text:span text:style-name="T16">1</text:span><text:span text:style-name="T3">;</text:span><text:line-break/><text:span text:style-name="T3"> <text:s text:c="11"/>return </text:span><text:span text:style-name="T7">ret_id</text:span><text:span text:style-name="T3">;</text:span><text:line-break/><text:span text:style-name="T3"> <text:s text:c="3"/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>- <text:span text:style-name="T77">func_delete_country</text:span></text:p>
      <text:p text:style-name="P113"/>
      <text:p text:style-name="P113"><text:span text:style-name="T3">create or replace function </text:span><text:span text:style-name="T43">func_delete_country</text:span><text:span text:style-name="T7">(c_id country.</text:span><text:span text:style-name="T10">id</text:span><text:span text:style-name="T7">%</text:span><text:span text:style-name="T3">TYPE</text:span><text:span text:style-name="T7">)</text:span><text:line-break/><text:span text:style-name="T7"> <text:s text:c="3"/></text:span><text:span text:style-name="T3">returns char as </text:span><text:span text:style-name="T29">$result$</text:span><text:line-break/><text:span text:style-name="T3">begin</text:span><text:line-break/><text:span text:style-name="T3"> <text:s text:c="3"/>delete from </text:span><text:span text:style-name="T7">country </text:span><text:span text:style-name="T3">where </text:span><text:span text:style-name="T10">id </text:span><text:span text:style-name="T7">= c_id</text:span><text:span text:style-name="T3">;</text:span><text:line-break/><text:line-break/><text:span text:style-name="T3"> <text:s text:c="3"/>if </text:span><text:span text:style-name="T46">FOUND </text:span><text:span text:style-name="T3">then</text:span><text:line-break/><text:span text:style-name="T3"> <text:s text:c="7"/>return </text:span><text:span text:style-name="T29">'0'</text:span><text:span text:style-name="T3">;</text:span><text:line-break/><text:span text:style-name="T3"> <text:s text:c="3"/>else</text:span><text:line-break/><text:span text:style-name="T3"> <text:s text:c="7"/>return </text:span><text:span text:style-name="T29">'1'</text:span><text:span text:style-name="T3">;</text:span><text:line-break/><text:soft-page-break/><text:span text:style-name="T3"> <text:s text:c="3"/>end if;</text:span><text:line-break/><text:line-break/><text:span text:style-name="T3">exception</text:span><text:line-break/><text:span text:style-name="T3"> <text:s text:c="3"/>when </text:span><text:span text:style-name="T7">case_not_found </text:span><text:span text:style-name="T3">then</text:span><text:line-break/><text:span text:style-name="T3"> <text:s text:c="7"/>raise info </text:span><text:span text:style-name="T29">'Id league non presente'</text:span><text:span text:style-name="T3">;</text:span><text:line-break/><text:span text:style-name="T3"> <text:s text:c="7"/>return </text:span><text:span text:style-name="T29">'2'</text:span><text:span text:style-name="T3">;</text:span><text:line-break/><text:span text:style-name="T3"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>- <text:span text:style-name="T77">func_update_country</text:span></text:p>
      <text:p text:style-name="P113"/>
      <text:p text:style-name="P113"><text:span text:style-name="T3">create or replace function </text:span><text:span text:style-name="T43">func_update_country</text:span><text:span text:style-name="T7">(</text:span><text:span text:style-name="T3">c </text:span><text:span text:style-name="T7">country)</text:span><text:line-break/><text:span text:style-name="T7"> <text:s text:c="3"/></text:span><text:span text:style-name="T3">returns char as </text:span><text:span text:style-name="T29">$result$</text:span><text:line-break/><text:span text:style-name="T3">begin</text:span><text:line-break/><text:span text:style-name="T3"> <text:s text:c="3"/>update </text:span><text:span text:style-name="T7">country</text:span><text:line-break/><text:span text:style-name="T7"> <text:s text:c="3"/></text:span><text:span text:style-name="T3">set </text:span><text:span text:style-name="T10">name </text:span><text:span text:style-name="T7">= </text:span><text:span text:style-name="T3">c</text:span><text:span text:style-name="T7">.</text:span><text:span text:style-name="T10">name</text:span><text:line-break/><text:span text:style-name="T10"> <text:s text:c="3"/></text:span><text:span text:style-name="T3">where </text:span><text:span text:style-name="T10">id </text:span><text:span text:style-name="T7">= </text:span><text:span text:style-name="T3">c</text:span><text:span text:style-name="T7">.</text:span><text:span text:style-name="T10">id</text:span><text:span text:style-name="T3">;</text:span><text:line-break/><text:line-break/><text:span text:style-name="T3"> <text:s text:c="3"/>if </text:span><text:span text:style-name="T46">FOUND </text:span><text:span text:style-name="T3">then</text:span><text:line-break/><text:span text:style-name="T3"> <text:s text:c="7"/>return </text:span><text:span text:style-name="T29">'0'</text:span><text:span text:style-name="T3">;</text:span><text:line-break/><text:span text:style-name="T3"> <text:s text:c="3"/>else</text:span><text:line-break/><text:span text:style-name="T3"> <text:s text:c="7"/>return </text:span><text:span text:style-name="T29">'1'</text:span><text:span text:style-name="T3">;</text:span><text:line-break/><text:span text:style-name="T3"> <text:s text:c="3"/>end if;</text:span><text:line-break/><text:line-break/><text:span text:style-name="T3">exception</text:span><text:line-break/><text:span text:style-name="T3"> <text:s text:c="3"/>when </text:span><text:span text:style-name="T7">unique_violation </text:span><text:span text:style-name="T3">then</text:span><text:line-break/><text:span text:style-name="T3"> <text:s text:c="7"/>raise info </text:span><text:span text:style-name="T29">'League già presente'</text:span><text:span text:style-name="T3">;</text:span><text:line-break/><text:span text:style-name="T3"> <text:s text:c="7"/>return </text:span><text:span text:style-name="T29">'2'</text:span><text:span text:style-name="T3">;</text:span><text:line-break/><text:span text:style-name="T3"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>- <text:span text:style-name="T77">func_insert_league</text:span></text:p>
      <text:p text:style-name="P113"/>
      <text:p text:style-name="P113"><text:span text:style-name="T3">create or replace function </text:span><text:span text:style-name="T43">func_insert_league</text:span><text:span text:style-name="T7">(league_name league.</text:span><text:span text:style-name="T10">name</text:span><text:span text:style-name="T7">%</text:span><text:span text:style-name="T3">TYPE</text:span><text:span text:style-name="T7">)</text:span><text:line-break/><text:span text:style-name="T7"> <text:s text:c="3"/></text:span><text:span text:style-name="T3">returns int as </text:span><text:span text:style-name="T29">$result$</text:span><text:line-break/><text:span text:style-name="T3">declare</text:span><text:line-break/><text:span text:style-name="T3"> <text:s text:c="3"/></text:span><text:span text:style-name="T7">ret_id league.</text:span><text:span text:style-name="T10">id</text:span><text:span text:style-name="T7">%</text:span><text:span text:style-name="T3">TYPE;</text:span><text:line-break/><text:span text:style-name="T3">begin</text:span><text:line-break/><text:span text:style-name="T3"> <text:s text:c="3"/>insert into </text:span><text:span text:style-name="T7">league(</text:span><text:span text:style-name="T10">name</text:span><text:span text:style-name="T7">) </text:span><text:span text:style-name="T3">values </text:span><text:span text:style-name="T7">(league_name) </text:span><text:span text:style-name="T3">returning </text:span><text:span text:style-name="T10">id </text:span><text:span text:style-name="T3">into </text:span><text:span text:style-name="T7">ret_id</text:span><text:span text:style-name="T3">;</text:span><text:line-break/><text:line-break/><text:span text:style-name="T3"> <text:s text:c="3"/>if </text:span><text:span text:style-name="T46">FOUND </text:span><text:span text:style-name="T3">then</text:span><text:line-break/><text:span text:style-name="T3"> <text:s text:c="7"/>return </text:span><text:span text:style-name="T7">ret_id</text:span><text:span text:style-name="T3">;</text:span><text:line-break/><text:span text:style-name="T3"> <text:s text:c="3"/>else</text:span><text:line-break/><text:span text:style-name="T3"> <text:s text:c="7"/>return </text:span><text:span text:style-name="T7">-</text:span><text:span text:style-name="T16">1</text:span><text:span text:style-name="T3">;</text:span><text:line-break/><text:span text:style-name="T3"> <text:s text:c="3"/>end if;</text:span><text:line-break/><text:line-break/><text:span text:style-name="T3">exception</text:span><text:line-break/><text:span text:style-name="T3"> <text:s text:c="3"/>when </text:span><text:span text:style-name="T7">not_null_violation </text:span><text:span text:style-name="T3">then</text:span><text:line-break/><text:span text:style-name="T3"> <text:s text:c="7"/>raise info </text:span><text:span text:style-name="T29">'Errore: vincolo di not null violato'</text:span><text:span text:style-name="T3">;</text:span><text:line-break/><text:span text:style-name="T3"> <text:s text:c="7"/>return </text:span><text:span text:style-name="T7">-</text:span><text:span text:style-name="T16">2</text:span><text:span text:style-name="T3">;</text:span><text:line-break/><text:span text:style-name="T3"> <text:s text:c="3"/>when </text:span><text:span text:style-name="T7">unique_violation </text:span><text:span text:style-name="T3">then</text:span><text:line-break/><text:span text:style-name="T3"> <text:s text:c="7"/>raise info </text:span><text:span text:style-name="T29">'Errore: stai inserendo dati relativi ad una league già presente'</text:span><text:span text:style-name="T3">;</text:span><text:line-break/><text:span text:style-name="T3"> <text:s text:c="7"/>select </text:span><text:span text:style-name="T10">id </text:span><text:span text:style-name="T3">into </text:span><text:span text:style-name="T7">ret_id </text:span><text:span text:style-name="T3">from </text:span><text:span text:style-name="T7">league </text:span><text:span text:style-name="T3">where </text:span><text:span text:style-name="T10">name </text:span><text:span text:style-name="T3">like </text:span><text:span text:style-name="T7">league_name </text:span><text:span text:style-name="T3">limit </text:span><text:span text:style-name="T16">1</text:span><text:span text:style-name="T3">;</text:span><text:line-break/><text:span text:style-name="T3"> <text:s text:c="7"/>return </text:span><text:span text:style-name="T7">ret_id</text:span><text:span text:style-name="T3">;</text:span><text:line-break/><text:span text:style-name="T3"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>- <text:span text:style-name="T77">func_delete_league</text:span></text:p>
      <text:p text:style-name="P113"/>
      <text:p text:style-name="P113"><text:soft-page-break/><text:span text:style-name="T3">create or replace function </text:span><text:span text:style-name="T43">func_delete_league</text:span><text:span text:style-name="T7">(l_id league.</text:span><text:span text:style-name="T10">id</text:span><text:span text:style-name="T7">%</text:span><text:span text:style-name="T3">TYPE</text:span><text:span text:style-name="T7">)</text:span><text:line-break/><text:span text:style-name="T3">returns char as </text:span><text:span text:style-name="T29">$result$</text:span><text:line-break/><text:span text:style-name="T29"> <text:s text:c="3"/></text:span><text:span text:style-name="T3">begin</text:span><text:line-break/><text:span text:style-name="T3"> <text:s text:c="7"/>delete from </text:span><text:span text:style-name="T7">league </text:span><text:span text:style-name="T3">where </text:span><text:span text:style-name="T10">id </text:span><text:span text:style-name="T7">= l_id</text:span><text:span text:style-name="T3">;</text:span><text:line-break/><text:line-break/><text:span text:style-name="T3"> <text:s text:c="7"/>if </text:span><text:span text:style-name="T46">FOUND </text:span><text:span text:style-name="T3">then</text:span><text:line-break/><text:span text:style-name="T3"> <text:s text:c="11"/>return </text:span><text:span text:style-name="T29">'0'</text:span><text:span text:style-name="T3">;</text:span><text:line-break/><text:span text:style-name="T3"> <text:s text:c="7"/>else</text:span><text:line-break/><text:span text:style-name="T3"> <text:s text:c="11"/>return </text:span><text:span text:style-name="T29">'1'</text:span><text:span text:style-name="T3">;</text:span><text:line-break/><text:span text:style-name="T3"> <text:s text:c="7"/>end if;</text:span><text:line-break/><text:line-break/><text:span text:style-name="T3"> <text:s text:c="7"/>exception</text:span><text:line-break/><text:span text:style-name="T3"> <text:s text:c="7"/>when </text:span><text:span text:style-name="T7">case_not_found </text:span><text:span text:style-name="T3">then</text:span><text:line-break/><text:span text:style-name="T3"> <text:s text:c="11"/>raise info </text:span><text:span text:style-name="T29">'Id league non presente'</text:span><text:span text:style-name="T3">;</text:span><text:line-break/><text:span text:style-name="T3"> <text:s text:c="11"/>return </text:span><text:span text:style-name="T29">'2'</text:span><text:span text:style-name="T3">;</text:span><text:line-break/><text:span text:style-name="T3"> <text:s text:c="3"/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/>
      <text:p text:style-name="P113">- <text:span text:style-name="T77">func_update_league</text:span></text:p>
      <text:p text:style-name="P113"/>
      <text:p text:style-name="P113"><text:span text:style-name="T3">create or replace function </text:span><text:span text:style-name="T43">func_update_league</text:span><text:span text:style-name="T7">(l league)</text:span><text:line-break/><text:span text:style-name="T7"> <text:s text:c="3"/></text:span><text:span text:style-name="T3">returns char as </text:span><text:span text:style-name="T29">$result$</text:span><text:line-break/><text:span text:style-name="T3">begin</text:span><text:line-break/><text:span text:style-name="T3"> <text:s text:c="3"/>update </text:span><text:span text:style-name="T7">league</text:span><text:line-break/><text:span text:style-name="T7"> <text:s text:c="3"/></text:span><text:span text:style-name="T3">set </text:span><text:span text:style-name="T10">name </text:span><text:span text:style-name="T7">= l.</text:span><text:span text:style-name="T10">name</text:span><text:line-break/><text:span text:style-name="T10"> <text:s text:c="3"/></text:span><text:span text:style-name="T3">where </text:span><text:span text:style-name="T10">id </text:span><text:span text:style-name="T7">= l.</text:span><text:span text:style-name="T10">id</text:span><text:span text:style-name="T3">;</text:span><text:line-break/><text:line-break/><text:span text:style-name="T3"> <text:s text:c="3"/>if </text:span><text:span text:style-name="T46">FOUND </text:span><text:span text:style-name="T3">then</text:span><text:line-break/><text:span text:style-name="T3"> <text:s text:c="7"/>return </text:span><text:span text:style-name="T29">'0'</text:span><text:span text:style-name="T3">;</text:span><text:line-break/><text:span text:style-name="T3"> <text:s text:c="3"/>else</text:span><text:line-break/><text:span text:style-name="T3"> <text:s text:c="7"/>return </text:span><text:span text:style-name="T29">'1'</text:span><text:span text:style-name="T3">;</text:span><text:line-break/><text:span text:style-name="T3"> <text:s text:c="3"/>end if;</text:span><text:line-break/><text:line-break/><text:span text:style-name="T3">exception</text:span><text:line-break/><text:span text:style-name="T3"> <text:s text:c="3"/>when </text:span><text:span text:style-name="T7">unique_violation </text:span><text:span text:style-name="T3">then</text:span><text:line-break/><text:span text:style-name="T3"> <text:s text:c="7"/>raise info </text:span><text:span text:style-name="T29">'League già presente'</text:span><text:span text:style-name="T3">;</text:span><text:line-break/><text:span text:style-name="T3"> <text:s text:c="7"/>return </text:span><text:span text:style-name="T29">'2'</text:span><text:span text:style-name="T3">;</text:span><text:line-break/><text:span text:style-name="T3"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>- <text:span text:style-name="T77">func_insert_team</text:span></text:p>
      <text:p text:style-name="P113"/>
      <text:p text:style-name="P113"><text:span text:style-name="T3">create or replace function </text:span><text:span text:style-name="T43">func_insert_team</text:span><text:span text:style-name="T7">(t team)</text:span><text:line-break/><text:span text:style-name="T3">returns char as </text:span><text:span text:style-name="T29">$result$</text:span><text:line-break/><text:span text:style-name="T29"> <text:s text:c="3"/></text:span><text:span text:style-name="T3">begin</text:span><text:line-break/><text:span text:style-name="T3"> <text:s text:c="7"/>insert into </text:span><text:span text:style-name="T7">team(</text:span><text:span text:style-name="T10">id</text:span><text:span text:style-name="T3">,</text:span><text:span text:style-name="T10">short_name</text:span><text:span text:style-name="T3">,</text:span><text:span text:style-name="T10">long_name</text:span><text:span text:style-name="T7">) </text:span><text:span text:style-name="T3">values </text:span><text:span text:style-name="T7">(t.</text:span><text:span text:style-name="T10">id</text:span><text:span text:style-name="T3">,</text:span><text:span text:style-name="T7">t.</text:span><text:span text:style-name="T10">short_name</text:span><text:span text:style-name="T3">,</text:span><text:span text:style-name="T7">t.</text:span><text:span text:style-name="T10">long_name</text:span><text:span text:style-name="T7">)</text:span><text:span text:style-name="T3">;</text:span><text:line-break/><text:line-break/><text:span text:style-name="T3"> <text:s text:c="7"/>if </text:span><text:span text:style-name="T46">FOUND </text:span><text:span text:style-name="T3">then</text:span><text:line-break/><text:span text:style-name="T3"> <text:s text:c="11"/>return </text:span><text:span text:style-name="T29">'0'</text:span><text:span text:style-name="T3">;</text:span><text:line-break/><text:span text:style-name="T3"> <text:s text:c="7"/>else</text:span><text:line-break/><text:span text:style-name="T3"> <text:s text:c="11"/>return </text:span><text:span text:style-name="T29">'1'</text:span><text:span text:style-name="T3">;</text:span><text:line-break/><text:span text:style-name="T3"> <text:s text:c="7"/>end if;</text:span><text:line-break/><text:line-break/><text:span text:style-name="T3"> <text:s text:c="3"/>exception</text:span><text:line-break/><text:span text:style-name="T3"> <text:s text:c="7"/>when </text:span><text:span text:style-name="T7">not_null_violation </text:span><text:span text:style-name="T3">then</text:span><text:line-break/><text:span text:style-name="T3"> <text:s text:c="11"/>raise info </text:span><text:span text:style-name="T29">'Errore: vincolo di not null violato'</text:span><text:span text:style-name="T3">;</text:span><text:line-break/><text:span text:style-name="T3"> <text:s text:c="11"/>return </text:span><text:span text:style-name="T29">'2'</text:span><text:span text:style-name="T3">;</text:span><text:line-break/><text:span text:style-name="T3"> <text:s text:c="7"/>when </text:span><text:span text:style-name="T7">unique_violation </text:span><text:span text:style-name="T3">then</text:span><text:line-break/><text:span text:style-name="T3"> <text:s text:c="11"/>raise info </text:span><text:span text:style-name="T29">'Errore: stai inserendo dati relativi ad un team già presente'</text:span><text:span text:style-name="T3">;</text:span><text:line-break/><text:soft-page-break/><text:span text:style-name="T3"> <text:s text:c="11"/>return </text:span><text:span text:style-name="T29">'3'</text:span><text:span text:style-name="T3">;</text:span><text:line-break/><text:span text:style-name="T3"> <text:s text:c="3"/>end;</text:span><text:line-break/><text:span text:style-name="T3"> <text:s text:c="3"/></text:span><text:span text:style-name="T29">$result$</text:span><text:line-break/><text:span text:style-name="T3">language </text:span><text:span text:style-name="T7">plpgsql</text:span><text:span text:style-name="T3">;</text:span></text:p>
      <text:p text:style-name="P113"/>
      <text:p text:style-name="P113">- <text:span text:style-name="T77">func_delete_team</text:span></text:p>
      <text:p text:style-name="P113"/>
      <text:p text:style-name="P113"><text:span text:style-name="T3">create or replace function </text:span><text:span text:style-name="T43">func_delete_team</text:span><text:span text:style-name="T7">(t_id team.</text:span><text:span text:style-name="T10">id</text:span><text:span text:style-name="T7">%</text:span><text:span text:style-name="T3">TYPE</text:span><text:span text:style-name="T7">)</text:span><text:line-break/><text:span text:style-name="T7"> <text:s text:c="3"/></text:span><text:span text:style-name="T3">returns char as </text:span><text:span text:style-name="T29">$result$</text:span><text:line-break/><text:span text:style-name="T3">begin</text:span><text:line-break/><text:span text:style-name="T3"> <text:s text:c="3"/>delete from </text:span><text:span text:style-name="T7">team </text:span><text:span text:style-name="T3">where </text:span><text:span text:style-name="T10">id </text:span><text:span text:style-name="T7">= t_id</text:span><text:span text:style-name="T3">;</text:span><text:line-break/><text:line-break/><text:span text:style-name="T3"> <text:s text:c="3"/>if </text:span><text:span text:style-name="T46">FOUND </text:span><text:span text:style-name="T3">then</text:span><text:line-break/><text:span text:style-name="T3"> <text:s text:c="7"/>return </text:span><text:span text:style-name="T29">'0'</text:span><text:span text:style-name="T3">;</text:span><text:line-break/><text:span text:style-name="T3"> <text:s text:c="3"/>else</text:span><text:line-break/><text:span text:style-name="T3"> <text:s text:c="7"/>return </text:span><text:span text:style-name="T29">'1'</text:span><text:span text:style-name="T3">;</text:span><text:line-break/><text:span text:style-name="T3"> <text:s text:c="3"/>end if;</text:span><text:line-break/><text:line-break/><text:span text:style-name="T3">exception</text:span><text:line-break/><text:span text:style-name="T3"> <text:s text:c="3"/>when </text:span><text:span text:style-name="T7">case_not_found </text:span><text:span text:style-name="T3">then</text:span><text:line-break/><text:span text:style-name="T3"> <text:s text:c="7"/>raise info </text:span><text:span text:style-name="T29">'Errore: team non presente'</text:span><text:span text:style-name="T3">;</text:span><text:line-break/><text:span text:style-name="T3"> <text:s text:c="7"/>return </text:span><text:span text:style-name="T29">'2'</text:span><text:span text:style-name="T3">;</text:span><text:line-break/><text:line-break/><text:span text:style-name="T3">end;</text:span><text:line-break/><text:span text:style-name="T29">$result$</text:span><text:line-break/><text:span text:style-name="T29"> <text:s text:c="3"/></text:span><text:span text:style-name="T3">language </text:span><text:span text:style-name="T7">plpgsql</text:span><text:span text:style-name="T3">;</text:span></text:p>
      <text:p text:style-name="P113"/>
      <text:p text:style-name="P113"/>
      <text:p text:style-name="P113">- <text:span text:style-name="T77">func_update_team</text:span></text:p>
      <text:p text:style-name="P113"/>
      <text:p text:style-name="P113"><text:span text:style-name="T3">create or replace function </text:span><text:span text:style-name="T43">func_update_team</text:span><text:span text:style-name="T7">(t team)</text:span><text:line-break/><text:span text:style-name="T7"> <text:s text:c="3"/></text:span><text:span text:style-name="T3">returns char as </text:span><text:span text:style-name="T29">$result$</text:span><text:line-break/><text:span text:style-name="T3">begin</text:span><text:line-break/><text:span text:style-name="T3"> <text:s text:c="3"/>update </text:span><text:span text:style-name="T7">team</text:span><text:line-break/><text:span text:style-name="T7"> <text:s text:c="3"/></text:span><text:span text:style-name="T3">set </text:span><text:span text:style-name="T10">short_name </text:span><text:span text:style-name="T7">= t.</text:span><text:span text:style-name="T10">short_name</text:span><text:span text:style-name="T3">,</text:span><text:span text:style-name="T10">long_name </text:span><text:span text:style-name="T7">= t.</text:span><text:span text:style-name="T10">long_name</text:span><text:line-break/><text:span text:style-name="T10"> <text:s text:c="3"/></text:span><text:span text:style-name="T3">where </text:span><text:span text:style-name="T10">id </text:span><text:span text:style-name="T7">= t.</text:span><text:span text:style-name="T10">id</text:span><text:span text:style-name="T3">;</text:span><text:line-break/><text:line-break/><text:span text:style-name="T3"> <text:s text:c="3"/>if </text:span><text:span text:style-name="T46">FOUND </text:span><text:span text:style-name="T3">then</text:span><text:line-break/><text:span text:style-name="T3"> <text:s text:c="7"/>return </text:span><text:span text:style-name="T29">'0'</text:span><text:span text:style-name="T3">;</text:span><text:line-break/><text:span text:style-name="T3"> <text:s text:c="3"/>else</text:span><text:line-break/><text:span text:style-name="T3"> <text:s text:c="7"/>return </text:span><text:span text:style-name="T29">'1'</text:span><text:span text:style-name="T3">;</text:span><text:line-break/><text:span text:style-name="T3"> <text:s text:c="3"/>end if;</text:span><text:line-break/><text:line-break/><text:span text:style-name="T3">exception</text:span><text:line-break/><text:span text:style-name="T3"> <text:s text:c="3"/>when </text:span><text:span text:style-name="T7">not_null_violation </text:span><text:span text:style-name="T3">then</text:span><text:line-break/><text:span text:style-name="T3"> <text:s text:c="7"/>raise info </text:span><text:span text:style-name="T29">'Errore: vincolo di not null violato'</text:span><text:span text:style-name="T3">;</text:span><text:line-break/><text:span text:style-name="T3"> <text:s text:c="7"/>return </text:span><text:span text:style-name="T29">'2'</text:span><text:span text:style-name="T3">;</text:span><text:line-break/><text:span text:style-name="T3"> <text:s text:c="3"/>when </text:span><text:span text:style-name="T7">unique_violation </text:span><text:span text:style-name="T3">then</text:span><text:line-break/><text:span text:style-name="T3"> <text:s text:c="7"/>raise info </text:span><text:span text:style-name="T29">'Errore: stai inserendo dati relativi ad un team già presente'</text:span><text:span text:style-name="T3">;</text:span><text:line-break/><text:span text:style-name="T3"> <text:s text:c="7"/>return </text:span><text:span text:style-name="T29">'3'</text:span><text:span text:style-name="T3">;</text:span><text:line-break/><text:span text:style-name="T3">end;</text:span><text:line-break/><text:span text:style-name="T29">$result$</text:span><text:line-break/><text:span text:style-name="T29"> <text:s text:c="3"/></text:span><text:span text:style-name="T3">language </text:span><text:span text:style-name="T7">plpgsql</text:span><text:span text:style-name="T3">;</text:span></text:p>
      <text:p text:style-name="P113"/>
      <text:p text:style-name="P113">- <text:span text:style-name="T77">func_check_bet</text:span></text:p>
      <text:p text:style-name="P113"/>
      <text:p text:style-name="P113"><text:span text:style-name="T3">create or replace function </text:span><text:span text:style-name="T43">func_check_bet</text:span><text:span text:style-name="T7">(b bets)</text:span><text:line-break/><text:span text:style-name="T3">returns int as </text:span><text:span text:style-name="T29">$result$</text:span><text:line-break/><text:span text:style-name="T3">begin</text:span><text:line-break/><text:soft-page-break/><text:span text:style-name="T3"> <text:s text:c="3"/>perform </text:span><text:span text:style-name="T10">match_id</text:span><text:span text:style-name="T3">,</text:span><text:span text:style-name="T10">bet</text:span><text:span text:style-name="T3">,</text:span><text:span text:style-name="T10">currency_id</text:span><text:span text:style-name="T3">,</text:span><text:span text:style-name="T10">partner_id</text:span><text:line-break/><text:span text:style-name="T10"> <text:s text:c="3"/></text:span><text:span text:style-name="T3">from </text:span><text:span text:style-name="T7">bets</text:span><text:line-break/><text:span text:style-name="T7"> <text:s text:c="3"/></text:span><text:span text:style-name="T3">join </text:span><text:span text:style-name="T7">users </text:span><text:span text:style-name="T3">s on </text:span><text:span text:style-name="T7">bets.</text:span><text:span text:style-name="T10">partner_id </text:span><text:span text:style-name="T7">= </text:span><text:span text:style-name="T3">s</text:span><text:span text:style-name="T7">.</text:span><text:span text:style-name="T10">id</text:span><text:line-break/><text:span text:style-name="T10"> <text:s text:c="3"/></text:span><text:span text:style-name="T3">where s</text:span><text:span text:style-name="T7">.</text:span><text:span text:style-name="T10">bet_society_id </text:span><text:span text:style-name="T7">= (</text:span><text:span text:style-name="T3">select </text:span><text:span text:style-name="T10">bet_society_id </text:span><text:span text:style-name="T3">from </text:span><text:span text:style-name="T7">users </text:span><text:span text:style-name="T3">where </text:span><text:span text:style-name="T10">id </text:span><text:span text:style-name="T7">= b.</text:span><text:span text:style-name="T10">partner_id</text:span><text:span text:style-name="T7">)</text:span><text:line-break/><text:span text:style-name="T7"> <text:s text:c="5"/></text:span><text:span text:style-name="T3">and </text:span><text:span text:style-name="T10">match_id </text:span><text:span text:style-name="T7">= b.</text:span><text:span text:style-name="T10">match_id </text:span><text:span text:style-name="T3">and </text:span><text:span text:style-name="T10">bet </text:span><text:span text:style-name="T7">= b.</text:span><text:span text:style-name="T10">bet </text:span><text:span text:style-name="T3">and </text:span><text:span text:style-name="T10">currency_id </text:span><text:span text:style-name="T7">= b.</text:span><text:span text:style-name="T10">currency_id</text:span><text:span text:style-name="T3">;</text:span><text:line-break/><text:line-break/><text:span text:style-name="T3"> <text:s text:c="3"/>if </text:span><text:span text:style-name="T46">FOUND </text:span><text:span text:style-name="T3">then</text:span><text:line-break/><text:span text:style-name="T3"> <text:s text:c="7"/>return </text:span><text:span text:style-name="T16">1</text:span><text:span text:style-name="T3">;</text:span><text:line-break/><text:span text:style-name="T3"> <text:s text:c="3"/>else</text:span><text:line-break/><text:span text:style-name="T3"> <text:s text:c="7"/>return </text:span><text:span text:style-name="T16">0</text:span><text:span text:style-name="T3">;</text:span><text:line-break/><text:span text:style-name="T3"> <text:s text:c="3"/>end if;</text:span><text:line-break/><text:span text:style-name="T3"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>- <text:span text:style-name="T77">func_insert_bet</text:span></text:p>
      <text:p text:style-name="P113"/>
      <text:p text:style-name="P113"><text:span text:style-name="T3">create or replace function </text:span><text:span text:style-name="T43">func_insert_bet</text:span><text:span text:style-name="T7">(b bets)</text:span><text:line-break/><text:span text:style-name="T3">returns char as </text:span><text:span text:style-name="T29">$result$</text:span><text:line-break/><text:span text:style-name="T29"> <text:s text:c="3"/></text:span><text:span text:style-name="T3">begin</text:span><text:line-break/><text:line-break/><text:span text:style-name="T3"> <text:s text:c="7"/>if </text:span><text:span text:style-name="T7">(</text:span><text:span text:style-name="T3">select </text:span><text:span text:style-name="T43">func_check_bet</text:span><text:span text:style-name="T7">(b) = </text:span><text:span text:style-name="T16">0</text:span><text:span text:style-name="T7">) <text:s/></text:span><text:span text:style-name="T3">then</text:span><text:line-break/><text:span text:style-name="T3"> <text:s text:c="11"/>insert into </text:span><text:span text:style-name="T7">bets (</text:span><text:span text:style-name="T10">match_id</text:span><text:span text:style-name="T3">, </text:span><text:span text:style-name="T10">partner_id</text:span><text:span text:style-name="T3">, </text:span><text:span text:style-name="T10">bet</text:span><text:span text:style-name="T3">, </text:span><text:span text:style-name="T10">currency_id</text:span><text:span text:style-name="T3">, </text:span><text:span text:style-name="T10">value</text:span><text:span text:style-name="T7">) </text:span><text:span text:style-name="T3">values </text:span><text:span text:style-name="T7">(b.</text:span><text:span text:style-name="T10">match_id</text:span><text:span text:style-name="T3">,</text:span><text:span text:style-name="T7">b.</text:span><text:span text:style-name="T10">partner_id</text:span><text:span text:style-name="T3">,</text:span><text:span text:style-name="T7">b.</text:span><text:span text:style-name="T10">bet</text:span><text:span text:style-name="T3">,</text:span><text:span text:style-name="T7">b.</text:span><text:span text:style-name="T10">currency_id</text:span><text:span text:style-name="T3">,</text:span><text:span text:style-name="T7">b.</text:span><text:span text:style-name="T10">value</text:span><text:span text:style-name="T7">)</text:span><text:span text:style-name="T3">;</text:span><text:line-break/><text:line-break/><text:span text:style-name="T3"> <text:s text:c="11"/>if </text:span><text:span text:style-name="T46">FOUND </text:span><text:span text:style-name="T3">then</text:span><text:line-break/><text:span text:style-name="T3"> <text:s text:c="15"/>return </text:span><text:span text:style-name="T29">'0'</text:span><text:span text:style-name="T3">;</text:span><text:line-break/><text:span text:style-name="T3"> <text:s text:c="11"/>else</text:span><text:line-break/><text:span text:style-name="T3"> <text:s text:c="15"/>return </text:span><text:span text:style-name="T29">'1'</text:span><text:span text:style-name="T3">;</text:span><text:line-break/><text:span text:style-name="T3"> <text:s text:c="11"/>end if;</text:span><text:line-break/><text:span text:style-name="T3"> <text:s text:c="7"/>else</text:span><text:line-break/><text:span text:style-name="T3"> <text:s text:c="11"/>raise info </text:span><text:span text:style-name="T29">'Errore: scommessa già presente da parte di questa società'</text:span><text:span text:style-name="T3">;</text:span><text:line-break/><text:span text:style-name="T3"> <text:s text:c="11"/>return </text:span><text:span text:style-name="T29">'5'</text:span><text:span text:style-name="T3">;</text:span><text:line-break/><text:span text:style-name="T3"> <text:s text:c="7"/>end if;</text:span><text:line-break/><text:line-break/><text:line-break/><text:span text:style-name="T3"> <text:s text:c="7"/>exception</text:span><text:line-break/><text:span text:style-name="T3"> <text:s text:c="11"/>when </text:span><text:span text:style-name="T7">not_null_violation </text:span><text:span text:style-name="T3">then</text:span><text:line-break/><text:span text:style-name="T3"> <text:s text:c="15"/>raise info </text:span><text:span text:style-name="T29">'Errore: vincolo di not null violato'</text:span><text:span text:style-name="T3">;</text:span><text:line-break/><text:span text:style-name="T3"> <text:s text:c="15"/>return </text:span><text:span text:style-name="T29">'2'</text:span><text:span text:style-name="T3">;</text:span><text:line-break/><text:span text:style-name="T3"> <text:s text:c="11"/>when </text:span><text:span text:style-name="T7">unique_violation </text:span><text:span text:style-name="T3">then</text:span><text:line-break/><text:span text:style-name="T3"> <text:s text:c="15"/>raise info </text:span><text:span text:style-name="T29">'Errore: stai inserendo dati relativi ad un team già presente'</text:span><text:span text:style-name="T3">;</text:span><text:line-break/><text:span text:style-name="T3"> <text:s text:c="15"/>return </text:span><text:span text:style-name="T29">'3'</text:span><text:span text:style-name="T3">;</text:span><text:line-break/><text:span text:style-name="T3"> <text:s text:c="11"/>when </text:span><text:span text:style-name="T7">foreign_key_violation </text:span><text:span text:style-name="T3">then</text:span><text:line-break/><text:span text:style-name="T3"> <text:s text:c="15"/>raise info </text:span><text:span text:style-name="T29">'Errore: vincolo chiave esterna violato'</text:span><text:span text:style-name="T3">;</text:span><text:line-break/><text:span text:style-name="T3"> <text:s text:c="15"/>return </text:span><text:span text:style-name="T29">'4'</text:span><text:span text:style-name="T3">;</text:span><text:line-break/><text:span text:style-name="T3"> <text:s text:c="3"/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/>
      <text:p text:style-name="P113"/>
      <text:p text:style-name="P113">- <text:span text:style-name="T77">func_delete_bet</text:span></text:p>
      <text:p text:style-name="P113"/>
      <text:p text:style-name="P113"><text:span text:style-name="T3">create or replace function </text:span><text:span text:style-name="T43">func_delete_bet</text:span><text:span text:style-name="T7">(m_id </text:span><text:span text:style-name="T3">int,</text:span><text:span text:style-name="T7">p_id </text:span><text:span text:style-name="T3">int, </text:span><text:span text:style-name="T7">b </text:span><text:span text:style-name="T3">char, </text:span><text:span text:style-name="T7">curr </text:span><text:span text:style-name="T3">char</text:span><text:span text:style-name="T7">(</text:span><text:span text:style-name="T16">3</text:span><text:span text:style-name="T7">))</text:span><text:line-break/><text:span text:style-name="T7"> <text:s text:c="3"/></text:span><text:span text:style-name="T3">returns char as </text:span><text:span text:style-name="T29">$result$</text:span><text:line-break/><text:span text:style-name="T3">begin</text:span><text:line-break/><text:line-break/><text:span text:style-name="T3"> <text:s text:c="3"/>delete from </text:span><text:span text:style-name="T7">bets </text:span><text:span text:style-name="T3">where </text:span><text:span text:style-name="T10">match_id </text:span><text:span text:style-name="T7">= m_id </text:span><text:span text:style-name="T3">and </text:span><text:span text:style-name="T10">partner_id </text:span><text:span text:style-name="T7">= p_id </text:span><text:span text:style-name="T3">and </text:span><text:span text:style-name="T10">bet </text:span><text:span text:style-name="T7">= b </text:span><text:span text:style-name="T3">and </text:span><text:span text:style-name="T10">currency_id </text:span><text:span text:style-name="T7">= curr</text:span><text:span text:style-name="T3">;</text:span><text:line-break/><text:line-break/><text:soft-page-break/><text:span text:style-name="T3"> <text:s text:c="3"/>if </text:span><text:span text:style-name="T46">FOUND </text:span><text:span text:style-name="T3">then</text:span><text:line-break/><text:span text:style-name="T3"> <text:s text:c="7"/>return </text:span><text:span text:style-name="T29">'0'</text:span><text:span text:style-name="T3">;</text:span><text:line-break/><text:span text:style-name="T3"> <text:s text:c="3"/>else</text:span><text:line-break/><text:span text:style-name="T3"> <text:s text:c="7"/>return </text:span><text:span text:style-name="T29">'1'</text:span><text:span text:style-name="T3">;</text:span><text:line-break/><text:span text:style-name="T3"> <text:s text:c="3"/>end if;</text:span><text:line-break/><text:line-break/><text:span text:style-name="T3">exception</text:span><text:line-break/><text:span text:style-name="T3"> <text:s text:c="3"/>when </text:span><text:span text:style-name="T7">not_null_violation </text:span><text:span text:style-name="T3">then</text:span><text:line-break/><text:span text:style-name="T3"> <text:s text:c="7"/>raise info </text:span><text:span text:style-name="T29">'Errore: vincolo di not null violato'</text:span><text:span text:style-name="T3">;</text:span><text:line-break/><text:span text:style-name="T3"> <text:s text:c="7"/>return </text:span><text:span text:style-name="T29">'2'</text:span><text:span text:style-name="T3">;</text:span><text:line-break/><text:span text:style-name="T3"> <text:s text:c="3"/>when </text:span><text:span text:style-name="T7">unique_violation </text:span><text:span text:style-name="T3">then</text:span><text:line-break/><text:span text:style-name="T3"> <text:s text:c="7"/>raise info </text:span><text:span text:style-name="T29">'Errore: stai inserendo dati relativi ad un team già presente'</text:span><text:span text:style-name="T3">;</text:span><text:line-break/><text:span text:style-name="T3"> <text:s text:c="7"/>return </text:span><text:span text:style-name="T29">'3'</text:span><text:span text:style-name="T3">;</text:span><text:line-break/><text:span text:style-name="T3"> <text:s text:c="3"/>when </text:span><text:span text:style-name="T7">foreign_key_violation </text:span><text:span text:style-name="T3">then</text:span><text:line-break/><text:span text:style-name="T3"> <text:s text:c="7"/>raise info </text:span><text:span text:style-name="T29">'Errore: vincolo chiave esterna violato'</text:span><text:span text:style-name="T3">;</text:span><text:line-break/><text:span text:style-name="T3"> <text:s text:c="7"/>return </text:span><text:span text:style-name="T29">'4'</text:span><text:span text:style-name="T3">;</text:span><text:line-break/><text:span text:style-name="T3"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/>
      <text:p text:style-name="P113">-<text:span text:style-name="T77">func_update_bet</text:span></text:p>
      <text:p text:style-name="P113"/>
      <text:p text:style-name="P113"><text:span text:style-name="T3">create or replace function </text:span><text:span text:style-name="T43">func_update_bet</text:span><text:span text:style-name="T7">(m_id </text:span><text:span text:style-name="T3">int,</text:span><text:span text:style-name="T7">p_id </text:span><text:span text:style-name="T3">int, </text:span><text:span text:style-name="T7">b </text:span><text:span text:style-name="T3">char, </text:span><text:span text:style-name="T7">curr </text:span><text:span text:style-name="T3">char</text:span><text:span text:style-name="T7">(</text:span><text:span text:style-name="T16">3</text:span><text:span text:style-name="T7">)</text:span><text:span text:style-name="T3">, </text:span><text:span text:style-name="T7">new_m_id </text:span><text:span text:style-name="T3">int, </text:span><text:span text:style-name="T7">new_b </text:span><text:span text:style-name="T3">char, </text:span><text:span text:style-name="T7">new_curr </text:span><text:span text:style-name="T3">char</text:span><text:span text:style-name="T7">(</text:span><text:span text:style-name="T16">3</text:span><text:span text:style-name="T7">)</text:span><text:span text:style-name="T3">, </text:span><text:span text:style-name="T7">new_val </text:span><text:span text:style-name="T3">numeric</text:span><text:span text:style-name="T7">)</text:span><text:line-break/><text:span text:style-name="T3">returns char as </text:span><text:span text:style-name="T29">$result$</text:span><text:line-break/><text:span text:style-name="T29"> <text:s text:c="3"/></text:span><text:span text:style-name="T3">begin</text:span><text:line-break/><text:line-break/><text:span text:style-name="T3"> <text:s text:c="7"/>if </text:span><text:span text:style-name="T7">(</text:span><text:span text:style-name="T3">select </text:span><text:span text:style-name="T43">func_check_bet</text:span><text:span text:style-name="T7">(</text:span><text:span text:style-name="T3">row</text:span><text:span text:style-name="T7">(new_m_id</text:span><text:span text:style-name="T3">,</text:span><text:span text:style-name="T7">p_id</text:span><text:span text:style-name="T3">,</text:span><text:span text:style-name="T7">new_b</text:span><text:span text:style-name="T3">,</text:span><text:span text:style-name="T7">new_val</text:span><text:span text:style-name="T3">,</text:span><text:span text:style-name="T7">new_curr)) = </text:span><text:span text:style-name="T16">0</text:span><text:span text:style-name="T7">) </text:span><text:span text:style-name="T3">then</text:span><text:line-break/><text:line-break/><text:span text:style-name="T3"> <text:s text:c="11"/>update </text:span><text:span text:style-name="T7">bets</text:span><text:line-break/><text:span text:style-name="T7"> <text:s text:c="11"/></text:span><text:span text:style-name="T3">set </text:span><text:span text:style-name="T10">match_id </text:span><text:span text:style-name="T7">= new_m_id</text:span><text:span text:style-name="T3">,</text:span><text:span text:style-name="T10">bet </text:span><text:span text:style-name="T7">= new_b</text:span><text:span text:style-name="T3">,</text:span><text:span text:style-name="T10">currency_id </text:span><text:span text:style-name="T7">= new_curr</text:span><text:span text:style-name="T3">, </text:span><text:span text:style-name="T10">value </text:span><text:span text:style-name="T7">= new_val</text:span><text:line-break/><text:span text:style-name="T7"> <text:s text:c="11"/></text:span><text:span text:style-name="T3">where </text:span><text:span text:style-name="T10">partner_id </text:span><text:span text:style-name="T7">= p_id </text:span><text:span text:style-name="T3">and </text:span><text:span text:style-name="T10">match_id </text:span><text:span text:style-name="T7">= m_id </text:span><text:span text:style-name="T3">and </text:span><text:span text:style-name="T10">bet </text:span><text:span text:style-name="T7">= b </text:span><text:span text:style-name="T3">and </text:span><text:span text:style-name="T10">currency_id </text:span><text:span text:style-name="T7">= curr</text:span><text:span text:style-name="T3">;</text:span><text:line-break/><text:line-break/><text:span text:style-name="T3"> <text:s text:c="11"/>if </text:span><text:span text:style-name="T46">FOUND </text:span><text:span text:style-name="T3">then</text:span><text:line-break/><text:span text:style-name="T3"> <text:s text:c="15"/>return </text:span><text:span text:style-name="T29">'0'</text:span><text:span text:style-name="T3">;</text:span><text:line-break/><text:span text:style-name="T3"> <text:s text:c="11"/>else</text:span><text:line-break/><text:span text:style-name="T3"> <text:s text:c="15"/>return </text:span><text:span text:style-name="T29">'1'</text:span><text:span text:style-name="T3">;</text:span><text:line-break/><text:span text:style-name="T3"> <text:s text:c="11"/>end if;</text:span><text:line-break/><text:span text:style-name="T3"> <text:s text:c="7"/>else</text:span><text:line-break/><text:span text:style-name="T3"> <text:s text:c="11"/>raise info </text:span><text:span text:style-name="T29">'Errore: scommessa già presente da parte di questa società'</text:span><text:span text:style-name="T3">;</text:span><text:line-break/><text:span text:style-name="T3"> <text:s text:c="11"/>return </text:span><text:span text:style-name="T29">'5'</text:span><text:span text:style-name="T3">;</text:span><text:line-break/><text:span text:style-name="T3"> <text:s text:c="7"/>end if;</text:span><text:line-break/><text:line-break/><text:line-break/><text:line-break/><text:span text:style-name="T3"> <text:s text:c="7"/>exception</text:span><text:line-break/><text:span text:style-name="T3"> <text:s text:c="11"/>when </text:span><text:span text:style-name="T7">not_null_violation </text:span><text:span text:style-name="T3">then</text:span><text:line-break/><text:span text:style-name="T3"> <text:s text:c="15"/>raise info </text:span><text:span text:style-name="T29">'Errore: vincolo di not null violato'</text:span><text:span text:style-name="T3">;</text:span><text:line-break/><text:span text:style-name="T3"> <text:s text:c="15"/>return </text:span><text:span text:style-name="T29">'2'</text:span><text:span text:style-name="T3">;</text:span><text:line-break/><text:span text:style-name="T3"> <text:s text:c="11"/>when </text:span><text:span text:style-name="T7">unique_violation </text:span><text:span text:style-name="T3">then</text:span><text:line-break/><text:span text:style-name="T3"> <text:s text:c="15"/>raise info </text:span><text:span text:style-name="T29">'Errore: stai inserendo dati relativi ad un team già presente'</text:span><text:span text:style-name="T3">;</text:span><text:line-break/><text:span text:style-name="T3"> <text:s text:c="15"/>return </text:span><text:span text:style-name="T29">'3'</text:span><text:span text:style-name="T3">;</text:span><text:line-break/><text:span text:style-name="T3"> <text:s text:c="11"/>when </text:span><text:span text:style-name="T7">foreign_key_violation </text:span><text:span text:style-name="T3">then</text:span><text:line-break/><text:span text:style-name="T3"> <text:s text:c="15"/>raise info </text:span><text:span text:style-name="T29">'Errore: vincolo chiave esterna violato'</text:span><text:span text:style-name="T3">;</text:span><text:line-break/><text:span text:style-name="T3"> <text:s text:c="15"/>return </text:span><text:span text:style-name="T29">'4'</text:span><text:span text:style-name="T3">;</text:span><text:line-break/><text:span text:style-name="T3"> <text:s text:c="3"/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>- <text:span text:style-name="T78">func_get_best_players_from_team</text:span></text:p>
      <text:p text:style-name="P113"/>
      <text:p text:style-name="P113"><text:soft-page-break/><text:span text:style-name="T3">create or replace function </text:span><text:span text:style-name="T43">func_get_best_players_from_team</text:span><text:span text:style-name="T7">(match_date </text:span><text:span text:style-name="T3">public</text:span><text:span text:style-name="T7">.match.</text:span><text:span text:style-name="T10">date</text:span><text:span text:style-name="T7">%</text:span><text:span text:style-name="T3">TYPE, </text:span><text:span text:style-name="T7">t_id team.</text:span><text:span text:style-name="T10">id</text:span><text:span text:style-name="T7">%</text:span><text:span text:style-name="T3">TYPE</text:span><text:span text:style-name="T7">)</text:span><text:line-break/><text:span text:style-name="T3">returns table</text:span><text:span text:style-name="T7">(</text:span><text:span text:style-name="T10">name </text:span><text:span text:style-name="T3">varchar</text:span><text:span text:style-name="T7">(</text:span><text:span text:style-name="T16">100</text:span><text:span text:style-name="T7">)</text:span><text:span text:style-name="T3">,</text:span><text:span text:style-name="T10">attr_val </text:span><text:span text:style-name="T3">int</text:span><text:span text:style-name="T7">) </text:span><text:span text:style-name="T3">as </text:span><text:span text:style-name="T29">$$</text:span><text:line-break/><text:span text:style-name="T29"> <text:s text:c="3"/></text:span><text:span text:style-name="T3">begin</text:span><text:line-break/><text:span text:style-name="T3"> <text:s text:c="7"/>return query</text:span><text:line-break/><text:span text:style-name="T3"> <text:s text:c="7"/>with </text:span><text:span text:style-name="T7">q </text:span><text:span text:style-name="T3">as </text:span><text:span text:style-name="T7">(</text:span><text:span text:style-name="T3">select </text:span><text:span text:style-name="T7">p.</text:span><text:span text:style-name="T10">name </text:span><text:span text:style-name="T3">as </text:span><text:span text:style-name="T7">pname</text:span><text:span text:style-name="T3">,</text:span><text:span text:style-name="T7">pa.</text:span><text:span text:style-name="T10">val </text:span><text:span text:style-name="T3">as </text:span><text:span text:style-name="T7">paval</text:span><text:line-break/><text:span text:style-name="T7"> <text:s text:c="18"/></text:span><text:span text:style-name="T3">from </text:span><text:span text:style-name="T7">player p</text:span><text:line-break/><text:span text:style-name="T7"> <text:s text:c="27"/></text:span><text:span text:style-name="T3">join </text:span><text:span text:style-name="T7">player_attribute pa </text:span><text:span text:style-name="T3">on </text:span><text:span text:style-name="T7">p.</text:span><text:span text:style-name="T10">id </text:span><text:span text:style-name="T7">= pa.</text:span><text:span text:style-name="T10">player_id </text:span><text:span text:style-name="T3">and </text:span><text:span text:style-name="T7">pa.</text:span><text:span text:style-name="T10">date </text:span><text:span text:style-name="T7">&lt;= match_date </text:span><text:span text:style-name="T3">and </text:span><text:span text:style-name="T7">pa.</text:span><text:span text:style-name="T10">name </text:span><text:span text:style-name="T7">= </text:span><text:span text:style-name="T29">'overall_rating'</text:span><text:line-break/><text:span text:style-name="T29"> <text:s text:c="18"/></text:span><text:span text:style-name="T3">where </text:span><text:span text:style-name="T7">pa.</text:span><text:span text:style-name="T10">date </text:span><text:span text:style-name="T7">&gt;= </text:span><text:span text:style-name="T3">all</text:span><text:span text:style-name="T7">(</text:span><text:span text:style-name="T3">select </text:span><text:span text:style-name="T7">pat.</text:span><text:span text:style-name="T10">date</text:span><text:line-break/><text:span text:style-name="T10"> <text:s text:c="39"/></text:span><text:span text:style-name="T3">from </text:span><text:span text:style-name="T7">player pl</text:span><text:line-break/><text:span text:style-name="T7"> <text:s text:c="48"/></text:span><text:span text:style-name="T3">join </text:span><text:span text:style-name="T7">player_attribute pat </text:span><text:span text:style-name="T3">on </text:span><text:span text:style-name="T7">pl.</text:span><text:span text:style-name="T10">id </text:span><text:span text:style-name="T7">= pat.</text:span><text:span text:style-name="T10">player_id </text:span><text:span text:style-name="T3">and </text:span><text:span text:style-name="T7">pat.</text:span><text:span text:style-name="T10">date </text:span><text:span text:style-name="T7">&lt;= match_date </text:span><text:span text:style-name="T3">and </text:span><text:span text:style-name="T7">pat.</text:span><text:span text:style-name="T10">name </text:span><text:span text:style-name="T7">= </text:span><text:span text:style-name="T29">'overall_rating'</text:span><text:line-break/><text:span text:style-name="T29"> <text:s text:c="39"/></text:span><text:span text:style-name="T3">where </text:span><text:span text:style-name="T7">pl.</text:span><text:span text:style-name="T10">id </text:span><text:span text:style-name="T7">= p.</text:span><text:span text:style-name="T10">id </text:span><text:span text:style-name="T3">and </text:span><text:span text:style-name="T7">pl.</text:span><text:span text:style-name="T10">team_id </text:span><text:span text:style-name="T7">= t_id)</text:span><text:line-break/><text:span text:style-name="T7"> <text:s text:c="20"/></text:span><text:span text:style-name="T3">and </text:span><text:span text:style-name="T7">p.</text:span><text:span text:style-name="T10">team_id </text:span><text:span text:style-name="T7">= t_id)</text:span><text:line-break/><text:span text:style-name="T7"> <text:s text:c="7"/></text:span><text:span text:style-name="T3">select </text:span><text:span text:style-name="T7">q.pname</text:span><text:span text:style-name="T3">,</text:span><text:span text:style-name="T7">q.paval</text:span><text:line-break/><text:span text:style-name="T7"> <text:s text:c="7"/></text:span><text:span text:style-name="T3">from </text:span><text:span text:style-name="T7">q</text:span><text:line-break/><text:span text:style-name="T7"> <text:s text:c="7"/></text:span><text:span text:style-name="T3">where </text:span><text:span text:style-name="T7">paval &gt;= </text:span><text:span text:style-name="T3">all</text:span><text:span text:style-name="T7">(</text:span><text:span text:style-name="T3">select </text:span><text:span text:style-name="T7">paval </text:span><text:span text:style-name="T3">from </text:span><text:span text:style-name="T7">q)</text:span><text:span text:style-name="T3">;</text:span><text:line-break/><text:span text:style-name="T3"> <text:s text:c="3"/>end;</text:span><text:line-break/><text:span text:style-name="T3"> <text:s text:c="3"/></text:span><text:span text:style-name="T29">$$</text:span><text:line-break/><text:span text:style-name="T3">language </text:span><text:span text:style-name="T7">plpgsql</text:span><text:span text:style-name="T3">;</text:span></text:p>
      <text:p text:style-name="P113"/>
      <text:p text:style-name="P113"/>
      <text:p text:style-name="P113">- <text:span text:style-name="T78">get_best_players</text:span></text:p>
      <text:p text:style-name="P113"/>
      <text:p text:style-name="P113"><text:span text:style-name="T3">create or replace function </text:span><text:span text:style-name="T43">get_best_players</text:span><text:span text:style-name="T7">(match_id </text:span><text:span text:style-name="T3">public</text:span><text:span text:style-name="T7">.match.</text:span><text:span text:style-name="T10">id</text:span><text:span text:style-name="T7">%</text:span><text:span text:style-name="T3">TYPE</text:span><text:span text:style-name="T7">)</text:span><text:line-break/><text:span text:style-name="T3">returns setof best_player as </text:span><text:span text:style-name="T29">$$</text:span><text:line-break/><text:span text:style-name="T29"> <text:s text:c="3"/></text:span><text:span text:style-name="T3">declare</text:span><text:line-break/><text:span text:style-name="T3"> <text:s text:c="7"/></text:span><text:span text:style-name="T7">tmp </text:span><text:span text:style-name="T3">record;</text:span><text:line-break/><text:span text:style-name="T3"> <text:s text:c="7"/></text:span><text:span text:style-name="T7">tmp2 </text:span><text:span text:style-name="T3">record;</text:span><text:line-break/><text:span text:style-name="T3"> <text:s text:c="7"/></text:span><text:span text:style-name="T7">best </text:span><text:span text:style-name="T3">best_player;</text:span><text:line-break/><text:span text:style-name="T3"> <text:s/>begin</text:span><text:line-break/><text:span text:style-name="T3"> <text:s text:c="5"/>for </text:span><text:span text:style-name="T7">tmp </text:span><text:span text:style-name="T3">in </text:span><text:span text:style-name="T7">(</text:span><text:span text:style-name="T3">select </text:span><text:span text:style-name="T10">id</text:span><text:span text:style-name="T3">,</text:span><text:span text:style-name="T10">date</text:span><text:span text:style-name="T3">,</text:span><text:span text:style-name="T10">home_team_id</text:span><text:span text:style-name="T3">,</text:span><text:span text:style-name="T10">away_team_id </text:span><text:span text:style-name="T3">from public</text:span><text:span text:style-name="T7">.match </text:span><text:span text:style-name="T3">m where m</text:span><text:span text:style-name="T7">.</text:span><text:span text:style-name="T10">id </text:span><text:span text:style-name="T7">= match_id </text:span><text:span text:style-name="T3">order by </text:span><text:span text:style-name="T10">date </text:span><text:span text:style-name="T3">desc </text:span><text:span text:style-name="T7">) </text:span><text:span text:style-name="T3">loop</text:span><text:line-break/><text:span text:style-name="T3"> <text:s text:c="7"/></text:span><text:span text:style-name="T7">best.team_id := tmp.</text:span><text:span text:style-name="T10">home_team_id</text:span><text:span text:style-name="T3">;</text:span><text:line-break/><text:span text:style-name="T3"> <text:s text:c="7"/></text:span><text:span text:style-name="T7">best.team_h := </text:span><text:span text:style-name="T3">true;</text:span><text:line-break/><text:line-break/><text:span text:style-name="T3"> <text:s text:c="7"/>for </text:span><text:span text:style-name="T7">tmp2 </text:span><text:span text:style-name="T3">in </text:span><text:span text:style-name="T7">(</text:span><text:span text:style-name="T3">select </text:span><text:span text:style-name="T10">name</text:span><text:span text:style-name="T3">,</text:span><text:span text:style-name="T10">attr_val </text:span><text:span text:style-name="T3">from </text:span><text:span text:style-name="T43">func_get_best_players_from_team</text:span><text:span text:style-name="T7">(tmp.</text:span><text:span text:style-name="T10">date</text:span><text:span text:style-name="T3">,</text:span><text:span text:style-name="T7">tmp.</text:span><text:span text:style-name="T10">home_team_id</text:span><text:span text:style-name="T7">)) </text:span><text:span text:style-name="T3">loop</text:span><text:line-break/><text:span text:style-name="T3"> <text:s text:c="15"/></text:span><text:span text:style-name="T7">best.player_name := tmp2.</text:span><text:span text:style-name="T10">name</text:span><text:span text:style-name="T3">;</text:span><text:line-break/><text:span text:style-name="T3"> <text:s text:c="15"/></text:span><text:span text:style-name="T7">best.rating := tmp2.</text:span><text:span text:style-name="T10">attr_val</text:span><text:span text:style-name="T3">;</text:span><text:line-break/><text:line-break/><text:span text:style-name="T3"> <text:s text:c="15"/>return next </text:span><text:span text:style-name="T7">best</text:span><text:span text:style-name="T3">;</text:span><text:line-break/><text:span text:style-name="T3"> <text:s text:c="7"/>end loop;</text:span><text:line-break/><text:line-break/><text:span text:style-name="T3"> <text:s text:c="7"/></text:span><text:span text:style-name="T7">best.team_id := tmp.</text:span><text:span text:style-name="T10">away_team_id</text:span><text:span text:style-name="T3">;</text:span><text:line-break/><text:span text:style-name="T3"> <text:s text:c="7"/></text:span><text:span text:style-name="T7">best.team_h := </text:span><text:span text:style-name="T3">false;</text:span><text:line-break/><text:line-break/><text:span text:style-name="T3"> <text:s text:c="7"/>for </text:span><text:span text:style-name="T7">tmp2 </text:span><text:span text:style-name="T3">in </text:span><text:span text:style-name="T7">(</text:span><text:span text:style-name="T3">select </text:span><text:span text:style-name="T10">name</text:span><text:span text:style-name="T3">,</text:span><text:span text:style-name="T10">attr_val </text:span><text:span text:style-name="T3">from </text:span><text:span text:style-name="T43">func_get_best_players_from_team</text:span><text:span text:style-name="T7">(tmp.</text:span><text:span text:style-name="T10">date</text:span><text:span text:style-name="T3">,</text:span><text:span text:style-name="T7">tmp.</text:span><text:span text:style-name="T10">away_team_id</text:span><text:span text:style-name="T7">)) </text:span><text:span text:style-name="T3">loop</text:span><text:line-break/><text:span text:style-name="T3"> <text:s text:c="15"/></text:span><text:span text:style-name="T7">best.player_name := tmp2.</text:span><text:span text:style-name="T10">name</text:span><text:span text:style-name="T3">;</text:span><text:line-break/><text:span text:style-name="T3"> <text:s text:c="15"/></text:span><text:span text:style-name="T7">best.rating := tmp2.</text:span><text:span text:style-name="T10">attr_val</text:span><text:span text:style-name="T3">;</text:span><text:line-break/><text:line-break/><text:span text:style-name="T3"> <text:s text:c="15"/>return next </text:span><text:span text:style-name="T7">best</text:span><text:span text:style-name="T3">;</text:span><text:line-break/><text:span text:style-name="T3"> <text:s text:c="11"/>end loop;</text:span><text:line-break/><text:span text:style-name="T3"> <text:s text:c="5"/>end loop;</text:span><text:line-break/><text:span text:style-name="T3"> <text:s/>end;</text:span><text:line-break/><text:span text:style-name="T29">$$ </text:span><text:span text:style-name="T3">language </text:span><text:span text:style-name="T7">plpgsql</text:span><text:span text:style-name="T3">;</text:span></text:p>
      <text:p text:style-name="P113"/>
      <text:p text:style-name="P113"/>
      <text:p text:style-name="P113"><text:soft-page-break/></text:p>
      <text:p text:style-name="P113">-<text:span text:style-name="T79">func_player_formation_assoc</text:span></text:p>
      <text:p text:style-name="P113"/>
      <text:p text:style-name="P113"><text:span text:style-name="T3">create or replace function </text:span><text:span text:style-name="T43">func_player_formation_assoc</text:span><text:span text:style-name="T7">(p initial_formation)</text:span><text:line-break/><text:span text:style-name="T3">returns char as </text:span><text:span text:style-name="T29">$result$</text:span><text:line-break/><text:span text:style-name="T29"> <text:s text:c="3"/></text:span><text:span text:style-name="T3">begin</text:span><text:line-break/><text:span text:style-name="T3"> <text:s text:c="7"/>insert into </text:span><text:span text:style-name="T7">initial_formation (</text:span><text:span text:style-name="T10">match_id</text:span><text:span text:style-name="T3">, </text:span><text:span text:style-name="T10">player_id</text:span><text:span text:style-name="T7">) </text:span><text:span text:style-name="T3">values </text:span><text:span text:style-name="T7">(p.</text:span><text:span text:style-name="T10">match_id</text:span><text:span text:style-name="T3">,</text:span><text:span text:style-name="T7">p.</text:span><text:span text:style-name="T10">player_id</text:span><text:span text:style-name="T7">)</text:span><text:span text:style-name="T3">;</text:span><text:line-break/><text:line-break/><text:span text:style-name="T3"> <text:s text:c="7"/>if </text:span><text:span text:style-name="T46">FOUND </text:span><text:span text:style-name="T3">then</text:span><text:line-break/><text:span text:style-name="T3"> <text:s text:c="11"/>return </text:span><text:span text:style-name="T29">'0'</text:span><text:span text:style-name="T3">;</text:span><text:line-break/><text:span text:style-name="T3"> <text:s text:c="7"/>else</text:span><text:line-break/><text:span text:style-name="T3"> <text:s text:c="11"/>return </text:span><text:span text:style-name="T29">'1'</text:span><text:span text:style-name="T3">;</text:span><text:line-break/><text:span text:style-name="T3"> <text:s text:c="7"/>end if;</text:span><text:line-break/><text:line-break/><text:span text:style-name="T3"> <text:s text:c="3"/>exception</text:span><text:line-break/><text:span text:style-name="T3"> <text:s text:c="7"/>when </text:span><text:span text:style-name="T7">unique_violation </text:span><text:span text:style-name="T3">then</text:span><text:line-break/><text:span text:style-name="T3"> <text:s text:c="11"/>raise info </text:span><text:span text:style-name="T29">'Errore: condizione unique violata'</text:span><text:span text:style-name="T3">;</text:span><text:line-break/><text:span text:style-name="T3"> <text:s text:c="11"/>return </text:span><text:span text:style-name="T29">'2'</text:span><text:span text:style-name="T3">;</text:span><text:line-break/><text:span text:style-name="T3"> <text:s text:c="7"/>when </text:span><text:span text:style-name="T7">not_null_violation </text:span><text:span text:style-name="T3">then</text:span><text:line-break/><text:span text:style-name="T3"> <text:s text:c="11"/>raise info </text:span><text:span text:style-name="T29">'Errore: vincolo not null violato'</text:span><text:span text:style-name="T3">;</text:span><text:line-break/><text:span text:style-name="T3"> <text:s text:c="11"/>return </text:span><text:span text:style-name="T29">'3'</text:span><text:span text:style-name="T3">;</text:span><text:line-break/><text:span text:style-name="T3"> <text:s text:c="7"/>when </text:span><text:span text:style-name="T7">foreign_key_violation </text:span><text:span text:style-name="T3">then</text:span><text:line-break/><text:span text:style-name="T3"> <text:s text:c="11"/>raise info </text:span><text:span text:style-name="T29">'Errore: chiave esterna non presente'</text:span><text:span text:style-name="T3">;</text:span><text:line-break/><text:span text:style-name="T3"> <text:s text:c="11"/>return </text:span><text:span text:style-name="T29">'4'</text:span><text:span text:style-name="T3">;</text:span><text:line-break/><text:line-break/><text:span text:style-name="T3"> <text:s text:c="3"/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/>
      <text:p text:style-name="P113">- <text:span text:style-name="T79">func_insert_player</text:span></text:p>
      <text:p text:style-name="P113"/>
      <text:p text:style-name="P113"><text:span text:style-name="T3">create or replace function </text:span><text:span text:style-name="T43">func_insert_player</text:span><text:span text:style-name="T7">(p player)</text:span><text:line-break/><text:span text:style-name="T3">returns integer as </text:span><text:span text:style-name="T29">$result$</text:span><text:line-break/><text:span text:style-name="T29"> <text:s text:c="3"/></text:span><text:span text:style-name="T3">declare</text:span><text:line-break/><text:span text:style-name="T3"> <text:s text:c="7"/></text:span><text:span text:style-name="T7">ret_id player.</text:span><text:span text:style-name="T10">id</text:span><text:span text:style-name="T7">%</text:span><text:span text:style-name="T3">TYPE;</text:span><text:line-break/><text:span text:style-name="T3"> <text:s text:c="3"/>begin</text:span><text:line-break/><text:span text:style-name="T3"> <text:s text:c="7"/>insert into </text:span><text:span text:style-name="T7">player </text:span><text:span text:style-name="T3">values </text:span><text:span text:style-name="T7">(p.</text:span><text:span text:style-name="T10">id</text:span><text:span text:style-name="T3">,</text:span><text:span text:style-name="T7">p.</text:span><text:span text:style-name="T10">name</text:span><text:span text:style-name="T3">,</text:span><text:span text:style-name="T7">p.</text:span><text:span text:style-name="T10">birthday</text:span><text:span text:style-name="T3">,</text:span><text:span text:style-name="T7">p.</text:span><text:span text:style-name="T10">height</text:span><text:span text:style-name="T3">,</text:span><text:span text:style-name="T7">p.</text:span><text:span text:style-name="T10">weight</text:span><text:span text:style-name="T3">,</text:span><text:span text:style-name="T7">p.</text:span><text:span text:style-name="T10">team_id</text:span><text:span text:style-name="T7">) </text:span><text:span text:style-name="T3">returning </text:span><text:span text:style-name="T10">id </text:span><text:span text:style-name="T3">into </text:span><text:span text:style-name="T7">ret_id</text:span><text:span text:style-name="T3">;</text:span><text:line-break/><text:line-break/><text:span text:style-name="T3"> <text:s text:c="7"/>if </text:span><text:span text:style-name="T46">FOUND </text:span><text:span text:style-name="T3">then</text:span><text:line-break/><text:span text:style-name="T3"> <text:s text:c="11"/>return </text:span><text:span text:style-name="T7">ret_id</text:span><text:span text:style-name="T3">;</text:span><text:line-break/><text:span text:style-name="T3"> <text:s text:c="7"/>else</text:span><text:line-break/><text:span text:style-name="T3"> <text:s text:c="11"/>return </text:span><text:span text:style-name="T7">-</text:span><text:span text:style-name="T16">1</text:span><text:span text:style-name="T3">;</text:span><text:line-break/><text:span text:style-name="T3"> <text:s text:c="7"/>end if;</text:span><text:line-break/><text:line-break/><text:span text:style-name="T3"> <text:s text:c="3"/>exception</text:span><text:line-break/><text:span text:style-name="T3"> <text:s text:c="7"/>when </text:span><text:span text:style-name="T7">not_null_violation </text:span><text:span text:style-name="T3">then</text:span><text:line-break/><text:span text:style-name="T3"> <text:s text:c="11"/>raise info </text:span><text:span text:style-name="T29">'Errore: vincolo di not null violato'</text:span><text:span text:style-name="T3">;</text:span><text:line-break/><text:span text:style-name="T3"> <text:s text:c="11"/>return </text:span><text:span text:style-name="T7">-</text:span><text:span text:style-name="T16">2</text:span><text:span text:style-name="T3">;</text:span><text:line-break/><text:span text:style-name="T3"> <text:s text:c="7"/>when </text:span><text:span text:style-name="T7">unique_violation </text:span><text:span text:style-name="T3">then</text:span><text:line-break/><text:span text:style-name="T3"> <text:s text:c="11"/>raise info </text:span><text:span text:style-name="T29">'Errore: stai inserendo dati relativi ad un giocatore già presente'</text:span><text:span text:style-name="T3">;</text:span><text:line-break/><text:span text:style-name="T3"> <text:s text:c="11"/>return </text:span><text:span text:style-name="T7">-</text:span><text:span text:style-name="T16">3</text:span><text:span text:style-name="T3">;</text:span><text:line-break/><text:span text:style-name="T3"> <text:s text:c="7"/>when </text:span><text:span text:style-name="T7">foreign_key_violation </text:span><text:span text:style-name="T3">then</text:span><text:line-break/><text:span text:style-name="T3"> <text:s text:c="11"/>raise info </text:span><text:span text:style-name="T29">'Errore: chiave esterna non presente'</text:span><text:span text:style-name="T3">;</text:span><text:line-break/><text:span text:style-name="T3"> <text:s text:c="11"/>return </text:span><text:span text:style-name="T7">-</text:span><text:span text:style-name="T16">4</text:span><text:span text:style-name="T3">;</text:span><text:line-break/><text:span text:style-name="T3"> <text:s text:c="3"/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/>
      <text:p text:style-name="P113"><text:soft-page-break/>- <text:span text:style-name="T79">func_insert_player_attribute</text:span></text:p>
      <text:p text:style-name="P113"/>
      <text:p text:style-name="P113"><text:span text:style-name="T3">create or replace function </text:span><text:span text:style-name="T43">func_insert_player_attribute</text:span><text:span text:style-name="T7">(attr player_attribute)</text:span><text:line-break/><text:span text:style-name="T3">returns char as </text:span><text:span text:style-name="T29">$result$</text:span><text:line-break/><text:span text:style-name="T29"> <text:s text:c="3"/></text:span><text:span text:style-name="T3">begin</text:span><text:line-break/><text:span text:style-name="T3"> <text:s text:c="7"/>insert into </text:span><text:span text:style-name="T7">player_attribute </text:span><text:span text:style-name="T3">values </text:span><text:span text:style-name="T7">(attr.</text:span><text:span text:style-name="T10">player_id</text:span><text:span text:style-name="T3">,</text:span><text:span text:style-name="T7">attr.</text:span><text:span text:style-name="T10">date</text:span><text:span text:style-name="T3">,</text:span><text:span text:style-name="T7">attr.</text:span><text:span text:style-name="T10">name</text:span><text:span text:style-name="T3">,</text:span><text:span text:style-name="T7">attr.</text:span><text:span text:style-name="T10">val</text:span><text:span text:style-name="T7">)</text:span><text:span text:style-name="T3">;</text:span><text:line-break/><text:line-break/><text:span text:style-name="T3"> <text:s text:c="7"/>if </text:span><text:span text:style-name="T46">FOUND </text:span><text:span text:style-name="T3">then</text:span><text:line-break/><text:span text:style-name="T3"> <text:s text:c="11"/>return </text:span><text:span text:style-name="T29">'0'</text:span><text:span text:style-name="T3">;</text:span><text:line-break/><text:span text:style-name="T3"> <text:s text:c="7"/>else</text:span><text:line-break/><text:span text:style-name="T3"> <text:s text:c="11"/>return </text:span><text:span text:style-name="T29">'1'</text:span><text:span text:style-name="T3">;</text:span><text:line-break/><text:span text:style-name="T3"> <text:s text:c="7"/>end if;</text:span><text:line-break/><text:line-break/><text:span text:style-name="T3"> <text:s text:c="7"/>exception</text:span><text:line-break/><text:span text:style-name="T3"> <text:s text:c="7"/>when </text:span><text:span text:style-name="T7">not_null_violation </text:span><text:span text:style-name="T3">then</text:span><text:line-break/><text:span text:style-name="T3"> <text:s text:c="11"/>raise info </text:span><text:span text:style-name="T29">'Errore: vincolo not null violato'</text:span><text:span text:style-name="T3">;</text:span><text:line-break/><text:span text:style-name="T3"> <text:s text:c="11"/>return </text:span><text:span text:style-name="T29">'2'</text:span><text:span text:style-name="T3">;</text:span><text:line-break/><text:span text:style-name="T3"> <text:s text:c="7"/>when </text:span><text:span text:style-name="T7">foreign_key_violation </text:span><text:span text:style-name="T3">then</text:span><text:line-break/><text:span text:style-name="T3"> <text:s text:c="11"/>raise info </text:span><text:span text:style-name="T29">'Errore: chiave etserna non presente'</text:span><text:span text:style-name="T3">;</text:span><text:line-break/><text:span text:style-name="T3"> <text:s text:c="11"/>return </text:span><text:span text:style-name="T29">'3'</text:span><text:span text:style-name="T3">;</text:span><text:line-break/><text:span text:style-name="T3"> <text:s text:c="7"/>when </text:span><text:span text:style-name="T7">unique_violation </text:span><text:span text:style-name="T3">then</text:span><text:line-break/><text:span text:style-name="T3"> <text:s text:c="11"/>raise info </text:span><text:span text:style-name="T29">'Errore: vincolo unique violato'</text:span><text:span text:style-name="T3">;</text:span><text:line-break/><text:span text:style-name="T3"> <text:s text:c="11"/>return </text:span><text:span text:style-name="T29">'4'</text:span><text:span text:style-name="T3">;</text:span><text:line-break/><text:span text:style-name="T3"> <text:s text:c="3"/>end;</text:span><text:line-break/><text:span text:style-name="T29">$result$ </text:span><text:span text:style-name="T3">language </text:span><text:span text:style-name="T7">plpgsql</text:span><text:span text:style-name="T3">;</text:span></text:p>
      <text:p text:style-name="P113"/>
      <text:p text:style-name="P113">- <text:span text:style-name="T79">func_refresh_classifica</text:span></text:p>
      <text:p text:style-name="P113"/>
      <text:p text:style-name="P113"><text:span text:style-name="T3">create or replace function </text:span><text:span text:style-name="T43">func_refresh_classifica</text:span><text:span text:style-name="T7">()</text:span><text:line-break/><text:span text:style-name="T7"> <text:s text:c="3"/></text:span><text:span text:style-name="T3">returns trigger</text:span><text:line-break/><text:span text:style-name="T3"> <text:s text:c="3"/>security definer</text:span><text:line-break/><text:span text:style-name="T3">as </text:span><text:span text:style-name="T29">$$</text:span><text:line-break/><text:span text:style-name="T3">begin</text:span><text:line-break/><text:span text:style-name="T3"> <text:s text:c="3"/>refresh materialized view </text:span><text:span text:style-name="T7">classifica</text:span><text:span text:style-name="T3">;</text:span><text:line-break/><text:line-break/><text:span text:style-name="T3"> <text:s text:c="3"/>return new;</text:span><text:line-break/><text:span text:style-name="T3">end;</text:span><text:line-break/><text:span text:style-name="T29">$$ </text:span><text:span text:style-name="T3">language </text:span><text:span text:style-name="T7">plpgsql</text:span><text:span text:style-name="T3">;</text:span></text:p>
      <text:p text:style-name="P113"/>
      <text:p text:style-name="P113"/>
      <text:p text:style-name="P113">- <text:span text:style-name="T79">func_generate_classifica</text:span></text:p>
      <text:p text:style-name="P113"/>
      <text:p text:style-name="P113"><text:span text:style-name="T3">create or replace function </text:span><text:span text:style-name="T43">func_generate_classifica</text:span><text:span text:style-name="T7">()</text:span><text:line-break/><text:span text:style-name="T3">returns setof team_classification</text:span><text:line-break/><text:span text:style-name="T3">as </text:span><text:span text:style-name="T29">$$</text:span><text:line-break/><text:span text:style-name="T29"> <text:s text:c="3"/></text:span><text:span text:style-name="T3">declare</text:span><text:line-break/><text:span text:style-name="T3"> <text:s text:c="7"/></text:span><text:span text:style-name="T7">tmpSeason </text:span><text:span text:style-name="T3">record;</text:span><text:line-break/><text:span text:style-name="T3"> <text:s text:c="7"/></text:span><text:span text:style-name="T7">tmpLeague </text:span><text:span text:style-name="T3">record;</text:span><text:line-break/><text:span text:style-name="T3"> <text:s text:c="7"/></text:span><text:span text:style-name="T7">tmpTeam </text:span><text:span text:style-name="T3">record;</text:span><text:line-break/><text:span text:style-name="T3"> <text:s text:c="7"/></text:span><text:span text:style-name="T7">classification </text:span><text:span text:style-name="T3">team_classification;</text:span><text:line-break/><text:span text:style-name="T3"> <text:s text:c="3"/>begin</text:span><text:line-break/><text:span text:style-name="T3"> <text:s text:c="7"/>for </text:span><text:span text:style-name="T7">tmpSeason </text:span><text:span text:style-name="T3">in </text:span><text:span text:style-name="T7">(</text:span><text:span text:style-name="T3">select distinct</text:span><text:span text:style-name="T7">(</text:span><text:span text:style-name="T10">season</text:span><text:span text:style-name="T7">) </text:span><text:span text:style-name="T3">as year from public</text:span><text:span text:style-name="T7">.match </text:span><text:span text:style-name="T3">order by </text:span><text:span text:style-name="T10">season </text:span><text:span text:style-name="T3">desc</text:span><text:span text:style-name="T7">) </text:span><text:span text:style-name="T3">loop</text:span><text:line-break/><text:span text:style-name="T3"> <text:s text:c="11"/>for </text:span><text:span text:style-name="T7">tmpLeague </text:span><text:span text:style-name="T3">in </text:span><text:span text:style-name="T7">(</text:span><text:span text:style-name="T3">select </text:span><text:span text:style-name="T10">id</text:span><text:span text:style-name="T3">,</text:span><text:span text:style-name="T10">name </text:span><text:span text:style-name="T3">from </text:span><text:span text:style-name="T7">league) </text:span><text:span text:style-name="T3">loop</text:span><text:line-break/><text:span text:style-name="T3"> <text:s text:c="15"/>for </text:span><text:span text:style-name="T7">tmpTeam </text:span><text:span text:style-name="T3">in </text:span><text:span text:style-name="T7">(</text:span><text:span text:style-name="T3">select distinct</text:span><text:span text:style-name="T7">(t.</text:span><text:span text:style-name="T10">id</text:span><text:span text:style-name="T7">) </text:span><text:span text:style-name="T3">as </text:span><text:span text:style-name="T7">id</text:span><text:span text:style-name="T3">,</text:span><text:span text:style-name="T7">t.</text:span><text:span text:style-name="T10">long_name</text:span><text:span text:style-name="T3">,</text:span><text:span text:style-name="T7">t.</text:span><text:span text:style-name="T10">short_name </text:span><text:span text:style-name="T3">from </text:span><text:span text:style-name="T7">team t </text:span><text:span text:style-name="T3">join match m on </text:span><text:span text:style-name="T7">(t.</text:span><text:span text:style-name="T10">id </text:span><text:span text:style-name="T7">= </text:span><text:span text:style-name="T3">m</text:span><text:span text:style-name="T7">.</text:span><text:span text:style-name="T10">away_team_id </text:span><text:span text:style-name="T3">or </text:span><text:span text:style-name="T7">t.</text:span><text:span text:style-name="T10">id </text:span><text:span text:style-name="T7">= </text:span><text:span text:style-name="T3">m</text:span><text:span text:style-name="T7">.</text:span><text:span text:style-name="T10">home_team_id</text:span><text:span text:style-name="T7">) </text:span><text:span text:style-name="T3">where m</text:span><text:span text:style-name="T7">.</text:span><text:span text:style-name="T10">season </text:span><text:span text:style-name="T7">= tmpSeason.year </text:span><text:span text:style-name="T3">and m</text:span><text:span text:style-name="T7">.</text:span><text:span text:style-name="T10">league_id </text:span><text:span text:style-name="T7">= tmpLeague.</text:span><text:span text:style-name="T10">id</text:span><text:span text:style-name="T7">) </text:span><text:span text:style-name="T3">loop</text:span><text:line-break/><text:line-break/><text:span text:style-name="T3"> <text:s text:c="19"/></text:span><text:span text:style-name="T7">classification.season := tmpSeason.year</text:span><text:span text:style-name="T3">;</text:span><text:line-break/><text:span text:style-name="T3"> <text:s text:c="19"/></text:span><text:span text:style-name="T7">classification.league := tmpLeague.</text:span><text:span text:style-name="T10">name</text:span><text:span text:style-name="T3">;</text:span><text:line-break/><text:soft-page-break/><text:span text:style-name="T3"> <text:s text:c="19"/></text:span><text:span text:style-name="T7">classification.l_name := tmpTeam.</text:span><text:span text:style-name="T10">long_name</text:span><text:span text:style-name="T3">;</text:span><text:line-break/><text:span text:style-name="T3"> <text:s text:c="19"/></text:span><text:span text:style-name="T7">classification.s_name := tmpTeam.</text:span><text:span text:style-name="T10">short_name</text:span><text:span text:style-name="T3">;</text:span><text:line-break/><text:line-break/><text:span text:style-name="T3"> <text:s text:c="19"/></text:span><text:span text:style-name="T7">classification.victories := (</text:span><text:span text:style-name="T3">select </text:span><text:span text:style-name="T7">tot</text:span><text:line-break/><text:span text:style-name="T7"> <text:s text:c="19"/></text:span><text:span text:style-name="T3">from </text:span><text:span text:style-name="T7">(</text:span><text:line-break/><text:span text:style-name="T7"> <text:s text:c="28"/></text:span><text:span text:style-name="T3">select </text:span><text:span text:style-name="T43">sum</text:span><text:span text:style-name="T7">(vit) </text:span><text:span text:style-name="T3">as </text:span><text:span text:style-name="T7">tot</text:span><text:line-break/><text:span text:style-name="T7"> <text:s text:c="28"/></text:span><text:span text:style-name="T3">from </text:span><text:span text:style-name="T7">(</text:span><text:line-break/><text:span text:style-name="T7"> <text:s text:c="37"/></text:span><text:span text:style-name="T3">select </text:span><text:span text:style-name="T43">count</text:span><text:span text:style-name="T7">(</text:span><text:span text:style-name="T3">m</text:span><text:span text:style-name="T7">.</text:span><text:span text:style-name="T10">id</text:span><text:span text:style-name="T7">) </text:span><text:span text:style-name="T3">as </text:span><text:span text:style-name="T7">vit</text:span><text:line-break/><text:span text:style-name="T7"> <text:s text:c="37"/></text:span><text:span text:style-name="T3">from public</text:span><text:span text:style-name="T7">.match </text:span><text:span text:style-name="T3">m</text:span><text:line-break/><text:span text:style-name="T3"> <text:s text:c="37"/>where </text:span><text:span text:style-name="T7">tmpTeam.id = </text:span><text:span text:style-name="T3">m</text:span><text:span text:style-name="T7">.</text:span><text:span text:style-name="T10">home_team_id </text:span><text:span text:style-name="T3">and </text:span><text:span text:style-name="T10">h_team_goal </text:span><text:span text:style-name="T7">&gt; </text:span><text:span text:style-name="T10">a_team_goal</text:span><text:line-break/><text:span text:style-name="T10"> <text:s text:c="37"/></text:span><text:span text:style-name="T3">union</text:span><text:line-break/><text:span text:style-name="T3"> <text:s text:c="37"/>select </text:span><text:span text:style-name="T43">count</text:span><text:span text:style-name="T7">(</text:span><text:span text:style-name="T3">m</text:span><text:span text:style-name="T7">.</text:span><text:span text:style-name="T10">id</text:span><text:span text:style-name="T7">)</text:span><text:line-break/><text:span text:style-name="T7"> <text:s text:c="37"/></text:span><text:span text:style-name="T3">from public</text:span><text:span text:style-name="T7">.match </text:span><text:span text:style-name="T3">m</text:span><text:line-break/><text:span text:style-name="T3"> <text:s text:c="37"/>where </text:span><text:span text:style-name="T7">tmpTeam.id = </text:span><text:span text:style-name="T3">m</text:span><text:span text:style-name="T7">.</text:span><text:span text:style-name="T10">away_team_id </text:span><text:span text:style-name="T3">and </text:span><text:span text:style-name="T10">h_team_goal </text:span><text:span text:style-name="T7">&lt; </text:span><text:span text:style-name="T10">a_team_goal</text:span><text:span text:style-name="T7">) </text:span><text:span text:style-name="T3">as </text:span><text:span text:style-name="T7">a</text:span><text:line-break/><text:span text:style-name="T7"> <text:s text:c="28"/>) </text:span><text:span text:style-name="T3">as </text:span><text:span text:style-name="T7">b)</text:span><text:span text:style-name="T3">;</text:span><text:line-break/><text:line-break/><text:span text:style-name="T3"> <text:s text:c="19"/></text:span><text:span text:style-name="T7">classification.draws := (</text:span><text:span text:style-name="T3">select </text:span><text:span text:style-name="T7">tot</text:span><text:line-break/><text:span text:style-name="T7"> <text:s text:c="19"/></text:span><text:span text:style-name="T3">from </text:span><text:span text:style-name="T7">(</text:span><text:line-break/><text:span text:style-name="T7"> <text:s text:c="28"/></text:span><text:span text:style-name="T3">select </text:span><text:span text:style-name="T43">sum</text:span><text:span text:style-name="T7">(par) </text:span><text:span text:style-name="T3">as </text:span><text:span text:style-name="T7">tot</text:span><text:line-break/><text:span text:style-name="T7"> <text:s text:c="28"/></text:span><text:span text:style-name="T3">from</text:span><text:span text:style-name="T7">(</text:span><text:line-break/><text:span text:style-name="T7"> <text:s text:c="36"/></text:span><text:span text:style-name="T3">select </text:span><text:span text:style-name="T43">count</text:span><text:span text:style-name="T7">(</text:span><text:span text:style-name="T3">m</text:span><text:span text:style-name="T7">.</text:span><text:span text:style-name="T10">id</text:span><text:span text:style-name="T7">) </text:span><text:span text:style-name="T3">as </text:span><text:span text:style-name="T7">par</text:span><text:line-break/><text:span text:style-name="T7"> <text:s text:c="36"/></text:span><text:span text:style-name="T3">from public</text:span><text:span text:style-name="T7">.match </text:span><text:span text:style-name="T3">m</text:span><text:line-break/><text:span text:style-name="T3"> <text:s text:c="36"/>where </text:span><text:span text:style-name="T7">tmpTeam.id = </text:span><text:span text:style-name="T3">m</text:span><text:span text:style-name="T7">.</text:span><text:span text:style-name="T10">home_team_id </text:span><text:span text:style-name="T3">and </text:span><text:span text:style-name="T10">h_team_goal </text:span><text:span text:style-name="T7">= </text:span><text:span text:style-name="T10">a_team_goal</text:span><text:line-break/><text:span text:style-name="T10"> <text:s text:c="36"/></text:span><text:span text:style-name="T3">union</text:span><text:line-break/><text:span text:style-name="T3"> <text:s text:c="36"/>select </text:span><text:span text:style-name="T43">count</text:span><text:span text:style-name="T7">(</text:span><text:span text:style-name="T3">m</text:span><text:span text:style-name="T7">.</text:span><text:span text:style-name="T10">id</text:span><text:span text:style-name="T7">)</text:span><text:line-break/><text:span text:style-name="T7"> <text:s text:c="36"/></text:span><text:span text:style-name="T3">from public</text:span><text:span text:style-name="T7">.match </text:span><text:span text:style-name="T3">m</text:span><text:line-break/><text:span text:style-name="T3"> <text:s text:c="36"/>where </text:span><text:span text:style-name="T7">tmpTeam.id = </text:span><text:span text:style-name="T3">m</text:span><text:span text:style-name="T7">.</text:span><text:span text:style-name="T10">away_team_id </text:span><text:span text:style-name="T3">and </text:span><text:span text:style-name="T10">h_team_goal </text:span><text:span text:style-name="T7">= </text:span><text:span text:style-name="T10">a_team_goal</text:span><text:span text:style-name="T7">) </text:span><text:span text:style-name="T3">as </text:span><text:span text:style-name="T7">a</text:span><text:line-break/><text:span text:style-name="T7"> <text:s text:c="28"/>) </text:span><text:span text:style-name="T3">as </text:span><text:span text:style-name="T7">b)</text:span><text:span text:style-name="T3">;</text:span><text:line-break/><text:line-break/><text:span text:style-name="T3"> <text:s text:c="19"/></text:span><text:span text:style-name="T7">classification.lost := (</text:span><text:span text:style-name="T3">select </text:span><text:span text:style-name="T7">tot</text:span><text:line-break/><text:span text:style-name="T7"> <text:s text:c="19"/></text:span><text:span text:style-name="T3">from</text:span><text:span text:style-name="T7">(</text:span><text:line-break/><text:span text:style-name="T7"> <text:s text:c="27"/></text:span><text:span text:style-name="T3">select </text:span><text:span text:style-name="T43">sum</text:span><text:span text:style-name="T7">(per) </text:span><text:span text:style-name="T3">as </text:span><text:span text:style-name="T7">tot</text:span><text:line-break/><text:span text:style-name="T7"> <text:s text:c="27"/></text:span><text:span text:style-name="T3">from </text:span><text:span text:style-name="T7">(</text:span><text:line-break/><text:span text:style-name="T7"> <text:s text:c="36"/></text:span><text:span text:style-name="T3">select </text:span><text:span text:style-name="T43">count</text:span><text:span text:style-name="T7">(</text:span><text:span text:style-name="T3">m</text:span><text:span text:style-name="T7">.</text:span><text:span text:style-name="T10">id</text:span><text:span text:style-name="T7">) </text:span><text:span text:style-name="T3">as </text:span><text:span text:style-name="T7">per</text:span><text:line-break/><text:span text:style-name="T7"> <text:s text:c="36"/></text:span><text:span text:style-name="T3">from public</text:span><text:span text:style-name="T7">.match </text:span><text:span text:style-name="T3">m</text:span><text:line-break/><text:span text:style-name="T3"> <text:s text:c="36"/>where </text:span><text:span text:style-name="T7">tmpTeam.id = </text:span><text:span text:style-name="T3">m</text:span><text:span text:style-name="T7">.</text:span><text:span text:style-name="T10">home_team_id </text:span><text:span text:style-name="T3">and </text:span><text:span text:style-name="T10">h_team_goal </text:span><text:span text:style-name="T7">&lt; </text:span><text:span text:style-name="T10">a_team_goal</text:span><text:line-break/><text:span text:style-name="T10"> <text:s text:c="36"/></text:span><text:span text:style-name="T3">union</text:span><text:line-break/><text:span text:style-name="T3"> <text:s text:c="36"/>select </text:span><text:span text:style-name="T43">count</text:span><text:span text:style-name="T7">(</text:span><text:span text:style-name="T3">m</text:span><text:span text:style-name="T7">.</text:span><text:span text:style-name="T10">id</text:span><text:span text:style-name="T7">)</text:span><text:line-break/><text:span text:style-name="T7"> <text:s text:c="36"/></text:span><text:span text:style-name="T3">from public</text:span><text:span text:style-name="T7">.match </text:span><text:span text:style-name="T3">m</text:span><text:line-break/><text:span text:style-name="T3"> <text:s text:c="36"/>where </text:span><text:span text:style-name="T7">tmpTeam.id = </text:span><text:span text:style-name="T3">m</text:span><text:span text:style-name="T7">.</text:span><text:span text:style-name="T10">away_team_id </text:span><text:span text:style-name="T3">and </text:span><text:span text:style-name="T10">h_team_goal </text:span><text:span text:style-name="T7">&gt; </text:span><text:span text:style-name="T10">a_team_goal</text:span><text:span text:style-name="T7">) </text:span><text:span text:style-name="T3">as </text:span><text:span text:style-name="T7">a</text:span><text:line-break/><text:span text:style-name="T7"> <text:s text:c="27"/>) </text:span><text:span text:style-name="T3">as </text:span><text:span text:style-name="T7">b)</text:span><text:span text:style-name="T3">;</text:span><text:line-break/><text:line-break/><text:span text:style-name="T3"> <text:s text:c="19"/></text:span><text:span text:style-name="T7">classification.score := ((classification.victories*</text:span><text:span text:style-name="T16">3</text:span><text:span text:style-name="T7">)+classification.draws)</text:span><text:span text:style-name="T3">;</text:span><text:line-break/><text:span text:style-name="T3"> <text:s text:c="19"/></text:span><text:span text:style-name="T7">classification.played := classification.victories+classification.draws+classification.lost</text:span><text:span text:style-name="T3">;</text:span><text:line-break/><text:line-break/><text:span text:style-name="T3"> <text:s text:c="19"/>return next </text:span><text:span text:style-name="T7">classification</text:span><text:span text:style-name="T3">;</text:span><text:line-break/><text:line-break/><text:span text:style-name="T3"> <text:s text:c="15"/>end loop;</text:span><text:line-break/><text:span text:style-name="T3"> <text:s text:c="11"/>end loop;</text:span><text:line-break/><text:span text:style-name="T3"> <text:s text:c="7"/>end loop;</text:span><text:line-break/><text:span text:style-name="T3"> <text:s text:c="3"/>end;</text:span><text:line-break/><text:span text:style-name="T3"> <text:s text:c="3"/></text:span><text:span text:style-name="T29">$$</text:span><text:line-break/><text:span text:style-name="T3">language </text:span><text:span text:style-name="T7">plpgsql</text:span><text:span text:style-name="T3">;</text:span></text:p>
      <text:p text:style-name="P113"/>
      <text:p text:style-name="P113"><text:soft-page-break/></text:p>
      <text:p text:style-name="P114">TIPI</text:p>
      <text:p text:style-name="P114"/>
      <text:p text:style-name="P114">- best_player</text:p>
      <text:p text:style-name="P114"/>
      <text:p text:style-name="P114"><text:span text:style-name="T3">create type </text:span><text:span text:style-name="T7">best_player </text:span><text:span text:style-name="T3">as</text:span><text:span text:style-name="T7">(</text:span><text:line-break/><text:span text:style-name="T7"> <text:s text:c="3"/>team_id </text:span><text:span text:style-name="T3">int,</text:span><text:line-break/><text:span text:style-name="T3"> <text:s text:c="3"/></text:span><text:span text:style-name="T7">team_h </text:span><text:span text:style-name="T3">boolean,</text:span><text:line-break/><text:span text:style-name="T3"> <text:s text:c="3"/></text:span><text:span text:style-name="T7">player_name </text:span><text:span text:style-name="T3">varchar</text:span><text:span text:style-name="T7">(</text:span><text:span text:style-name="T16">100</text:span><text:span text:style-name="T7">)</text:span><text:span text:style-name="T3">,</text:span><text:line-break/><text:span text:style-name="T3"> <text:s text:c="3"/></text:span><text:span text:style-name="T7">rating </text:span><text:span text:style-name="T3">int</text:span><text:line-break/><text:span text:style-name="T3"> <text:s text:c="3"/></text:span><text:span text:style-name="T7">)</text:span><text:span text:style-name="T3">;</text:span></text:p>
      <text:p text:style-name="P114"/>
      <text:p text:style-name="P114">- team_classification</text:p>
      <text:p text:style-name="P114"/>
      <text:p text:style-name="P114"><text:span text:style-name="T3">create type </text:span><text:span text:style-name="T7">team_classification </text:span><text:span text:style-name="T3">as</text:span><text:span text:style-name="T7">(</text:span><text:line-break/><text:span text:style-name="T7"> <text:s text:c="3"/>league </text:span><text:span text:style-name="T3">varchar</text:span><text:span text:style-name="T7">(</text:span><text:span text:style-name="T16">100</text:span><text:span text:style-name="T7">)</text:span><text:span text:style-name="T3">,</text:span><text:line-break/><text:span text:style-name="T3"> <text:s text:c="3"/></text:span><text:span text:style-name="T7">season </text:span><text:span text:style-name="T3">int,</text:span><text:line-break/><text:span text:style-name="T3"> <text:s text:c="3"/></text:span><text:span text:style-name="T7">l_name </text:span><text:span text:style-name="T3">varchar</text:span><text:span text:style-name="T7">(</text:span><text:span text:style-name="T16">100</text:span><text:span text:style-name="T7">)</text:span><text:span text:style-name="T3">,</text:span><text:line-break/><text:span text:style-name="T3"> <text:s text:c="3"/></text:span><text:span text:style-name="T7">s_name </text:span><text:span text:style-name="T3">char</text:span><text:span text:style-name="T7">(</text:span><text:span text:style-name="T16">3</text:span><text:span text:style-name="T7">)</text:span><text:span text:style-name="T3">,</text:span><text:line-break/><text:span text:style-name="T3"> <text:s text:c="3"/></text:span><text:span text:style-name="T7">score </text:span><text:span text:style-name="T3">int,</text:span><text:line-break/><text:span text:style-name="T3"> <text:s text:c="3"/></text:span><text:span text:style-name="T7">victories </text:span><text:span text:style-name="T3">int,</text:span><text:line-break/><text:span text:style-name="T3"> <text:s text:c="3"/></text:span><text:span text:style-name="T7">draws </text:span><text:span text:style-name="T3">int,</text:span><text:line-break/><text:span text:style-name="T3"> <text:s text:c="3"/></text:span><text:span text:style-name="T7">lost </text:span><text:span text:style-name="T3">int,</text:span><text:line-break/><text:span text:style-name="T3"> <text:s text:c="3"/></text:span><text:span text:style-name="T7">played </text:span><text:span text:style-name="T3">int</text:span><text:line-break/><text:span text:style-name="T7">)</text:span><text:span text:style-name="T3">;</text:span></text:p>
      <text:p text:style-name="P114"/>
      <text:p text:style-name="P114"/>
      <text:p text:style-name="P114"/>
      <text:p text:style-name="P114"/>
      <text:p text:style-name="P114">MATERIALIZED VIEWS</text:p>
      <text:p text:style-name="P114"/>
      <text:p text:style-name="P114"><text:span text:style-name="T3">create materialized view </text:span><text:span text:style-name="T7">classifica</text:span><text:line-break/><text:span text:style-name="T3">as</text:span><text:line-break/><text:span text:style-name="T3"> <text:s/>select </text:span><text:span text:style-name="T46">* </text:span><text:span text:style-name="T3">from </text:span><text:span text:style-name="T43">func_generate_classifica</text:span><text:span text:style-name="T7">() </text:span><text:span text:style-name="T3">order by </text:span><text:span text:style-name="T7">season </text:span><text:span text:style-name="T3">desc,</text:span><text:span text:style-name="T7">league</text:span><text:span text:style-name="T3">,</text:span><text:span text:style-name="T7">score </text:span><text:span text:style-name="T3">desc;</text:span><text:line-break/><text:line-break/><text:span text:style-name="T3">refresh materialized view </text:span><text:span text:style-name="T7">classifica</text:span><text:span text:style-name="T3">;</text:span><text:line-break/><text:span text:style-name="T3">drop materialized view </text:span><text:span text:style-name="T7">classifica</text:span><text:span text:style-name="T3">;</text:span></text:p>
      <text:p text:style-name="P114"/>
      <text:p text:style-name="P114"/>
      <text:p text:style-name="P114">TRIGGERS</text:p>
      <text:p text:style-name="P114"/>
      <text:p text:style-name="P114"><text:span text:style-name="T3">create trigger </text:span><text:span text:style-name="T7">refresh_classifica </text:span><text:span text:style-name="T3">after insert or update or delete</text:span><text:line-break/><text:span text:style-name="T3"> <text:s/>on match</text:span><text:line-break/><text:span text:style-name="T3"> <text:s/>for each statement</text:span><text:line-break/><text:span text:style-name="T3"> <text:s/>execute procedure </text:span><text:span text:style-name="T43">func_refresh_classifica</text:span><text:span text:style-name="T7">()</text:span><text:span text:style-name="T3">;</text:span><text:line-break/><text:line-break/><text:span text:style-name="T3">create trigger </text:span><text:span text:style-name="T7">refresh_classifica </text:span><text:span text:style-name="T3">after insert or update or delete</text:span><text:line-break/><text:span text:style-name="T3"> <text:s/>on </text:span><text:span text:style-name="T7">league</text:span><text:line-break/><text:span text:style-name="T7"> <text:s/></text:span><text:span text:style-name="T3">for each statement</text:span><text:line-break/><text:span text:style-name="T3">execute procedure </text:span><text:span text:style-name="T43">func_refresh_classifica</text:span><text:span text:style-name="T7">()</text:span><text:span text:style-name="T3">;</text:span><text:line-break/><text:line-break/><text:span text:style-name="T3">create trigger </text:span><text:span text:style-name="T7">refresh_classifica </text:span><text:span text:style-name="T3">after insert or update or delete</text:span><text:line-break/><text:span text:style-name="T3"> <text:s/>on </text:span><text:span text:style-name="T7">country</text:span><text:line-break/><text:span text:style-name="T7"> <text:s/></text:span><text:span text:style-name="T3">for each statement</text:span><text:line-break/><text:span text:style-name="T3">execute procedure </text:span><text:span text:style-name="T43">func_refresh_classifica</text:span><text:span text:style-name="T7">()</text:span><text:span text:style-name="T3">;</text:span><text:line-break/><text:line-break/><text:span text:style-name="T3">create trigger </text:span><text:span text:style-name="T7">refresh_classifica </text:span><text:span text:style-name="T3">after insert or update or delete</text:span><text:line-break/><text:soft-page-break/><text:span text:style-name="T3"> <text:s/>on </text:span><text:span text:style-name="T7">team</text:span><text:line-break/><text:span text:style-name="T7"> <text:s/></text:span><text:span text:style-name="T3">for each statement</text:span><text:line-break/><text:span text:style-name="T3">execute procedure </text:span><text:span text:style-name="T43">func_refresh_classifica</text:span><text:span text:style-name="T7">()</text:span><text:span text:style-name="T3">;</text:span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>FRONTEND</text:p>
      <text:p text:style-name="P115"/>
      <text:p text:style-name="P111">- metto pagine php e spiego il perché di alcuni aspetti di realizz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loext:graphic-properties draw:fill="solid" draw:fill-color="#2b2b2b" draw:opacity="100%"/>
      <style:paragraph-properties fo:margin-top="0in" fo:margin-bottom="0in" loext:contextual-spacing="false" fo:background-color="#2b2b2b"/>
      <style:text-properties fo:color="#cc7832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1:52.879856557</meta:creation-date>
    <dc:date>2019-12-30T22:10:18.836375887</dc:date>
    <meta:editing-duration>PT13H30M25S</meta:editing-duration>
    <meta:editing-cycles>35</meta:editing-cycles>
    <meta:generator>LibreOffice/6.2.8.2$Linux_X86_64 LibreOffice_project/20$Build-2</meta:generator>
    <dc:creator>andrea ranalli</dc:creator>
    <meta:document-statistic meta:table-count="0" meta:image-count="0" meta:object-count="0" meta:page-count="25" meta:paragraph-count="209" meta:word-count="4234" meta:character-count="35109" meta:non-whitespace-character-count="26324"/>
  </office:meta>
</office:document-meta>
</file>